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 Mono" svg:font-family="'Liberation Mono', 'Courier New'" style:font-family-generic="modern"/>
    <style:font-face style:name="Noto Sans Mono CJK SC" svg:font-family="'Noto Sans Mono CJK SC'" style:font-family-generic="modern"/>
    <style:font-face style:name="Lohit Devanagari1" svg:font-family="'Lohit Devanagari'" style:font-pitch="variable"/>
    <style:font-face style:name="Noto Sans CJK SC" svg:font-family="'Noto Sans CJK SC'" style:font-pitch="variable"/>
    <style:font-face style:name="Noto Serif CJK SC1" svg:font-family="'Noto Serif CJK SC'"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start" style:justify-single-word="false" text:number-lines="false" text:line-number="0" style:writing-mode="lr-tb"/>
    </style:style>
    <style:style style:name="P2" style:family="paragraph" style:parent-style-name="Text_20_body">
      <style:text-properties style:font-name="Ubuntu" officeooo:paragraph-rsid="0178c7c6"/>
    </style:style>
    <style:style style:name="P3" style:family="paragraph" style:parent-style-name="Text_20_body">
      <style:text-properties officeooo:paragraph-rsid="0178c7c6"/>
    </style:style>
    <style:style style:name="P4" style:family="paragraph" style:parent-style-name="Text_20_body">
      <style:text-properties officeooo:paragraph-rsid="01589425"/>
    </style:style>
    <style:style style:name="P5" style:family="paragraph" style:parent-style-name="Title">
      <style:text-properties officeooo:paragraph-rsid="0178c7c6"/>
    </style:style>
    <style:style style:name="P6" style:family="paragraph" style:parent-style-name="Text_20_body">
      <style:paragraph-properties fo:text-align="start" style:justify-single-word="false" style:writing-mode="lr-tb"/>
    </style:style>
    <style:style style:name="P7" style:family="paragraph" style:parent-style-name="Text_20_body">
      <style:paragraph-properties fo:text-align="start" style:justify-single-word="false" style:writing-mode="lr-tb"/>
      <style:text-properties officeooo:paragraph-rsid="00b155c2"/>
    </style:style>
    <style:style style:name="P8" style:family="paragraph" style:parent-style-name="Text_20_body">
      <style:paragraph-properties fo:text-align="start" style:justify-single-word="false" style:writing-mode="lr-tb"/>
      <style:text-properties officeooo:paragraph-rsid="00649446"/>
    </style:style>
    <style:style style:name="P9" style:family="paragraph" style:parent-style-name="Text_20_body">
      <style:paragraph-properties fo:text-align="start" style:justify-single-word="false" style:writing-mode="lr-tb"/>
      <style:text-properties officeooo:paragraph-rsid="0065f3d2"/>
    </style:style>
    <style:style style:name="P10" style:family="paragraph" style:parent-style-name="Text_20_body">
      <style:paragraph-properties fo:text-align="start" style:justify-single-word="false" style:writing-mode="lr-tb"/>
      <style:text-properties officeooo:paragraph-rsid="00664526"/>
    </style:style>
    <style:style style:name="P11" style:family="paragraph" style:parent-style-name="Text_20_body">
      <style:paragraph-properties fo:text-align="start" style:justify-single-word="false" style:writing-mode="lr-tb"/>
      <style:text-properties officeooo:paragraph-rsid="0067c4b3"/>
    </style:style>
    <style:style style:name="P12" style:family="paragraph" style:parent-style-name="Text_20_body">
      <style:paragraph-properties fo:text-align="start" style:justify-single-word="false" style:writing-mode="lr-tb"/>
      <style:text-properties officeooo:paragraph-rsid="00bc7932"/>
    </style:style>
    <style:style style:name="P13" style:family="paragraph" style:parent-style-name="Text_20_body">
      <style:paragraph-properties fo:text-align="start" style:justify-single-word="false" style:writing-mode="lr-tb"/>
      <style:text-properties officeooo:paragraph-rsid="01025945"/>
    </style:style>
    <style:style style:name="P14" style:family="paragraph" style:parent-style-name="Text_20_body">
      <style:paragraph-properties fo:text-align="start" style:justify-single-word="false" style:writing-mode="lr-tb"/>
      <style:text-properties officeooo:paragraph-rsid="010ab0ac"/>
    </style:style>
    <style:style style:name="P15" style:family="paragraph" style:parent-style-name="Text_20_body">
      <style:paragraph-properties fo:text-align="start" style:justify-single-word="false" style:writing-mode="lr-tb"/>
      <style:text-properties officeooo:paragraph-rsid="010ca6f4"/>
    </style:style>
    <style:style style:name="P16" style:family="paragraph" style:parent-style-name="Text_20_body">
      <style:paragraph-properties fo:text-align="start" style:justify-single-word="false" style:writing-mode="lr-tb"/>
      <style:text-properties officeooo:paragraph-rsid="0110d83f"/>
    </style:style>
    <style:style style:name="P17" style:family="paragraph" style:parent-style-name="Text_20_body">
      <style:paragraph-properties fo:text-align="start" style:justify-single-word="false" style:writing-mode="lr-tb"/>
      <style:text-properties officeooo:paragraph-rsid="0111f9f0"/>
    </style:style>
    <style:style style:name="P18" style:family="paragraph" style:parent-style-name="Text_20_body">
      <style:paragraph-properties fo:text-align="start" style:justify-single-word="false" style:writing-mode="lr-tb"/>
      <style:text-properties officeooo:paragraph-rsid="01136b9a"/>
    </style:style>
    <style:style style:name="P19" style:family="paragraph" style:parent-style-name="Text_20_body">
      <style:paragraph-properties fo:text-align="start" style:justify-single-word="false" style:writing-mode="lr-tb"/>
      <style:text-properties officeooo:paragraph-rsid="0113c3e2"/>
    </style:style>
    <style:style style:name="P20" style:family="paragraph" style:parent-style-name="Text_20_body">
      <style:paragraph-properties fo:text-align="start" style:justify-single-word="false" style:writing-mode="lr-tb"/>
      <style:text-properties officeooo:paragraph-rsid="01174ec6"/>
    </style:style>
    <style:style style:name="P21" style:family="paragraph" style:parent-style-name="Text_20_body">
      <style:paragraph-properties fo:text-align="start" style:justify-single-word="false" style:writing-mode="lr-tb"/>
      <style:text-properties officeooo:paragraph-rsid="012308a4"/>
    </style:style>
    <style:style style:name="P22" style:family="paragraph" style:parent-style-name="Text_20_body">
      <style:paragraph-properties fo:text-align="start" style:justify-single-word="false" style:writing-mode="lr-tb"/>
      <style:text-properties officeooo:paragraph-rsid="012729d3"/>
    </style:style>
    <style:style style:name="P23" style:family="paragraph" style:parent-style-name="Text_20_body">
      <style:paragraph-properties fo:text-align="start" style:justify-single-word="false" style:writing-mode="lr-tb"/>
      <style:text-properties officeooo:paragraph-rsid="012b5b46"/>
    </style:style>
    <style:style style:name="P24" style:family="paragraph" style:parent-style-name="Text_20_body">
      <style:paragraph-properties fo:text-align="start" style:justify-single-word="false" style:writing-mode="lr-tb"/>
      <style:text-properties officeooo:paragraph-rsid="0130205c"/>
    </style:style>
    <style:style style:name="P25" style:family="paragraph" style:parent-style-name="Text_20_body">
      <style:paragraph-properties fo:text-align="start" style:justify-single-word="false" style:writing-mode="lr-tb"/>
      <style:text-properties officeooo:paragraph-rsid="0130f18d"/>
    </style:style>
    <style:style style:name="P26" style:family="paragraph" style:parent-style-name="Text_20_body">
      <style:paragraph-properties fo:text-align="start" style:justify-single-word="false" style:writing-mode="lr-tb"/>
      <style:text-properties officeooo:paragraph-rsid="01352c92"/>
    </style:style>
    <style:style style:name="P27" style:family="paragraph" style:parent-style-name="Text_20_body">
      <style:paragraph-properties fo:text-align="start" style:justify-single-word="false" style:writing-mode="lr-tb"/>
      <style:text-properties officeooo:paragraph-rsid="013f1b9d"/>
    </style:style>
    <style:style style:name="P28" style:family="paragraph" style:parent-style-name="Text_20_body">
      <style:paragraph-properties fo:text-align="start" style:justify-single-word="false" style:writing-mode="lr-tb"/>
      <style:text-properties officeooo:paragraph-rsid="014d05e4"/>
    </style:style>
    <style:style style:name="P29" style:family="paragraph" style:parent-style-name="Text_20_body">
      <style:paragraph-properties fo:text-align="start" style:justify-single-word="false" style:writing-mode="lr-tb"/>
      <style:text-properties officeooo:paragraph-rsid="01501779"/>
    </style:style>
    <style:style style:name="P30" style:family="paragraph" style:parent-style-name="Text_20_body">
      <style:paragraph-properties fo:text-align="start" style:justify-single-word="false" style:writing-mode="lr-tb"/>
      <style:text-properties officeooo:paragraph-rsid="00711e51"/>
    </style:style>
    <style:style style:name="P31" style:family="paragraph" style:parent-style-name="Text_20_body">
      <style:paragraph-properties fo:text-align="start" style:justify-single-word="false" style:writing-mode="lr-tb"/>
      <style:text-properties officeooo:paragraph-rsid="0152c347"/>
    </style:style>
    <style:style style:name="P32" style:family="paragraph" style:parent-style-name="Text_20_body">
      <style:paragraph-properties fo:text-align="start" style:justify-single-word="false" style:writing-mode="lr-tb"/>
      <style:text-properties officeooo:paragraph-rsid="0153ecf4"/>
    </style:style>
    <style:style style:name="P33" style:family="paragraph" style:parent-style-name="Text_20_body">
      <style:paragraph-properties fo:text-align="start" style:justify-single-word="false" style:writing-mode="lr-tb"/>
      <style:text-properties officeooo:paragraph-rsid="0156ca6e"/>
    </style:style>
    <style:style style:name="P34" style:family="paragraph" style:parent-style-name="Text_20_body">
      <style:paragraph-properties fo:text-align="start" style:justify-single-word="false" style:writing-mode="lr-tb"/>
      <style:text-properties officeooo:paragraph-rsid="01626314"/>
    </style:style>
    <style:style style:name="P35" style:family="paragraph" style:parent-style-name="Text_20_body">
      <style:paragraph-properties fo:text-align="start" style:justify-single-word="false" style:writing-mode="lr-tb"/>
      <style:text-properties officeooo:paragraph-rsid="01665fc8"/>
    </style:style>
    <style:style style:name="P36" style:family="paragraph" style:parent-style-name="Text_20_body">
      <style:paragraph-properties fo:text-align="start" style:justify-single-word="false" style:writing-mode="lr-tb"/>
      <style:text-properties officeooo:paragraph-rsid="016902a7"/>
    </style:style>
    <style:style style:name="P37" style:family="paragraph" style:parent-style-name="Text_20_body">
      <style:paragraph-properties fo:text-align="start" style:justify-single-word="false" style:writing-mode="lr-tb"/>
      <style:text-properties officeooo:paragraph-rsid="01153a2e"/>
    </style:style>
    <style:style style:name="P38" style:family="paragraph" style:parent-style-name="Text_20_body">
      <style:paragraph-properties fo:text-align="start" style:justify-single-word="false" style:writing-mode="lr-tb"/>
      <style:text-properties officeooo:paragraph-rsid="0175e19f"/>
    </style:style>
    <style:style style:name="P39" style:family="paragraph" style:parent-style-name="Text_20_body">
      <style:paragraph-properties fo:text-align="start" style:justify-single-word="false" style:writing-mode="lr-tb"/>
      <style:text-properties officeooo:paragraph-rsid="0177c2b3"/>
    </style:style>
    <style:style style:name="P40" style:family="paragraph" style:parent-style-name="Text_20_body">
      <style:paragraph-properties fo:text-align="start" style:justify-single-word="false" style:writing-mode="lr-tb"/>
      <style:text-properties officeooo:paragraph-rsid="017d5bae"/>
    </style:style>
    <style:style style:name="P41" style:family="paragraph" style:parent-style-name="Text_20_body">
      <style:paragraph-properties fo:text-align="start" style:justify-single-word="false" style:writing-mode="lr-tb"/>
      <style:text-properties officeooo:paragraph-rsid="0186dcbd"/>
    </style:style>
    <style:style style:name="P42" style:family="paragraph" style:parent-style-name="Text_20_body">
      <style:paragraph-properties fo:text-align="start" style:justify-single-word="false" style:writing-mode="lr-tb"/>
      <style:text-properties officeooo:paragraph-rsid="0189662d"/>
    </style:style>
    <style:style style:name="P43" style:family="paragraph" style:parent-style-name="Text_20_body">
      <style:paragraph-properties fo:text-align="start" style:justify-single-word="false" style:writing-mode="lr-tb"/>
      <style:text-properties officeooo:paragraph-rsid="018a21ad"/>
    </style:style>
    <style:style style:name="P44" style:family="paragraph" style:parent-style-name="Text_20_body">
      <style:paragraph-properties fo:text-align="start" style:justify-single-word="false" style:writing-mode="lr-tb"/>
      <style:text-properties officeooo:paragraph-rsid="018b5b6c"/>
    </style:style>
    <style:style style:name="P45" style:family="paragraph" style:parent-style-name="Text_20_body">
      <style:paragraph-properties fo:text-align="start" style:justify-single-word="false" style:writing-mode="lr-tb"/>
      <style:text-properties officeooo:paragraph-rsid="018d1f3c"/>
    </style:style>
    <style:style style:name="P46" style:family="paragraph" style:parent-style-name="Text_20_body">
      <style:paragraph-properties fo:text-align="start" style:justify-single-word="false" style:writing-mode="lr-tb"/>
      <style:text-properties officeooo:paragraph-rsid="018f71c6"/>
    </style:style>
    <style:style style:name="P47" style:family="paragraph" style:parent-style-name="Text_20_body">
      <style:paragraph-properties fo:text-align="start" style:justify-single-word="false" style:writing-mode="lr-tb"/>
      <style:text-properties officeooo:paragraph-rsid="019190d7"/>
    </style:style>
    <style:style style:name="P48" style:family="paragraph" style:parent-style-name="Text_20_body">
      <style:paragraph-properties fo:text-align="start" style:justify-single-word="false" style:writing-mode="lr-tb"/>
      <style:text-properties officeooo:paragraph-rsid="01936f57"/>
    </style:style>
    <style:style style:name="P49" style:family="paragraph" style:parent-style-name="Text_20_body">
      <style:paragraph-properties fo:text-align="start" style:justify-single-word="false" style:writing-mode="lr-tb"/>
      <style:text-properties officeooo:paragraph-rsid="012abfc7"/>
    </style:style>
    <style:style style:name="P50" style:family="paragraph" style:parent-style-name="Text_20_body">
      <style:paragraph-properties fo:text-align="start" style:justify-single-word="false" style:writing-mode="lr-tb"/>
      <style:text-properties officeooo:paragraph-rsid="0063f196"/>
    </style:style>
    <style:style style:name="P51" style:family="paragraph" style:parent-style-name="Text_20_body">
      <style:paragraph-properties fo:text-align="start" style:justify-single-word="false" style:writing-mode="lr-tb"/>
      <style:text-properties officeooo:paragraph-rsid="014329f7"/>
    </style:style>
    <style:style style:name="P52" style:family="paragraph" style:parent-style-name="Text_20_body">
      <style:paragraph-properties fo:text-align="start" style:justify-single-word="false" style:writing-mode="lr-tb"/>
      <style:text-properties officeooo:paragraph-rsid="00174274"/>
    </style:style>
    <style:style style:name="P53" style:family="paragraph" style:parent-style-name="Text_20_body">
      <style:paragraph-properties fo:text-align="start" style:justify-single-word="false" style:writing-mode="lr-tb"/>
      <style:text-properties officeooo:paragraph-rsid="0194d15e"/>
    </style:style>
    <style:style style:name="P54" style:family="paragraph" style:parent-style-name="Text_20_body">
      <style:paragraph-properties fo:text-align="start" style:justify-single-word="false" style:writing-mode="lr-tb"/>
      <style:text-properties officeooo:paragraph-rsid="00b191ad"/>
    </style:style>
    <style:style style:name="P55" style:family="paragraph" style:parent-style-name="Text_20_body">
      <style:paragraph-properties fo:text-align="start" style:justify-single-word="false" style:writing-mode="lr-tb"/>
      <style:text-properties officeooo:paragraph-rsid="01967696"/>
    </style:style>
    <style:style style:name="P56" style:family="paragraph" style:parent-style-name="Text_20_body">
      <style:paragraph-properties fo:text-align="start" style:justify-single-word="false" style:writing-mode="lr-tb"/>
      <style:text-properties officeooo:paragraph-rsid="0078a3eb"/>
    </style:style>
    <style:style style:name="P57" style:family="paragraph" style:parent-style-name="Text_20_body">
      <style:paragraph-properties fo:text-align="start" style:justify-single-word="false" style:writing-mode="lr-tb"/>
      <style:text-properties officeooo:paragraph-rsid="00f932ed"/>
    </style:style>
    <style:style style:name="P58" style:family="paragraph" style:parent-style-name="Text_20_body">
      <style:paragraph-properties fo:text-align="center" style:justify-single-word="false" style:writing-mode="lr-tb"/>
      <style:text-properties officeooo:paragraph-rsid="013a0c96"/>
    </style:style>
    <style:style style:name="P59" style:family="paragraph" style:parent-style-name="Text_20_body">
      <style:paragraph-properties fo:text-align="start" style:justify-single-word="false" style:writing-mode="lr-tb"/>
      <style:text-properties fo:font-variant="normal" fo:text-transform="none" fo:color="#2d232d" style:font-name="Ubuntu" fo:font-size="10pt" fo:letter-spacing="normal" fo:font-style="normal" fo:font-weight="normal" officeooo:paragraph-rsid="0113c3e2" style:font-size-asian="10pt" style:font-size-complex="10pt"/>
    </style:style>
    <style:style style:name="P60" style:family="paragraph" style:parent-style-name="Text_20_body">
      <style:paragraph-properties fo:text-align="center" style:justify-single-word="false" style:writing-mode="lr-tb"/>
      <style:text-properties fo:color="#2d232d" style:font-name="Liberation Sans1" fo:font-size="13pt" fo:language="en" fo:country="US" fo:font-weight="bold" officeooo:paragraph-rsid="01613a66" style:letter-kerning="true" style:font-name-asian="Noto Sans Mono CJK SC" style:font-size-asian="13pt" style:language-asian="zh" style:country-asian="CN" style:font-weight-asian="bold" style:font-name-complex="Liberation Mono" style:font-size-complex="13pt" style:language-complex="hi" style:country-complex="IN" style:font-weight-complex="bold"/>
    </style:style>
    <style:style style:name="P61" style:family="paragraph" style:parent-style-name="Subtitle">
      <style:paragraph-properties style:writing-mode="lr-tb"/>
    </style:style>
    <style:style style:name="P62" style:family="paragraph" style:parent-style-name="Subtitle">
      <style:paragraph-properties fo:text-align="center" style:justify-single-word="false" style:writing-mode="lr-tb"/>
      <style:text-properties fo:color="#2d232d" style:font-name="Liberation Sans1" fo:font-size="15pt" fo:language="en" fo:country="US" fo:font-weight="bold" officeooo:paragraph-rsid="0186dcbd" style:letter-kerning="true" style:font-name-asian="Noto Sans Mono CJK SC" style:font-size-asian="15pt" style:language-asian="zh" style:country-asian="CN" style:font-weight-asian="bold" style:font-name-complex="Liberation Mono" style:font-size-complex="15pt" style:language-complex="hi" style:country-complex="IN" style:font-weight-complex="bold"/>
    </style:style>
    <style:style style:name="P63" style:family="paragraph" style:parent-style-name="Subtitle">
      <style:paragraph-properties fo:text-align="center" style:justify-single-word="false" style:writing-mode="lr-tb"/>
      <style:text-properties fo:color="#2d232d" style:font-name="Liberation Sans1" fo:font-size="13pt" fo:language="en" fo:country="US" fo:font-weight="bold" officeooo:paragraph-rsid="0156ca6e" style:letter-kerning="true" style:font-name-asian="Noto Sans Mono CJK SC" style:font-size-asian="13pt" style:language-asian="zh" style:country-asian="CN" style:font-weight-asian="bold" style:font-name-complex="Ubuntu" style:font-size-complex="13pt" style:language-complex="hi" style:country-complex="IN" style:font-weight-complex="bold"/>
    </style:style>
    <style:style style:name="P64" style:family="paragraph" style:parent-style-name="Subtitle">
      <style:paragraph-properties fo:text-align="center" style:justify-single-word="false" style:writing-mode="lr-tb"/>
      <style:text-properties fo:color="#2d232d" style:font-name="Liberation Sans1" fo:font-size="13pt" fo:language="en" fo:country="US" fo:font-weight="bold" officeooo:paragraph-rsid="0175e19f" style:letter-kerning="true" style:font-name-asian="Noto Sans Mono CJK SC" style:font-size-asian="13pt" style:language-asian="zh" style:country-asian="CN" style:font-weight-asian="bold" style:font-name-complex="Ubuntu" style:font-size-complex="13pt" style:language-complex="hi" style:country-complex="IN" style:font-weight-complex="bold"/>
    </style:style>
    <style:style style:name="P65" style:family="paragraph" style:parent-style-name="Subtitle">
      <style:paragraph-properties fo:text-align="center" style:justify-single-word="false" style:writing-mode="lr-tb"/>
      <style:text-properties fo:color="#2d232d" style:font-name="Liberation Sans1" fo:font-size="13pt" fo:language="en" fo:country="US" fo:font-weight="bold" officeooo:paragraph-rsid="01740e49" style:letter-kerning="true" style:font-name-asian="Noto Sans Mono CJK SC" style:font-size-asian="13pt" style:language-asian="zh" style:country-asian="CN" style:font-weight-asian="bold" style:font-name-complex="Liberation Mono" style:font-size-complex="13pt" style:language-complex="hi" style:country-complex="IN" style:font-weight-complex="bold"/>
    </style:style>
    <style:style style:name="P66" style:family="paragraph" style:parent-style-name="Subtitle">
      <style:paragraph-properties style:writing-mode="lr-tb"/>
      <style:text-properties fo:color="#2d232d" officeooo:paragraph-rsid="0152c347"/>
    </style:style>
    <style:style style:name="P67" style:family="paragraph" style:parent-style-name="Subtitle">
      <style:paragraph-properties fo:text-align="center" style:justify-single-word="false" style:writing-mode="lr-tb"/>
      <style:text-properties fo:color="#2d232d" style:font-name="Liberation Mono" fo:font-size="13pt" fo:language="en" fo:country="US" fo:font-weight="bold" officeooo:paragraph-rsid="0177c2b3" style:letter-kerning="true" style:font-name-asian="Noto Sans Mono CJK SC" style:font-size-asian="13pt" style:language-asian="zh" style:country-asian="CN" style:font-weight-asian="bold" style:font-name-complex="Liberation Mono" style:font-size-complex="13pt" style:language-complex="hi" style:country-complex="IN" style:font-weight-complex="bold"/>
    </style:style>
    <style:style style:name="P68" style:family="paragraph" style:parent-style-name="Subtitle">
      <style:paragraph-properties fo:text-align="center" style:justify-single-word="false" style:writing-mode="lr-tb"/>
      <style:text-properties fo:color="#2d232d" style:font-name="Liberation Mono" fo:font-size="13pt" fo:language="en" fo:country="US" fo:font-weight="bold" officeooo:paragraph-rsid="017fdaaa" style:letter-kerning="true" style:font-name-asian="Noto Sans Mono CJK SC" style:font-size-asian="13pt" style:language-asian="zh" style:country-asian="CN" style:font-weight-asian="bold" style:font-name-complex="Liberation Mono" style:font-size-complex="13pt" style:language-complex="hi" style:country-complex="IN" style:font-weight-complex="bold"/>
    </style:style>
    <style:style style:name="P69" style:family="paragraph" style:parent-style-name="Subtitle">
      <style:paragraph-properties fo:text-align="center" style:justify-single-word="false" style:writing-mode="lr-tb"/>
      <style:text-properties fo:color="#2d232d" style:font-name="Liberation Mono" fo:font-size="15pt" fo:language="en" fo:country="US" fo:font-weight="bold" officeooo:paragraph-rsid="01974643" style:letter-kerning="true" style:font-name-asian="Noto Sans Mono CJK SC" style:font-size-asian="15pt" style:language-asian="zh" style:country-asian="CN" style:font-weight-asian="bold" style:font-name-complex="Liberation Mono" style:font-size-complex="15pt" style:language-complex="hi" style:country-complex="IN" style:font-weight-complex="bold"/>
    </style:style>
    <style:style style:name="P70" style:family="paragraph" style:parent-style-name="Subtitle">
      <style:paragraph-properties style:writing-mode="lr-tb"/>
      <style:text-properties fo:color="#2d232d" style:font-name="Liberation Mono" fo:font-size="15pt" fo:language="en" fo:country="US" officeooo:paragraph-rsid="01879ef4" style:letter-kerning="true" style:font-name-asian="Noto Sans Mono CJK SC" style:font-size-asian="13.1000003814697pt" style:language-asian="zh" style:country-asian="CN" style:font-name-complex="Liberation Mono" style:font-size-complex="15pt" style:language-complex="hi" style:country-complex="IN"/>
    </style:style>
    <style:style style:name="P71" style:family="paragraph" style:parent-style-name="Subtitle">
      <style:paragraph-properties fo:text-align="center" style:justify-single-word="false" style:writing-mode="lr-tb"/>
      <style:text-properties officeooo:paragraph-rsid="0113c3e2"/>
    </style:style>
    <style:style style:name="P72" style:family="paragraph" style:parent-style-name="Subtitle" style:master-page-name="Standard">
      <style:paragraph-properties style:page-number="auto" style:writing-mode="lr-tb"/>
    </style:style>
    <style:style style:name="T1" style:family="text">
      <style:text-properties style:font-name="Ubuntu" officeooo:rsid="0178c7c6"/>
    </style:style>
    <style:style style:name="T2" style:family="text">
      <style:text-properties style:font-name="Ubuntu" officeooo:rsid="0178d533"/>
    </style:style>
    <style:style style:name="T3" style:family="text">
      <style:text-properties style:use-window-font-color="true" style:font-name="Ubuntu" fo:font-size="10pt" fo:language="en" fo:country="US" officeooo:rsid="0178d533" style:letter-kerning="true" style:font-name-asian="Noto Serif CJK SC1" style:font-size-asian="12pt" style:language-asian="zh" style:country-asian="CN" style:font-name-complex="Lohit Devanagari1" style:font-size-complex="12pt" style:language-complex="hi" style:country-complex="IN"/>
    </style:style>
    <style:style style:name="T4" style:family="text">
      <style:text-properties style:use-window-font-color="true" style:font-name="Ubuntu" fo:font-size="10pt" fo:language="en" fo:country="US" officeooo:rsid="0178c7c6" style:letter-kerning="true" style:font-name-asian="Noto Serif CJK SC1" style:font-size-asian="12pt" style:language-asian="zh" style:country-asian="CN" style:font-name-complex="Lohit Devanagari1" style:font-size-complex="12pt" style:language-complex="hi" style:country-complex="IN"/>
    </style:style>
    <style:style style:name="T5" style:family="text">
      <style:text-properties style:use-window-font-color="true" style:font-name="Ubuntu" fo:font-size="10pt" fo:language="en" fo:country="US" officeooo:rsid="018a5a5b" style:letter-kerning="true" style:font-name-asian="Noto Serif CJK SC1" style:font-size-asian="12pt" style:language-asian="zh" style:country-asian="CN" style:font-name-complex="Lohit Devanagari1" style:font-size-complex="12pt" style:language-complex="hi" style:country-complex="IN"/>
    </style:style>
    <style:style style:name="T6" style:family="text">
      <style:text-properties fo:color="#333333" style:font-name="Ubuntu" fo:font-size="12pt" fo:language="en" fo:country="US" officeooo:rsid="00a22170" style:letter-kerning="true" style:font-name-asian="Noto Sans Mono CJK SC" style:font-size-asian="12pt" style:language-asian="zh" style:country-asian="CN" style:font-name-complex="Ubuntu" style:font-size-complex="12pt" style:language-complex="hi" style:country-complex="IN"/>
    </style:style>
    <style:style style:name="T7" style:family="text">
      <style:text-properties fo:color="#2d232d" style:font-name="Ubuntu" fo:font-size="10pt" fo:language="en" fo:country="US" officeooo:rsid="00fd2871" style:letter-kerning="true" style:font-name-asian="Noto Sans Mono CJK SC" style:font-size-asian="12pt" style:language-asian="zh" style:country-asian="CN" style:font-name-complex="Ubuntu" style:font-size-complex="12pt" style:language-complex="hi" style:country-complex="IN"/>
    </style:style>
    <style:style style:name="T8" style:family="text">
      <style:text-properties fo:color="#2d232d" style:font-name="Ubuntu" fo:font-size="10pt" fo:language="en" fo:country="US" officeooo:rsid="010ed85c" style:letter-kerning="true" style:font-name-asian="Noto Sans Mono CJK SC" style:font-size-asian="12pt" style:language-asian="zh" style:country-asian="CN" style:font-name-complex="Ubuntu" style:font-size-complex="12pt" style:language-complex="hi" style:country-complex="IN"/>
    </style:style>
    <style:style style:name="T9" style:family="text">
      <style:text-properties fo:color="#2d232d" style:font-name="Ubuntu" fo:font-size="10pt" fo:language="en" fo:country="US" officeooo:rsid="0110d83f" style:letter-kerning="true" style:font-name-asian="Noto Sans Mono CJK SC" style:font-size-asian="12pt" style:language-asian="zh" style:country-asian="CN" style:font-name-complex="Ubuntu" style:font-size-complex="12pt" style:language-complex="hi" style:country-complex="IN"/>
    </style:style>
    <style:style style:name="T10" style:family="text">
      <style:text-properties fo:color="#2d232d" style:font-name="Ubuntu" fo:font-size="10pt" fo:language="en" fo:country="US" officeooo:rsid="013ca3d5" style:letter-kerning="true" style:font-name-asian="Noto Sans Mono CJK SC" style:font-size-asian="12pt" style:language-asian="zh" style:country-asian="CN" style:font-name-complex="Ubuntu" style:font-size-complex="12pt" style:language-complex="hi" style:country-complex="IN"/>
    </style:style>
    <style:style style:name="T11" style:family="text">
      <style:text-properties fo:color="#2d232d" style:font-name="Ubuntu" fo:font-size="10pt" fo:language="en" fo:country="US" officeooo:rsid="0111f9f0" style:letter-kerning="true" style:font-name-asian="Noto Sans Mono CJK SC" style:font-size-asian="12pt" style:language-asian="zh" style:country-asian="CN" style:font-name-complex="Ubuntu" style:font-size-complex="12pt" style:language-complex="hi" style:country-complex="IN"/>
    </style:style>
    <style:style style:name="T12" style:family="text">
      <style:text-properties fo:color="#2d232d" style:font-name="Ubuntu" fo:font-size="10pt" fo:language="en" fo:country="US" officeooo:rsid="01136b9a" style:letter-kerning="true" style:font-name-asian="Noto Sans Mono CJK SC" style:font-size-asian="12pt" style:language-asian="zh" style:country-asian="CN" style:font-name-complex="Ubuntu" style:font-size-complex="12pt" style:language-complex="hi" style:country-complex="IN"/>
    </style:style>
    <style:style style:name="T13" style:family="text">
      <style:text-properties fo:color="#2d232d" style:font-name="Ubuntu" fo:font-size="10pt" fo:language="en" fo:country="US" officeooo:rsid="0113c3e2" style:letter-kerning="true" style:font-name-asian="Noto Sans Mono CJK SC" style:font-size-asian="12pt" style:language-asian="zh" style:country-asian="CN" style:font-name-complex="Ubuntu" style:font-size-complex="12pt" style:language-complex="hi" style:country-complex="IN"/>
    </style:style>
    <style:style style:name="T14" style:family="text">
      <style:text-properties fo:color="#2d232d" style:font-name="Ubuntu" fo:font-size="10pt" fo:language="en" fo:country="US" officeooo:rsid="0148e7c1" style:letter-kerning="true" style:font-name-asian="Noto Sans Mono CJK SC" style:font-size-asian="12pt" style:language-asian="zh" style:country-asian="CN" style:font-name-complex="Ubuntu" style:font-size-complex="12pt" style:language-complex="hi" style:country-complex="IN"/>
    </style:style>
    <style:style style:name="T15" style:family="text">
      <style:text-properties fo:color="#2d232d" style:font-name="Ubuntu" fo:font-size="10pt" fo:language="en" fo:country="US" officeooo:rsid="014ba3d0" style:letter-kerning="true" style:font-name-asian="Noto Sans Mono CJK SC" style:font-size-asian="12pt" style:language-asian="zh" style:country-asian="CN" style:font-name-complex="Ubuntu" style:font-size-complex="12pt" style:language-complex="hi" style:country-complex="IN"/>
    </style:style>
    <style:style style:name="T16" style:family="text">
      <style:text-properties fo:color="#2d232d" style:font-name="Ubuntu" fo:font-size="10pt" fo:language="en" fo:country="US" officeooo:rsid="014d05e4" style:letter-kerning="true" style:font-name-asian="Noto Sans Mono CJK SC" style:font-size-asian="12pt" style:language-asian="zh" style:country-asian="CN" style:font-name-complex="Ubuntu" style:font-size-complex="12pt" style:language-complex="hi" style:country-complex="IN"/>
    </style:style>
    <style:style style:name="T17" style:family="text">
      <style:text-properties fo:color="#2d232d" style:font-name="Ubuntu" fo:font-size="10pt" fo:language="en" fo:country="US" officeooo:rsid="014af73a" style:letter-kerning="true" style:font-name-asian="Noto Sans Mono CJK SC" style:font-size-asian="12pt" style:language-asian="zh" style:country-asian="CN" style:font-name-complex="Ubuntu" style:font-size-complex="12pt" style:language-complex="hi" style:country-complex="IN"/>
    </style:style>
    <style:style style:name="T18" style:family="text">
      <style:text-properties fo:color="#2d232d" style:font-name="Ubuntu" fo:font-size="10pt" fo:language="en" fo:country="US" officeooo:rsid="014eb6c1" style:letter-kerning="true" style:font-name-asian="Noto Sans Mono CJK SC" style:font-size-asian="12pt" style:language-asian="zh" style:country-asian="CN" style:font-name-complex="Ubuntu" style:font-size-complex="12pt" style:language-complex="hi" style:country-complex="IN"/>
    </style:style>
    <style:style style:name="T19" style:family="text">
      <style:text-properties fo:color="#2d232d" style:font-name="Ubuntu" fo:font-size="10pt" fo:language="en" fo:country="US" officeooo:rsid="014ed62a" style:letter-kerning="true" style:font-name-asian="Noto Sans Mono CJK SC" style:font-size-asian="12pt" style:language-asian="zh" style:country-asian="CN" style:font-name-complex="Ubuntu" style:font-size-complex="12pt" style:language-complex="hi" style:country-complex="IN"/>
    </style:style>
    <style:style style:name="T20" style:family="text">
      <style:text-properties fo:color="#2d232d" style:font-name="Ubuntu" fo:font-size="10pt" fo:language="en" fo:country="US" officeooo:rsid="014fb4c2" style:letter-kerning="true" style:font-name-asian="Noto Sans Mono CJK SC" style:font-size-asian="12pt" style:language-asian="zh" style:country-asian="CN" style:font-name-complex="Ubuntu" style:font-size-complex="12pt" style:language-complex="hi" style:country-complex="IN"/>
    </style:style>
    <style:style style:name="T21" style:family="text">
      <style:text-properties fo:color="#2d232d" style:font-name="Ubuntu" fo:font-size="10pt" fo:language="en" fo:country="US" officeooo:rsid="01501779" style:letter-kerning="true" style:font-name-asian="Noto Sans Mono CJK SC" style:font-size-asian="12pt" style:language-asian="zh" style:country-asian="CN" style:font-name-complex="Ubuntu" style:font-size-complex="12pt" style:language-complex="hi" style:country-complex="IN"/>
    </style:style>
    <style:style style:name="T22" style:family="text">
      <style:text-properties fo:color="#2d232d" style:font-name="Ubuntu" fo:font-size="10pt" fo:language="en" fo:country="US" officeooo:rsid="0150f101" style:letter-kerning="true" style:font-name-asian="Noto Sans Mono CJK SC" style:font-size-asian="12pt" style:language-asian="zh" style:country-asian="CN" style:font-name-complex="Ubuntu" style:font-size-complex="12pt" style:language-complex="hi" style:country-complex="IN"/>
    </style:style>
    <style:style style:name="T23" style:family="text">
      <style:text-properties fo:color="#2d232d" style:font-name="Ubuntu" fo:font-size="10pt" fo:language="en" fo:country="US" officeooo:rsid="0152c347" style:letter-kerning="true" style:font-name-asian="Noto Sans Mono CJK SC" style:font-size-asian="12pt" style:language-asian="zh" style:country-asian="CN" style:font-name-complex="Ubuntu" style:font-size-complex="12pt" style:language-complex="hi" style:country-complex="IN"/>
    </style:style>
    <style:style style:name="T24" style:family="text">
      <style:text-properties fo:color="#2d232d" style:font-name="Ubuntu" fo:font-size="10pt" fo:language="en" fo:country="US" officeooo:rsid="0153ecf4" style:letter-kerning="true" style:font-name-asian="Noto Sans Mono CJK SC" style:font-size-asian="12pt" style:language-asian="zh" style:country-asian="CN" style:font-name-complex="Ubuntu" style:font-size-complex="12pt" style:language-complex="hi" style:country-complex="IN"/>
    </style:style>
    <style:style style:name="T25" style:family="text">
      <style:text-properties fo:color="#2d232d" style:font-name="Ubuntu" fo:font-size="10pt" fo:language="en" fo:country="US" officeooo:rsid="01592e73" style:letter-kerning="true" style:font-name-asian="Noto Sans Mono CJK SC" style:font-size-asian="12pt" style:language-asian="zh" style:country-asian="CN" style:font-name-complex="Ubuntu" style:font-size-complex="12pt" style:language-complex="hi" style:country-complex="IN"/>
    </style:style>
    <style:style style:name="T26" style:family="text">
      <style:text-properties fo:color="#2d232d" style:font-name="Ubuntu" fo:font-size="10pt" fo:language="en" fo:country="US" officeooo:rsid="015964e7" style:letter-kerning="true" style:font-name-asian="Noto Sans Mono CJK SC" style:font-size-asian="12pt" style:language-asian="zh" style:country-asian="CN" style:font-name-complex="Ubuntu" style:font-size-complex="12pt" style:language-complex="hi" style:country-complex="IN"/>
    </style:style>
    <style:style style:name="T27" style:family="text">
      <style:text-properties fo:color="#2d232d" style:font-name="Ubuntu" fo:font-size="10pt" fo:language="en" fo:country="US" officeooo:rsid="0163a4f1" style:letter-kerning="true" style:font-name-asian="Noto Sans Mono CJK SC" style:font-size-asian="12pt" style:language-asian="zh" style:country-asian="CN" style:font-name-complex="Ubuntu" style:font-size-complex="12pt" style:language-complex="hi" style:country-complex="IN"/>
    </style:style>
    <style:style style:name="T28" style:family="text">
      <style:text-properties fo:color="#2d232d" style:font-name="Ubuntu" fo:font-size="10pt" fo:language="en" fo:country="US" officeooo:rsid="0164a3f3" style:letter-kerning="true" style:font-name-asian="Noto Sans Mono CJK SC" style:font-size-asian="12pt" style:language-asian="zh" style:country-asian="CN" style:font-name-complex="Ubuntu" style:font-size-complex="12pt" style:language-complex="hi" style:country-complex="IN"/>
    </style:style>
    <style:style style:name="T29" style:family="text">
      <style:text-properties fo:color="#2d232d" style:font-name="Ubuntu" fo:font-size="10pt" fo:language="en" fo:country="US" officeooo:rsid="01659c07" style:letter-kerning="true" style:font-name-asian="Noto Sans Mono CJK SC" style:font-size-asian="12pt" style:language-asian="zh" style:country-asian="CN" style:font-name-complex="Ubuntu" style:font-size-complex="12pt" style:language-complex="hi" style:country-complex="IN"/>
    </style:style>
    <style:style style:name="T30" style:family="text">
      <style:text-properties fo:color="#2d232d" style:font-name="Ubuntu" fo:font-size="10pt" fo:language="en" fo:country="US" officeooo:rsid="01665fc8" style:letter-kerning="true" style:font-name-asian="Noto Sans Mono CJK SC" style:font-size-asian="12pt" style:language-asian="zh" style:country-asian="CN" style:font-name-complex="Ubuntu" style:font-size-complex="12pt" style:language-complex="hi" style:country-complex="IN"/>
    </style:style>
    <style:style style:name="T31" style:family="text">
      <style:text-properties fo:color="#2d232d" style:font-name="Ubuntu" fo:font-size="10pt" fo:language="en" fo:country="US" officeooo:rsid="01669c4e" style:letter-kerning="true" style:font-name-asian="Noto Sans Mono CJK SC" style:font-size-asian="12pt" style:language-asian="zh" style:country-asian="CN" style:font-name-complex="Ubuntu" style:font-size-complex="12pt" style:language-complex="hi" style:country-complex="IN"/>
    </style:style>
    <style:style style:name="T32" style:family="text">
      <style:text-properties fo:color="#2d232d" style:font-name="Ubuntu" fo:font-size="10pt" fo:language="en" fo:country="US" officeooo:rsid="01672b7b" style:letter-kerning="true" style:font-name-asian="Noto Sans Mono CJK SC" style:font-size-asian="12pt" style:language-asian="zh" style:country-asian="CN" style:font-name-complex="Ubuntu" style:font-size-complex="12pt" style:language-complex="hi" style:country-complex="IN"/>
    </style:style>
    <style:style style:name="T33" style:family="text">
      <style:text-properties fo:color="#2d232d" style:font-name="Ubuntu" fo:font-size="10pt" fo:language="en" fo:country="US" officeooo:rsid="016902a7" style:letter-kerning="true" style:font-name-asian="Noto Sans Mono CJK SC" style:font-size-asian="12pt" style:language-asian="zh" style:country-asian="CN" style:font-name-complex="Ubuntu" style:font-size-complex="12pt" style:language-complex="hi" style:country-complex="IN"/>
    </style:style>
    <style:style style:name="T34" style:family="text">
      <style:text-properties fo:color="#2d232d" style:font-name="Ubuntu" fo:font-size="10pt" fo:language="en" fo:country="US" officeooo:rsid="01692097" style:letter-kerning="true" style:font-name-asian="Noto Sans Mono CJK SC" style:font-size-asian="12pt" style:language-asian="zh" style:country-asian="CN" style:font-name-complex="Ubuntu" style:font-size-complex="12pt" style:language-complex="hi" style:country-complex="IN"/>
    </style:style>
    <style:style style:name="T35" style:family="text">
      <style:text-properties fo:color="#2d232d" style:font-name="Ubuntu" fo:font-size="10pt" fo:language="en" fo:country="US" officeooo:rsid="016951c9" style:letter-kerning="true" style:font-name-asian="Noto Sans Mono CJK SC" style:font-size-asian="12pt" style:language-asian="zh" style:country-asian="CN" style:font-name-complex="Ubuntu" style:font-size-complex="12pt" style:language-complex="hi" style:country-complex="IN"/>
    </style:style>
    <style:style style:name="T36" style:family="text">
      <style:text-properties fo:color="#2d232d" style:font-name="Ubuntu" fo:font-size="10pt" fo:language="en" fo:country="US" officeooo:rsid="0169bfdd" style:letter-kerning="true" style:font-name-asian="Noto Sans Mono CJK SC" style:font-size-asian="12pt" style:language-asian="zh" style:country-asian="CN" style:font-name-complex="Ubuntu" style:font-size-complex="12pt" style:language-complex="hi" style:country-complex="IN"/>
    </style:style>
    <style:style style:name="T37" style:family="text">
      <style:text-properties fo:color="#2d232d" style:font-name="Ubuntu" fo:font-size="10pt" fo:language="en" fo:country="US" officeooo:rsid="016b243c" style:letter-kerning="true" style:font-name-asian="Noto Sans Mono CJK SC" style:font-size-asian="12pt" style:language-asian="zh" style:country-asian="CN" style:font-name-complex="Ubuntu" style:font-size-complex="12pt" style:language-complex="hi" style:country-complex="IN"/>
    </style:style>
    <style:style style:name="T38" style:family="text">
      <style:text-properties fo:color="#2d232d" style:font-name="Ubuntu" fo:font-size="10pt" fo:language="en" fo:country="US" officeooo:rsid="016cc8df" style:letter-kerning="true" style:font-name-asian="Noto Sans Mono CJK SC" style:font-size-asian="12pt" style:language-asian="zh" style:country-asian="CN" style:font-name-complex="Ubuntu" style:font-size-complex="12pt" style:language-complex="hi" style:country-complex="IN"/>
    </style:style>
    <style:style style:name="T39" style:family="text">
      <style:text-properties fo:color="#2d232d" style:font-name="Ubuntu" fo:font-size="10pt" fo:language="en" fo:country="US" officeooo:rsid="0181a108" style:letter-kerning="true" style:font-name-asian="Noto Sans Mono CJK SC" style:font-size-asian="12pt" style:language-asian="zh" style:country-asian="CN" style:font-name-complex="Ubuntu" style:font-size-complex="12pt" style:language-complex="hi" style:country-complex="IN"/>
    </style:style>
    <style:style style:name="T40" style:family="text">
      <style:text-properties fo:color="#2d232d" style:font-name="Ubuntu" fo:font-size="10pt" fo:language="en" fo:country="US" officeooo:rsid="018402ef" style:letter-kerning="true" style:font-name-asian="Noto Sans Mono CJK SC" style:font-size-asian="12pt" style:language-asian="zh" style:country-asian="CN" style:font-name-complex="Ubuntu" style:font-size-complex="12pt" style:language-complex="hi" style:country-complex="IN"/>
    </style:style>
    <style:style style:name="T41" style:family="text">
      <style:text-properties fo:color="#2d232d" style:font-name="Ubuntu" fo:font-size="10pt" fo:language="en" fo:country="US" officeooo:rsid="0184301b" style:letter-kerning="true" style:font-name-asian="Noto Sans Mono CJK SC" style:font-size-asian="12pt" style:language-asian="zh" style:country-asian="CN" style:font-name-complex="Ubuntu" style:font-size-complex="12pt" style:language-complex="hi" style:country-complex="IN"/>
    </style:style>
    <style:style style:name="T42" style:family="text">
      <style:text-properties fo:color="#2d232d" style:font-name="Ubuntu" fo:font-size="10pt" fo:language="en" fo:country="US" officeooo:rsid="0188bc85" style:letter-kerning="true" style:font-name-asian="Noto Sans Mono CJK SC" style:font-size-asian="12pt" style:language-asian="zh" style:country-asian="CN" style:font-name-complex="Ubuntu" style:font-size-complex="12pt" style:language-complex="hi" style:country-complex="IN"/>
    </style:style>
    <style:style style:name="T43" style:family="text">
      <style:text-properties fo:color="#2d232d" style:font-name="Ubuntu" fo:font-size="10pt" fo:language="en" fo:country="US" officeooo:rsid="018a21ad" style:letter-kerning="true" style:font-name-asian="Noto Sans Mono CJK SC" style:font-size-asian="12pt" style:language-asian="zh" style:country-asian="CN" style:font-name-complex="Ubuntu" style:font-size-complex="12pt" style:language-complex="hi" style:country-complex="IN"/>
    </style:style>
    <style:style style:name="T44" style:family="text">
      <style:text-properties fo:color="#2d232d" style:font-name="Ubuntu" fo:font-size="10pt" fo:language="en" fo:country="US" officeooo:rsid="018a5a5b" style:letter-kerning="true" style:font-name-asian="Noto Sans Mono CJK SC" style:font-size-asian="12pt" style:language-asian="zh" style:country-asian="CN" style:font-name-complex="Ubuntu" style:font-size-complex="12pt" style:language-complex="hi" style:country-complex="IN"/>
    </style:style>
    <style:style style:name="T45" style:family="text">
      <style:text-properties fo:color="#2d232d" style:font-name="Ubuntu" fo:font-size="10pt" fo:language="en" fo:country="US" officeooo:rsid="018b5b6c" style:letter-kerning="true" style:font-name-asian="Noto Sans Mono CJK SC" style:font-size-asian="12pt" style:language-asian="zh" style:country-asian="CN" style:font-name-complex="Ubuntu" style:font-size-complex="12pt" style:language-complex="hi" style:country-complex="IN"/>
    </style:style>
    <style:style style:name="T46" style:family="text">
      <style:text-properties fo:color="#2d232d" style:font-name="Ubuntu" fo:font-size="10pt" fo:language="en" fo:country="US" officeooo:rsid="018cd2c4" style:letter-kerning="true" style:font-name-asian="Noto Sans Mono CJK SC" style:font-size-asian="12pt" style:language-asian="zh" style:country-asian="CN" style:font-name-complex="Ubuntu" style:font-size-complex="12pt" style:language-complex="hi" style:country-complex="IN"/>
    </style:style>
    <style:style style:name="T47" style:family="text">
      <style:text-properties fo:color="#2d232d" style:font-name="Ubuntu" fo:font-size="10pt" fo:language="en" fo:country="US" officeooo:rsid="0190bfd0" style:letter-kerning="true" style:font-name-asian="Noto Sans Mono CJK SC" style:font-size-asian="12pt" style:language-asian="zh" style:country-asian="CN" style:font-name-complex="Ubuntu" style:font-size-complex="12pt" style:language-complex="hi" style:country-complex="IN"/>
    </style:style>
    <style:style style:name="T48" style:family="text">
      <style:text-properties fo:color="#2d232d" style:font-name="Ubuntu" fo:font-size="10pt" fo:language="en" fo:country="US" officeooo:rsid="0194d15e" style:letter-kerning="true" style:font-name-asian="Noto Sans Mono CJK SC" style:font-size-asian="12pt" style:language-asian="zh" style:country-asian="CN" style:font-name-complex="Ubuntu" style:font-size-complex="12pt" style:language-complex="hi" style:country-complex="IN"/>
    </style:style>
    <style:style style:name="T49" style:family="text">
      <style:text-properties fo:color="#2d232d" style:font-name="Ubuntu" fo:font-size="10pt" fo:language="en" fo:country="US" officeooo:rsid="0184bf45" style:letter-kerning="true" style:font-name-asian="Noto Sans Mono CJK SC" style:font-size-asian="12pt" style:language-asian="zh" style:country-asian="CN" style:font-name-complex="Ubuntu" style:font-size-complex="12pt" style:language-complex="hi" style:country-complex="IN"/>
    </style:style>
    <style:style style:name="T50" style:family="text">
      <style:text-properties fo:color="#2d232d" style:font-name="Ubuntu" fo:font-size="10pt" fo:language="en" fo:country="US" officeooo:rsid="0195a77a" style:letter-kerning="true" style:font-name-asian="Noto Sans Mono CJK SC" style:font-size-asian="12pt" style:language-asian="zh" style:country-asian="CN" style:font-name-complex="Ubuntu" style:font-size-complex="12pt" style:language-complex="hi" style:country-complex="IN"/>
    </style:style>
    <style:style style:name="T51" style:family="text">
      <style:text-properties fo:color="#2d232d" style:font-name="Ubuntu" fo:font-size="10pt" fo:language="en" fo:country="US" officeooo:rsid="01967696" style:letter-kerning="true" style:font-name-asian="Noto Sans Mono CJK SC" style:font-size-asian="12pt" style:language-asian="zh" style:country-asian="CN" style:font-name-complex="Ubuntu" style:font-size-complex="12pt" style:language-complex="hi" style:country-complex="IN"/>
    </style:style>
    <style:style style:name="T52" style:family="text">
      <style:text-properties fo:color="#2d232d" style:font-name="Ubuntu" fo:font-size="10pt" fo:language="en" fo:country="US" officeooo:rsid="019eaca8" style:letter-kerning="true" style:font-name-asian="Noto Sans Mono CJK SC" style:font-size-asian="12pt" style:language-asian="zh" style:country-asian="CN" style:font-name-complex="Ubuntu" style:font-size-complex="12pt" style:language-complex="hi" style:country-complex="IN"/>
    </style:style>
    <style:style style:name="T53" style:family="text">
      <style:text-properties fo:color="#2d232d" style:font-name="Ubuntu" fo:font-size="10pt" fo:language="en" fo:country="US" officeooo:rsid="006aa214" style:letter-kerning="true" style:font-name-asian="Noto Sans Mono CJK SC" style:font-size-asian="10pt" style:language-asian="zh" style:country-asian="CN" style:font-name-complex="Ubuntu" style:font-size-complex="10pt" style:language-complex="hi" style:country-complex="IN"/>
    </style:style>
    <style:style style:name="T54" style:family="text">
      <style:text-properties fo:color="#2d232d" style:font-name="Ubuntu" fo:font-size="10pt" fo:language="en" fo:country="US" officeooo:rsid="00f932ed" style:letter-kerning="true" style:font-name-asian="Noto Sans Mono CJK SC" style:font-size-asian="10pt" style:language-asian="zh" style:country-asian="CN" style:font-name-complex="Ubuntu" style:font-size-complex="10pt" style:language-complex="hi" style:country-complex="IN"/>
    </style:style>
    <style:style style:name="T55" style:family="text">
      <style:text-properties fo:color="#2d232d" style:font-name="Ubuntu" fo:font-size="10pt" fo:language="en" fo:country="US" officeooo:rsid="006fcbb1" style:letter-kerning="true" style:font-name-asian="Noto Sans Mono CJK SC" style:font-size-asian="10pt" style:language-asian="zh" style:country-asian="CN" style:font-name-complex="Ubuntu" style:font-size-complex="10pt" style:language-complex="hi" style:country-complex="IN"/>
    </style:style>
    <style:style style:name="T56" style:family="text">
      <style:text-properties fo:color="#2d232d" style:font-name="Ubuntu" fo:font-size="10pt" fo:language="en" fo:country="US" officeooo:rsid="0049a1da" style:letter-kerning="true" style:font-name-asian="Noto Sans Mono CJK SC" style:font-size-asian="10pt" style:language-asian="zh" style:country-asian="CN" style:font-name-complex="Ubuntu" style:font-size-complex="10pt" style:language-complex="hi" style:country-complex="IN"/>
    </style:style>
    <style:style style:name="T57" style:family="text">
      <style:text-properties fo:color="#2d232d" style:font-name="Ubuntu" fo:font-size="10pt" fo:language="en" fo:country="US" officeooo:rsid="0049fc41" style:letter-kerning="true" style:font-name-asian="Noto Sans Mono CJK SC" style:font-size-asian="10pt" style:language-asian="zh" style:country-asian="CN" style:font-name-complex="Ubuntu" style:font-size-complex="10pt" style:language-complex="hi" style:country-complex="IN"/>
    </style:style>
    <style:style style:name="T58" style:family="text">
      <style:text-properties fo:color="#2d232d" style:font-name="Ubuntu" fo:font-size="10pt" fo:language="en" fo:country="US" officeooo:rsid="0113c3e2" style:letter-kerning="true" style:font-name-asian="Noto Sans Mono CJK SC" style:font-size-asian="10pt" style:language-asian="zh" style:country-asian="CN" style:font-name-complex="Ubuntu" style:font-size-complex="10pt" style:language-complex="hi" style:country-complex="IN"/>
    </style:style>
    <style:style style:name="T59" style:family="text">
      <style:text-properties fo:color="#2d232d" style:font-name="Ubuntu" fo:font-size="10pt" fo:language="en" fo:country="US" officeooo:rsid="01214f7e" style:letter-kerning="true" style:font-name-asian="Noto Sans Mono CJK SC" style:font-size-asian="10pt" style:language-asian="zh" style:country-asian="CN" style:font-name-complex="Ubuntu" style:font-size-complex="10pt" style:language-complex="hi" style:country-complex="IN"/>
    </style:style>
    <style:style style:name="T60" style:family="text">
      <style:text-properties fo:color="#2d232d" style:font-name="Ubuntu" fo:font-size="10pt" fo:language="en" fo:country="US" officeooo:rsid="0152c347" style:letter-kerning="true" style:font-name-asian="Noto Sans Mono CJK SC" style:font-size-asian="10pt" style:language-asian="zh" style:country-asian="CN" style:font-name-complex="Ubuntu" style:font-size-complex="10pt" style:language-complex="hi" style:country-complex="IN"/>
    </style:style>
    <style:style style:name="T61" style:family="text">
      <style:text-properties fo:color="#2d232d" style:font-name="Ubuntu" fo:font-size="10pt" fo:language="en" fo:country="US" officeooo:rsid="0156ca6e" style:letter-kerning="true" style:font-name-asian="Noto Sans Mono CJK SC" style:font-size-asian="10pt" style:language-asian="zh" style:country-asian="CN" style:font-name-complex="Ubuntu" style:font-size-complex="10pt" style:language-complex="hi" style:country-complex="IN"/>
    </style:style>
    <style:style style:name="T62" style:family="text">
      <style:text-properties fo:color="#2d232d" style:font-name="Ubuntu" fo:font-size="10pt" fo:language="en" fo:country="US" officeooo:rsid="01589425" style:letter-kerning="true" style:font-name-asian="Noto Sans Mono CJK SC" style:font-size-asian="10pt" style:language-asian="zh" style:country-asian="CN" style:font-name-complex="Ubuntu" style:font-size-complex="10pt" style:language-complex="hi" style:country-complex="IN"/>
    </style:style>
    <style:style style:name="T63" style:family="text">
      <style:text-properties fo:color="#2d232d" style:font-name="Ubuntu" fo:font-size="10pt" fo:language="en" fo:country="US" officeooo:rsid="015d262c" style:letter-kerning="true" style:font-name-asian="Noto Sans Mono CJK SC" style:font-size-asian="10pt" style:language-asian="zh" style:country-asian="CN" style:font-name-complex="Ubuntu" style:font-size-complex="10pt" style:language-complex="hi" style:country-complex="IN"/>
    </style:style>
    <style:style style:name="T64" style:family="text">
      <style:text-properties fo:color="#2d232d" style:font-name="Ubuntu" fo:font-size="10pt" fo:language="en" fo:country="US" officeooo:rsid="015eec8e" style:letter-kerning="true" style:font-name-asian="Noto Sans Mono CJK SC" style:font-size-asian="10pt" style:language-asian="zh" style:country-asian="CN" style:font-name-complex="Ubuntu" style:font-size-complex="10pt" style:language-complex="hi" style:country-complex="IN"/>
    </style:style>
    <style:style style:name="T65" style:family="text">
      <style:text-properties fo:color="#2d232d" style:font-name="Ubuntu" fo:font-size="10pt" fo:language="en" fo:country="US" officeooo:rsid="0169bfdd" style:letter-kerning="true" style:font-name-asian="Noto Sans Mono CJK SC" style:font-size-asian="10pt" style:language-asian="zh" style:country-asian="CN" style:font-name-complex="Ubuntu" style:font-size-complex="10pt" style:language-complex="hi" style:country-complex="IN"/>
    </style:style>
    <style:style style:name="T66" style:family="text">
      <style:text-properties fo:color="#2d232d" style:font-name="Ubuntu" fo:font-size="10pt" fo:language="en" fo:country="US" officeooo:rsid="016cc8df" style:letter-kerning="true" style:font-name-asian="Noto Sans Mono CJK SC" style:font-size-asian="10pt" style:language-asian="zh" style:country-asian="CN" style:font-name-complex="Ubuntu" style:font-size-complex="10pt" style:language-complex="hi" style:country-complex="IN"/>
    </style:style>
    <style:style style:name="T67" style:family="text">
      <style:text-properties fo:color="#2d232d" style:font-name="Ubuntu" fo:font-size="10pt" fo:language="en" fo:country="US" officeooo:rsid="016f1ca4" style:letter-kerning="true" style:font-name-asian="Noto Sans Mono CJK SC" style:font-size-asian="10pt" style:language-asian="zh" style:country-asian="CN" style:font-name-complex="Ubuntu" style:font-size-complex="10pt" style:language-complex="hi" style:country-complex="IN"/>
    </style:style>
    <style:style style:name="T68" style:family="text">
      <style:text-properties fo:color="#2d232d" style:font-name="Ubuntu" fo:font-size="10pt" fo:language="en" fo:country="US" officeooo:rsid="0170c999" style:letter-kerning="true" style:font-name-asian="Noto Sans Mono CJK SC" style:font-size-asian="10pt" style:language-asian="zh" style:country-asian="CN" style:font-name-complex="Ubuntu" style:font-size-complex="10pt" style:language-complex="hi" style:country-complex="IN"/>
    </style:style>
    <style:style style:name="T69" style:family="text">
      <style:text-properties fo:color="#2d232d" style:font-name="Ubuntu" fo:font-size="10pt" fo:language="en" fo:country="US" officeooo:rsid="017295ea" style:letter-kerning="true" style:font-name-asian="Noto Sans Mono CJK SC" style:font-size-asian="10pt" style:language-asian="zh" style:country-asian="CN" style:font-name-complex="Ubuntu" style:font-size-complex="10pt" style:language-complex="hi" style:country-complex="IN"/>
    </style:style>
    <style:style style:name="T70" style:family="text">
      <style:text-properties fo:color="#2d232d" style:font-name="Ubuntu" fo:font-size="10pt" fo:language="en" fo:country="US" officeooo:rsid="0178a6c6" style:letter-kerning="true" style:font-name-asian="Noto Sans Mono CJK SC" style:font-size-asian="10pt" style:language-asian="zh" style:country-asian="CN" style:font-name-complex="Ubuntu" style:font-size-complex="10pt" style:language-complex="hi" style:country-complex="IN"/>
    </style:style>
    <style:style style:name="T71" style:family="text">
      <style:text-properties fo:color="#2d232d" style:font-name="Ubuntu" fo:font-size="10pt" fo:language="en" fo:country="US" officeooo:rsid="017e3531" style:letter-kerning="true" style:font-name-asian="Noto Sans Mono CJK SC" style:font-size-asian="10pt" style:language-asian="zh" style:country-asian="CN" style:font-name-complex="Ubuntu" style:font-size-complex="10pt" style:language-complex="hi" style:country-complex="IN"/>
    </style:style>
    <style:style style:name="T72" style:family="text">
      <style:text-properties fo:color="#2d232d" style:font-name="Ubuntu" fo:font-size="10pt" fo:language="en" fo:country="US" officeooo:rsid="0181a108" style:letter-kerning="true" style:font-name-asian="Noto Sans Mono CJK SC" style:font-size-asian="10pt" style:language-asian="zh" style:country-asian="CN" style:font-name-complex="Ubuntu" style:font-size-complex="10pt" style:language-complex="hi" style:country-complex="IN"/>
    </style:style>
    <style:style style:name="T73" style:family="text">
      <style:text-properties fo:color="#2d232d" style:font-name="Ubuntu" fo:font-size="10pt" fo:language="en" fo:country="US" officeooo:rsid="018cd2c4" style:letter-kerning="true" style:font-name-asian="Noto Sans Mono CJK SC" style:font-size-asian="10pt" style:language-asian="zh" style:country-asian="CN" style:font-name-complex="Ubuntu" style:font-size-complex="10pt" style:language-complex="hi" style:country-complex="IN"/>
    </style:style>
    <style:style style:name="T74" style:family="text">
      <style:text-properties fo:color="#2d232d" style:font-name="Ubuntu" fo:font-size="10pt" fo:language="en" fo:country="US" officeooo:rsid="018efc5a" style:letter-kerning="true" style:font-name-asian="Noto Sans Mono CJK SC" style:font-size-asian="10pt" style:language-asian="zh" style:country-asian="CN" style:font-name-complex="Ubuntu" style:font-size-complex="10pt" style:language-complex="hi" style:country-complex="IN"/>
    </style:style>
    <style:style style:name="T75" style:family="text">
      <style:text-properties fo:color="#2d232d" style:font-name="Ubuntu" fo:font-size="10pt" fo:language="en" fo:country="US" officeooo:rsid="0190bfd0" style:letter-kerning="true" style:font-name-asian="Noto Sans Mono CJK SC" style:font-size-asian="10pt" style:language-asian="zh" style:country-asian="CN" style:font-name-complex="Ubuntu" style:font-size-complex="10pt" style:language-complex="hi" style:country-complex="IN"/>
    </style:style>
    <style:style style:name="T76" style:family="text">
      <style:text-properties fo:color="#2d232d" style:font-name="Ubuntu" fo:font-size="10pt" fo:language="en" fo:country="US" officeooo:rsid="01936f57" style:letter-kerning="true" style:font-name-asian="Noto Sans Mono CJK SC" style:font-size-asian="10pt" style:language-asian="zh" style:country-asian="CN" style:font-name-complex="Ubuntu" style:font-size-complex="10pt" style:language-complex="hi" style:country-complex="IN"/>
    </style:style>
    <style:style style:name="T77" style:family="text">
      <style:text-properties fo:color="#2d232d" style:font-name="Ubuntu" fo:font-size="10pt" fo:language="en" fo:country="US" officeooo:rsid="0182f8e5" style:letter-kerning="true" style:font-name-asian="Noto Sans Mono CJK SC" style:font-size-asian="10pt" style:language-asian="zh" style:country-asian="CN" style:font-name-complex="Ubuntu" style:font-size-complex="10pt" style:language-complex="hi" style:country-complex="IN"/>
    </style:style>
    <style:style style:name="T78" style:family="text">
      <style:text-properties fo:color="#2d232d" style:font-name="Ubuntu" fo:font-size="10pt" fo:language="en" fo:country="US" officeooo:rsid="0182f8e5" style:letter-kerning="true" style:font-name-asian="Noto Sans Mono CJK SC" style:font-size-asian="10pt" style:language-asian="zh" style:country-asian="CN" style:font-name-complex="Liberation Mono" style:font-size-complex="10pt" style:language-complex="hi" style:country-complex="IN"/>
    </style:style>
    <style:style style:name="T79" style:family="text">
      <style:text-properties fo:color="#2d232d" style:font-name="Ubuntu" fo:font-size="10pt" fo:language="en" fo:country="US" officeooo:rsid="01025945" style:letter-kerning="true" style:font-name-asian="Noto Sans Mono CJK SC" style:font-size-asian="8.75pt" style:language-asian="zh" style:country-asian="CN" style:font-name-complex="Liberation Mono" style:font-size-complex="10pt" style:language-complex="hi" style:country-complex="IN"/>
    </style:style>
    <style:style style:name="T80" style:family="text">
      <style:text-properties fo:color="#2d232d" style:font-name="Ubuntu" fo:font-size="10pt" fo:language="en" fo:country="US" officeooo:rsid="01087868" style:letter-kerning="true" style:font-name-asian="Noto Sans Mono CJK SC" style:font-size-asian="8.75pt" style:language-asian="zh" style:country-asian="CN" style:font-name-complex="Liberation Mono" style:font-size-complex="10pt" style:language-complex="hi" style:country-complex="IN"/>
    </style:style>
    <style:style style:name="T81" style:family="text">
      <style:text-properties fo:color="#2d232d" style:font-name="Ubuntu" fo:font-size="10pt" fo:language="en" fo:country="US" officeooo:rsid="0156ca6e" style:letter-kerning="true" style:font-name-asian="Noto Sans Mono CJK SC" style:font-size-asian="8.75pt" style:language-asian="zh" style:country-asian="CN" style:font-name-complex="Liberation Mono" style:font-size-complex="10pt" style:language-complex="hi" style:country-complex="IN"/>
    </style:style>
    <style:style style:name="T82" style:family="text">
      <style:text-properties fo:color="#2d232d" style:font-name="Ubuntu" fo:font-size="10pt" fo:language="en" fo:country="US" officeooo:rsid="01589425" style:letter-kerning="true" style:font-name-asian="Noto Sans Mono CJK SC" style:font-size-asian="8.75pt" style:language-asian="zh" style:country-asian="CN" style:font-name-complex="Liberation Mono" style:font-size-complex="10pt" style:language-complex="hi" style:country-complex="IN"/>
    </style:style>
    <style:style style:name="T83" style:family="text">
      <style:text-properties fo:color="#2d232d" style:font-name="Ubuntu" fo:font-size="10pt" fo:language="en" fo:country="US" officeooo:rsid="018d1f3c" style:letter-kerning="true" style:font-name-asian="Noto Sans Mono CJK SC" style:font-size-asian="8.75pt" style:language-asian="zh" style:country-asian="CN" style:font-name-complex="Liberation Mono" style:font-size-complex="10pt" style:language-complex="hi" style:country-complex="IN"/>
    </style:style>
    <style:style style:name="T84" style:family="text">
      <style:text-properties fo:color="#2d232d" style:font-name="Ubuntu" fo:font-size="10pt" fo:language="en" fo:country="US" officeooo:rsid="015d262c" style:letter-kerning="true" style:font-name-asian="Noto Sans Mono CJK SC" style:font-size-asian="8.75pt" style:language-asian="zh" style:country-asian="CN" style:font-name-complex="Ubuntu" style:font-size-complex="10pt" style:language-complex="hi" style:country-complex="IN"/>
    </style:style>
    <style:style style:name="T85" style:family="text">
      <style:text-properties fo:color="#2d232d" style:font-name="Ubuntu" fo:font-size="10pt" fo:language="en" fo:country="US" officeooo:rsid="0160d50f" style:letter-kerning="true" style:font-name-asian="Noto Sans Mono CJK SC" style:font-size-asian="8.75pt" style:language-asian="zh" style:country-asian="CN" style:font-name-complex="Ubuntu" style:font-size-complex="10pt" style:language-complex="hi" style:country-complex="IN"/>
    </style:style>
    <style:style style:name="T86" style:family="text">
      <style:text-properties fo:color="#2d232d" style:font-name="Ubuntu" fo:font-size="10pt" fo:language="en" fo:country="US" officeooo:rsid="018f71c6" style:letter-kerning="true" style:font-name-asian="Noto Sans Mono CJK SC" style:font-size-asian="8.75pt" style:language-asian="zh" style:country-asian="CN" style:font-name-complex="Ubuntu" style:font-size-complex="10pt" style:language-complex="hi" style:country-complex="IN"/>
    </style:style>
    <style:style style:name="T87" style:family="text">
      <style:text-properties fo:color="#2d232d" style:font-name="Ubuntu" fo:font-size="10pt" fo:language="en" fo:country="US" officeooo:rsid="00711e51" style:letter-kerning="true" style:font-size-asian="10pt" style:language-asian="zh" style:country-asian="CN" style:font-name-complex="Ubuntu" style:font-size-complex="10pt" style:language-complex="hi" style:country-complex="IN"/>
    </style:style>
    <style:style style:name="T88" style:family="text">
      <style:text-properties fo:color="#2d232d" style:font-name="Ubuntu" fo:font-size="10pt" fo:language="en" fo:country="US" officeooo:rsid="0152c347" style:letter-kerning="true" style:font-size-asian="10pt" style:language-asian="zh" style:country-asian="CN" style:font-name-complex="Ubuntu" style:font-size-complex="10pt" style:language-complex="hi" style:country-complex="IN"/>
    </style:style>
    <style:style style:name="T89" style:family="text">
      <style:text-properties fo:color="#2d232d" style:font-name="Ubuntu" fo:font-size="10pt" fo:language="en" fo:country="US" officeooo:rsid="01589425" style:letter-kerning="true" style:font-size-asian="10pt" style:language-asian="zh" style:country-asian="CN" style:font-name-complex="Ubuntu" style:font-size-complex="10pt" style:language-complex="hi" style:country-complex="IN"/>
    </style:style>
    <style:style style:name="T90" style:family="text">
      <style:text-properties fo:color="#2d232d" style:font-name="Ubuntu" fo:font-size="10pt" fo:language="en" fo:country="US" officeooo:rsid="017295ea" style:letter-kerning="true" style:font-size-asian="10pt" style:language-asian="zh" style:country-asian="CN" style:font-name-complex="Ubuntu" style:font-size-complex="10pt" style:language-complex="hi" style:country-complex="IN"/>
    </style:style>
    <style:style style:name="T91" style:family="text">
      <style:text-properties fo:color="#2d232d" style:font-name="Ubuntu" fo:font-size="10pt" fo:language="en" fo:country="US" officeooo:rsid="0127e722" style:letter-kerning="true" style:font-size-asian="10pt" style:language-asian="zh" style:country-asian="CN" style:font-size-complex="10pt" style:language-complex="hi" style:country-complex="IN"/>
    </style:style>
    <style:style style:name="T92" style:family="text">
      <style:text-properties fo:color="#2d232d" style:font-name="Ubuntu" fo:font-size="10pt" fo:language="en" fo:country="US" officeooo:rsid="0129a7a0" style:letter-kerning="true" style:font-size-asian="10pt" style:language-asian="zh" style:country-asian="CN" style:font-size-complex="10pt" style:language-complex="hi" style:country-complex="IN"/>
    </style:style>
    <style:style style:name="T93" style:family="text">
      <style:text-properties fo:color="#2d232d" style:font-name="Ubuntu" fo:font-size="10pt" fo:language="en" fo:country="US" officeooo:rsid="014329f7" style:letter-kerning="true" style:font-size-asian="10pt" style:language-asian="zh" style:country-asian="CN" style:font-size-complex="10pt" style:language-complex="hi" style:country-complex="IN"/>
    </style:style>
    <style:style style:name="T94" style:family="text">
      <style:text-properties fo:color="#2d232d" style:font-name="Ubuntu" fo:font-size="10pt" fo:language="en" fo:country="US" officeooo:rsid="0182f8e5" style:letter-kerning="true" style:font-size-asian="10pt" style:language-asian="zh" style:country-asian="CN" style:font-size-complex="10pt" style:language-complex="hi" style:country-complex="IN"/>
    </style:style>
    <style:style style:name="T95" style:family="text">
      <style:text-properties fo:color="#2d232d" style:font-name="Ubuntu" fo:font-size="10pt" fo:language="en" fo:country="US" officeooo:rsid="018402ef" style:letter-kerning="true" style:font-size-asian="10pt" style:language-asian="zh" style:country-asian="CN" style:font-size-complex="10pt" style:language-complex="hi" style:country-complex="IN"/>
    </style:style>
    <style:style style:name="T96" style:family="text">
      <style:text-properties fo:color="#2d232d" style:font-name="Ubuntu" fo:font-size="10pt" fo:language="en" fo:country="US" officeooo:rsid="0194d15e" style:letter-kerning="true" style:font-size-asian="10pt" style:language-asian="zh" style:country-asian="CN" style:font-size-complex="10pt" style:language-complex="hi" style:country-complex="IN"/>
    </style:style>
    <style:style style:name="T97" style:family="text">
      <style:text-properties fo:color="#2d232d" style:font-name="Ubuntu" fo:font-size="10pt" fo:language="en" fo:country="US" officeooo:rsid="007250f1" style:letter-kerning="true" style:font-size-asian="8.75pt" style:language-asian="zh" style:country-asian="CN" style:font-name-complex="Ubuntu" style:font-size-complex="10pt" style:language-complex="hi" style:country-complex="IN"/>
    </style:style>
    <style:style style:name="T98" style:family="text">
      <style:text-properties fo:color="#2d232d" style:font-name="Ubuntu" fo:font-size="10pt" fo:language="en" fo:country="US" officeooo:rsid="010419a9" style:letter-kerning="true" style:font-size-asian="8.75pt" style:language-asian="zh" style:country-asian="CN" style:font-name-complex="Ubuntu" style:font-size-complex="10pt" style:language-complex="hi" style:country-complex="IN"/>
    </style:style>
    <style:style style:name="T99" style:family="text">
      <style:text-properties fo:color="#2d232d" style:font-name="Ubuntu" fo:font-size="10pt" fo:language="en" fo:country="US" officeooo:rsid="015b44d7" style:letter-kerning="true" style:font-size-asian="8.75pt" style:language-asian="zh" style:country-asian="CN" style:font-name-complex="Ubuntu" style:font-size-complex="10pt" style:language-complex="hi" style:country-complex="IN"/>
    </style:style>
    <style:style style:name="T100" style:family="text">
      <style:text-properties fo:color="#2d232d" style:font-name="Ubuntu" fo:font-size="10pt" fo:language="en" fo:country="US" officeooo:rsid="015d262c" style:letter-kerning="true" style:font-size-asian="8.75pt" style:language-asian="zh" style:country-asian="CN" style:font-name-complex="Ubuntu" style:font-size-complex="10pt" style:language-complex="hi" style:country-complex="IN"/>
    </style:style>
    <style:style style:name="T101" style:family="text">
      <style:text-properties fo:color="#2d232d" style:font-name="Ubuntu" fo:font-size="10pt" fo:language="en" fo:country="US" officeooo:rsid="0160d50f" style:letter-kerning="true" style:font-size-asian="8.75pt" style:language-asian="zh" style:country-asian="CN" style:font-name-complex="Ubuntu" style:font-size-complex="10pt" style:language-complex="hi" style:country-complex="IN"/>
    </style:style>
    <style:style style:name="T102" style:family="text">
      <style:text-properties fo:color="#2d232d" style:font-name="Ubuntu" fo:font-size="10pt" fo:language="en" fo:country="US" officeooo:rsid="018f71c6" style:letter-kerning="true" style:font-size-asian="8.75pt" style:language-asian="zh" style:country-asian="CN" style:font-name-complex="Ubuntu" style:font-size-complex="10pt" style:language-complex="hi" style:country-complex="IN"/>
    </style:style>
    <style:style style:name="T103" style:family="text">
      <style:text-properties fo:color="#2d232d" style:font-name="Ubuntu" fo:font-size="10pt" fo:language="en" fo:country="US" officeooo:rsid="010ca6f4" style:letter-kerning="true" style:font-size-asian="12pt" style:language-asian="zh" style:country-asian="CN" style:font-name-complex="Ubuntu" style:font-size-complex="12pt" style:language-complex="hi" style:country-complex="IN"/>
    </style:style>
    <style:style style:name="T104" style:family="text">
      <style:text-properties fo:color="#2d232d" style:font-name="Ubuntu" fo:font-size="10pt" fo:language="en" fo:country="US" officeooo:rsid="01669c4e" style:letter-kerning="true" style:font-size-asian="12pt" style:language-asian="zh" style:country-asian="CN" style:font-name-complex="Ubuntu" style:font-size-complex="12pt" style:language-complex="hi" style:country-complex="IN"/>
    </style:style>
    <style:style style:name="T105" style:family="text">
      <style:text-properties fo:color="#2d232d" style:font-name="Ubuntu" fo:font-size="10pt" fo:language="en" fo:country="US" officeooo:rsid="01672b7b" style:letter-kerning="true" style:font-size-asian="12pt" style:language-asian="zh" style:country-asian="CN" style:font-name-complex="Ubuntu" style:font-size-complex="12pt" style:language-complex="hi" style:country-complex="IN"/>
    </style:style>
    <style:style style:name="T106" style:family="text">
      <style:text-properties fo:color="#2d232d" style:font-name="Ubuntu" fo:font-size="10pt" fo:language="en" fo:country="US" officeooo:rsid="014f3fcc" style:letter-kerning="true" style:font-size-asian="12pt" style:language-asian="zh" style:country-asian="CN" style:font-name-complex="Ubuntu" style:font-size-complex="12pt" style:language-complex="hi" style:country-complex="IN"/>
    </style:style>
    <style:style style:name="T107" style:family="text">
      <style:text-properties fo:color="#2d232d" style:font-name="Ubuntu" fo:font-size="10pt" fo:language="en" fo:country="US" officeooo:rsid="018a21ad" style:letter-kerning="true" style:font-size-asian="12pt" style:language-asian="zh" style:country-asian="CN" style:font-name-complex="Ubuntu" style:font-size-complex="12pt" style:language-complex="hi" style:country-complex="IN"/>
    </style:style>
    <style:style style:name="T108" style:family="text">
      <style:text-properties fo:color="#2d232d" style:font-name="Ubuntu" fo:font-size="10pt" fo:language="en" fo:country="US" fo:font-style="italic" fo:font-weight="normal" officeooo:rsid="012729d3" style:letter-kerning="true" style:font-size-asian="8.75pt" style:language-asian="zh" style:country-asian="CN" style:font-style-asian="italic" style:font-weight-asian="normal" style:font-size-complex="10pt" style:language-complex="hi" style:country-complex="IN" style:font-style-complex="italic" style:font-weight-complex="normal"/>
    </style:style>
    <style:style style:name="T109" style:family="text">
      <style:text-properties fo:color="#2d232d" style:font-name="Ubuntu" fo:font-size="10pt" fo:language="en" fo:country="US" fo:font-style="italic" fo:font-weight="normal" officeooo:rsid="01418e3d" style:letter-kerning="true" style:font-size-asian="8.75pt" style:language-asian="zh" style:country-asian="CN" style:font-style-asian="italic" style:font-weight-asian="normal" style:font-size-complex="10pt" style:language-complex="hi" style:country-complex="IN" style:font-style-complex="italic" style:font-weight-complex="normal"/>
    </style:style>
    <style:style style:name="T110" style:family="text">
      <style:text-properties fo:color="#2d232d" style:font-name="Ubuntu" fo:font-size="10pt" fo:language="en" fo:country="US" fo:font-style="italic" fo:font-weight="normal" officeooo:rsid="017fdaaa" style:letter-kerning="true" style:font-size-asian="8.75pt" style:language-asian="zh" style:country-asian="CN" style:font-style-asian="italic" style:font-weight-asian="normal" style:font-size-complex="10pt" style:language-complex="hi" style:country-complex="IN" style:font-style-complex="italic" style:font-weight-complex="normal"/>
    </style:style>
    <style:style style:name="T111" style:family="text">
      <style:text-properties fo:color="#2d232d" style:font-name="Ubuntu" fo:font-size="10pt" fo:language="en" fo:country="US" fo:font-style="italic" fo:font-weight="normal" officeooo:rsid="0181a108" style:letter-kerning="true" style:font-size-asian="8.75pt" style:language-asian="zh" style:country-asian="CN" style:font-style-asian="italic" style:font-weight-asian="normal" style:font-size-complex="10pt" style:language-complex="hi" style:country-complex="IN" style:font-style-complex="italic" style:font-weight-complex="normal"/>
    </style:style>
    <style:style style:name="T112" style:family="text">
      <style:text-properties fo:color="#2d232d" style:font-name="Ubuntu" fo:font-size="10pt" fo:language="en" fo:country="US" fo:font-style="italic" fo:font-weight="normal" officeooo:rsid="017fdaaa" style:letter-kerning="true" style:font-name-asian="Noto Sans Mono CJK SC" style:font-size-asian="8.75pt" style:language-asian="zh" style:country-asian="CN" style:font-style-asian="italic" style:font-weight-asian="normal" style:font-name-complex="Liberation Mono" style:font-size-complex="10pt" style:language-complex="hi" style:country-complex="IN" style:font-style-complex="italic" style:font-weight-complex="normal"/>
    </style:style>
    <style:style style:name="T113" style:family="text">
      <style:text-properties fo:color="#2d232d" style:font-name="Ubuntu" fo:font-size="10pt" fo:language="en" fo:country="US" fo:font-style="italic" fo:font-weight="normal" officeooo:rsid="0181a108" style:letter-kerning="true" style:font-name-asian="Noto Sans Mono CJK SC" style:font-size-asian="8.75pt" style:language-asian="zh" style:country-asian="CN" style:font-style-asian="italic" style:font-weight-asian="normal" style:font-name-complex="Liberation Mono" style:font-size-complex="10pt" style:language-complex="hi" style:country-complex="IN" style:font-style-complex="italic" style:font-weight-complex="normal"/>
    </style:style>
    <style:style style:name="T114" style:family="text">
      <style:text-properties fo:color="#2d232d" style:font-name="Ubuntu" fo:font-size="10pt" fo:language="en" fo:country="US" fo:font-style="italic" fo:font-weight="normal" officeooo:rsid="019eaca8" style:letter-kerning="true" style:font-name-asian="Noto Sans Mono CJK SC" style:font-size-asian="8.75pt" style:language-asian="zh" style:country-asian="CN" style:font-style-asian="italic" style:font-weight-asian="normal" style:font-name-complex="Liberation Mono" style:font-size-complex="10pt" style:language-complex="hi" style:country-complex="IN" style:font-style-complex="italic" style:font-weight-complex="normal"/>
    </style:style>
    <style:style style:name="T115" style:family="text">
      <style:text-properties fo:color="#2d232d" style:font-name="Ubuntu" fo:font-size="10pt" fo:language="en" fo:country="US" fo:font-style="italic" fo:font-weight="normal" officeooo:rsid="019f3609" style:letter-kerning="true" style:font-name-asian="Noto Sans Mono CJK SC" style:font-size-asian="8.75pt" style:language-asian="zh" style:country-asian="CN" style:font-style-asian="italic" style:font-weight-asian="normal" style:font-name-complex="Liberation Mono" style:font-size-complex="10pt" style:language-complex="hi" style:country-complex="IN" style:font-style-complex="italic" style:font-weight-complex="normal"/>
    </style:style>
    <style:style style:name="T116" style:family="text">
      <style:text-properties fo:color="#2d232d" style:font-name="Ubuntu" fo:font-size="10pt" fo:language="en" fo:country="US" fo:font-weight="normal" officeooo:rsid="01626314" style:letter-kerning="true" style:font-name-asian="Noto Sans Mono CJK SC" style:font-size-asian="8.75pt" style:language-asian="zh" style:country-asian="CN" style:font-weight-asian="normal" style:font-name-complex="Liberation Mono" style:font-size-complex="10pt" style:language-complex="hi" style:country-complex="IN" style:font-weight-complex="normal"/>
    </style:style>
    <style:style style:name="T117" style:family="text">
      <style:text-properties fo:color="#2d232d" style:font-name="Ubuntu" fo:font-size="10pt" fo:language="en" fo:country="US" fo:font-weight="normal" officeooo:rsid="0175e19f" style:letter-kerning="true" style:font-name-asian="Noto Sans Mono CJK SC" style:font-size-asian="8.75pt" style:language-asian="zh" style:country-asian="CN" style:font-weight-asian="normal" style:font-name-complex="Liberation Mono" style:font-size-complex="10pt" style:language-complex="hi" style:country-complex="IN" style:font-weight-complex="normal"/>
    </style:style>
    <style:style style:name="T118" style:family="text">
      <style:text-properties fo:color="#2d232d" style:font-name="Ubuntu" fo:font-size="10pt" fo:language="en" fo:country="US" fo:font-weight="normal" officeooo:rsid="01778067" style:letter-kerning="true" style:font-name-asian="Noto Sans Mono CJK SC" style:font-size-asian="8.75pt" style:language-asian="zh" style:country-asian="CN" style:font-weight-asian="normal" style:font-name-complex="Liberation Mono" style:font-size-complex="10pt" style:language-complex="hi" style:country-complex="IN" style:font-weight-complex="normal"/>
    </style:style>
    <style:style style:name="T119" style:family="text">
      <style:text-properties fo:color="#2d232d" style:font-name="Ubuntu" fo:font-size="10pt" fo:language="en" fo:country="US" fo:font-weight="normal" officeooo:rsid="01879ef4" style:letter-kerning="true" style:font-name-asian="Noto Sans Mono CJK SC" style:font-size-asian="8.75pt" style:language-asian="zh" style:country-asian="CN" style:font-weight-asian="normal" style:font-name-complex="Liberation Mono" style:font-size-complex="10pt" style:language-complex="hi" style:country-complex="IN" style:font-weight-complex="normal"/>
    </style:style>
    <style:style style:name="T120" style:family="text">
      <style:text-properties fo:color="#2d232d" style:font-name="Ubuntu" fo:font-size="10pt" fo:language="en" fo:country="US" fo:font-weight="normal" officeooo:rsid="0187dbf1" style:letter-kerning="true" style:font-name-asian="Noto Sans Mono CJK SC" style:font-size-asian="8.75pt" style:language-asian="zh" style:country-asian="CN" style:font-weight-asian="normal" style:font-name-complex="Liberation Mono" style:font-size-complex="10pt" style:language-complex="hi" style:country-complex="IN" style:font-weight-complex="normal"/>
    </style:style>
    <style:style style:name="T121" style:family="text">
      <style:text-properties fo:color="#2d232d" style:font-name="Ubuntu" fo:font-size="10pt" fo:language="en" fo:country="US" fo:font-weight="normal" officeooo:rsid="0175d5f0" style:letter-kerning="true" style:font-name-asian="Noto Sans Mono CJK SC" style:font-size-asian="8.75pt" style:language-asian="zh" style:country-asian="CN" style:font-weight-asian="normal" style:font-name-complex="Ubuntu" style:font-size-complex="10pt" style:language-complex="hi" style:country-complex="IN" style:font-weight-complex="normal"/>
    </style:style>
    <style:style style:name="T122" style:family="text">
      <style:text-properties fo:color="#2d232d" style:font-name="Ubuntu" fo:font-size="10pt" fo:language="en" fo:country="US" fo:font-weight="normal" officeooo:rsid="0193138c" style:letter-kerning="true" style:font-name-asian="Noto Sans Mono CJK SC" style:font-size-asian="8.75pt" style:language-asian="zh" style:country-asian="CN" style:font-weight-asian="normal" style:font-name-complex="Ubuntu" style:font-size-complex="10pt" style:language-complex="hi" style:country-complex="IN" style:font-weight-complex="normal"/>
    </style:style>
    <style:style style:name="T123" style:family="text">
      <style:text-properties fo:color="#2d232d" style:font-name="Ubuntu" fo:font-size="10pt" fo:language="en" fo:country="US" fo:font-weight="normal" officeooo:rsid="01857b08" style:letter-kerning="true" style:font-name-asian="Noto Sans Mono CJK SC" style:font-size-asian="10pt" style:language-asian="zh" style:country-asian="CN" style:font-weight-asian="normal" style:font-name-complex="Ubuntu" style:font-size-complex="10pt" style:language-complex="hi" style:country-complex="IN" style:font-weight-complex="normal"/>
    </style:style>
    <style:style style:name="T124" style:family="text">
      <style:text-properties fo:color="#2d232d" style:font-name="Ubuntu" fo:font-size="10pt" fo:language="en" fo:country="US" fo:font-weight="normal" officeooo:rsid="0184bf45" style:letter-kerning="true" style:font-name-asian="Noto Sans Mono CJK SC" style:font-size-asian="10pt" style:language-asian="zh" style:country-asian="CN" style:font-weight-asian="normal" style:font-name-complex="Ubuntu" style:font-size-complex="10pt" style:language-complex="hi" style:country-complex="IN" style:font-weight-complex="normal"/>
    </style:style>
    <style:style style:name="T125" style:family="text">
      <style:text-properties fo:color="#2d232d" style:font-name="Ubuntu" fo:font-size="10pt" fo:language="en" fo:country="US" fo:font-weight="normal" officeooo:rsid="0184301b" style:letter-kerning="true" style:font-name-asian="Noto Sans Mono CJK SC" style:font-size-asian="12pt" style:language-asian="zh" style:country-asian="CN" style:font-weight-asian="normal" style:font-name-complex="Ubuntu" style:font-size-complex="12pt" style:language-complex="hi" style:country-complex="IN" style:font-weight-complex="normal"/>
    </style:style>
    <style:style style:name="T126" style:family="text">
      <style:text-properties fo:color="#2d232d" style:font-name="Ubuntu" fo:font-size="10pt" fo:language="en" fo:country="US" fo:font-weight="normal" officeooo:rsid="019eaca8" style:letter-kerning="true" style:font-name-asian="Noto Sans Mono CJK SC" style:font-size-asian="12pt" style:language-asian="zh" style:country-asian="CN" style:font-weight-asian="normal" style:font-name-complex="Ubuntu" style:font-size-complex="12pt" style:language-complex="hi" style:country-complex="IN" style:font-weight-complex="normal"/>
    </style:style>
    <style:style style:name="T127" style:family="text">
      <style:text-properties fo:color="#2d232d" style:font-name="Ubuntu" fo:font-size="10pt" fo:language="en" fo:country="US" fo:font-weight="normal" officeooo:rsid="010ca6f4" style:letter-kerning="true" style:font-size-asian="8.75pt" style:language-asian="zh" style:country-asian="CN" style:font-weight-asian="normal" style:font-name-complex="Ubuntu" style:font-size-complex="10pt" style:language-complex="hi" style:country-complex="IN" style:font-weight-complex="normal"/>
    </style:style>
    <style:style style:name="T128" style:family="text">
      <style:text-properties fo:color="#2d232d" style:font-name="Ubuntu" fo:font-size="10pt" fo:language="en" fo:country="US" fo:font-weight="normal" officeooo:rsid="01626314" style:letter-kerning="true" style:font-size-asian="8.75pt" style:language-asian="zh" style:country-asian="CN" style:font-weight-asian="normal" style:font-name-complex="Ubuntu" style:font-size-complex="10pt" style:language-complex="hi" style:country-complex="IN" style:font-weight-complex="normal"/>
    </style:style>
    <style:style style:name="T129" style:family="text">
      <style:text-properties fo:color="#2d232d" style:font-name="Ubuntu" fo:font-size="10pt" fo:language="en" fo:country="US" fo:font-weight="normal" officeooo:rsid="011bdebd" style:letter-kerning="true" style:font-size-asian="8.75pt" style:language-asian="zh" style:country-asian="CN" style:font-weight-asian="normal" style:font-size-complex="10pt" style:language-complex="hi" style:country-complex="IN" style:font-weight-complex="normal"/>
    </style:style>
    <style:style style:name="T130" style:family="text">
      <style:text-properties fo:color="#2d232d" style:font-name="Ubuntu" fo:font-size="10pt" fo:language="en" fo:country="US" fo:font-weight="normal" officeooo:rsid="0130205c" style:letter-kerning="true" style:font-size-asian="8.75pt" style:language-asian="zh" style:country-asian="CN" style:font-weight-asian="normal" style:font-size-complex="10pt" style:language-complex="hi" style:country-complex="IN" style:font-weight-complex="normal"/>
    </style:style>
    <style:style style:name="T131" style:family="text">
      <style:text-properties fo:color="#2d232d" style:font-name="Ubuntu" fo:font-size="10pt" fo:language="en" fo:country="US" fo:font-weight="normal" officeooo:rsid="0175e19f" style:letter-kerning="true" style:font-size-asian="8.75pt" style:language-asian="zh" style:country-asian="CN" style:font-weight-asian="normal" style:font-size-complex="10pt" style:language-complex="hi" style:country-complex="IN" style:font-weight-complex="normal"/>
    </style:style>
    <style:style style:name="T132" style:family="text">
      <style:text-properties fo:color="#2d232d" style:font-name="Ubuntu" fo:font-size="10pt" fo:language="en" fo:country="US" fo:font-weight="normal" officeooo:rsid="01778067" style:letter-kerning="true" style:font-size-asian="8.75pt" style:language-asian="zh" style:country-asian="CN" style:font-weight-asian="normal" style:font-size-complex="10pt" style:language-complex="hi" style:country-complex="IN" style:font-weight-complex="normal"/>
    </style:style>
    <style:style style:name="T133" style:family="text">
      <style:text-properties fo:color="#2d232d" style:font-name="Ubuntu" fo:font-size="10pt" fo:language="en" fo:country="US" fo:font-weight="normal" officeooo:rsid="0177c2b3" style:letter-kerning="true" style:font-size-asian="8.75pt" style:language-asian="zh" style:country-asian="CN" style:font-weight-asian="normal" style:font-size-complex="10pt" style:language-complex="hi" style:country-complex="IN" style:font-weight-complex="normal"/>
    </style:style>
    <style:style style:name="T134" style:family="text">
      <style:text-properties fo:color="#2d232d" style:font-name="Ubuntu" fo:font-size="10pt" fo:language="en" fo:country="US" fo:font-weight="normal" officeooo:rsid="01879ef4" style:letter-kerning="true" style:font-size-asian="8.75pt" style:language-asian="zh" style:country-asian="CN" style:font-weight-asian="normal" style:font-size-complex="10pt" style:language-complex="hi" style:country-complex="IN" style:font-weight-complex="normal"/>
    </style:style>
    <style:style style:name="T135" style:family="text">
      <style:text-properties fo:color="#2d232d" style:font-name="Ubuntu" fo:font-size="10pt" fo:language="en" fo:country="US" fo:font-weight="normal" officeooo:rsid="0187dbf1" style:letter-kerning="true" style:font-size-asian="8.75pt" style:language-asian="zh" style:country-asian="CN" style:font-weight-asian="normal" style:font-size-complex="10pt" style:language-complex="hi" style:country-complex="IN" style:font-weight-complex="normal"/>
    </style:style>
    <style:style style:name="T136" style:family="text">
      <style:text-properties fo:color="#2d232d" style:font-name="Ubuntu" fo:font-size="10pt" fo:language="en" fo:country="US" fo:font-weight="normal" officeooo:rsid="0193138c" style:letter-kerning="true" style:font-size-asian="8.75pt" style:language-asian="zh" style:country-asian="CN" style:font-weight-asian="normal" style:font-size-complex="10pt" style:language-complex="hi" style:country-complex="IN" style:font-weight-complex="normal"/>
    </style:style>
    <style:style style:name="T137" style:family="text">
      <style:text-properties fo:color="#2d232d" style:font-name="Ubuntu" fo:font-size="10pt" fo:language="en" fo:country="US" fo:font-weight="bold" officeooo:rsid="01626314" style:letter-kerning="true" style:font-name-asian="Noto Sans Mono CJK SC" style:font-size-asian="8.75pt" style:language-asian="zh" style:country-asian="CN" style:font-weight-asian="bold" style:font-name-complex="Liberation Mono" style:font-size-complex="10pt" style:language-complex="hi" style:country-complex="IN" style:font-weight-complex="bold"/>
    </style:style>
    <style:style style:name="T138" style:family="text">
      <style:text-properties fo:color="#2d232d" style:font-name="Ubuntu" fo:font-size="10pt" fo:language="en" fo:country="US" fo:font-weight="bold" officeooo:rsid="010ed85c" style:letter-kerning="true" style:font-name-asian="Noto Sans Mono CJK SC" style:font-size-asian="12pt" style:language-asian="zh" style:country-asian="CN" style:font-weight-asian="bold" style:font-name-complex="Ubuntu" style:font-size-complex="12pt" style:language-complex="hi" style:country-complex="IN" style:font-weight-complex="bold"/>
    </style:style>
    <style:style style:name="T139" style:family="text">
      <style:text-properties fo:color="#2d232d" style:font-name="Ubuntu" fo:font-size="10pt" fo:language="en" fo:country="US" fo:font-weight="bold" officeooo:rsid="0110d83f" style:letter-kerning="true" style:font-name-asian="Noto Sans Mono CJK SC" style:font-size-asian="12pt" style:language-asian="zh" style:country-asian="CN" style:font-weight-asian="bold" style:font-name-complex="Ubuntu" style:font-size-complex="12pt" style:language-complex="hi" style:country-complex="IN" style:font-weight-complex="bold"/>
    </style:style>
    <style:style style:name="T140" style:family="text">
      <style:text-properties fo:color="#2d232d" style:font-name="Ubuntu" fo:font-size="10pt" fo:language="en" fo:country="US" fo:font-weight="bold" officeooo:rsid="0113c3e2" style:letter-kerning="true" style:font-name-asian="Noto Sans Mono CJK SC" style:font-size-asian="12pt" style:language-asian="zh" style:country-asian="CN" style:font-weight-asian="bold" style:font-name-complex="Ubuntu" style:font-size-complex="12pt" style:language-complex="hi" style:country-complex="IN" style:font-weight-complex="bold"/>
    </style:style>
    <style:style style:name="T141" style:family="text">
      <style:text-properties fo:color="#2d232d" style:font-name="Ubuntu" fo:font-size="10pt" fo:language="en" fo:country="US" fo:font-weight="bold" officeooo:rsid="0126a128" style:letter-kerning="true" style:font-name-asian="Noto Sans Mono CJK SC" style:font-size-asian="12pt" style:language-asian="zh" style:country-asian="CN" style:font-weight-asian="bold" style:font-name-complex="Ubuntu" style:font-size-complex="12pt" style:language-complex="hi" style:country-complex="IN" style:font-weight-complex="bold"/>
    </style:style>
    <style:style style:name="T142" style:family="text">
      <style:text-properties fo:color="#2d232d" style:font-name="Ubuntu" fo:font-size="10pt" fo:language="en" fo:country="US" fo:font-weight="bold" officeooo:rsid="01672b7b" style:letter-kerning="true" style:font-name-asian="Noto Sans Mono CJK SC" style:font-size-asian="12pt" style:language-asian="zh" style:country-asian="CN" style:font-weight-asian="bold" style:font-name-complex="Ubuntu" style:font-size-complex="12pt" style:language-complex="hi" style:country-complex="IN" style:font-weight-complex="bold"/>
    </style:style>
    <style:style style:name="T143" style:family="text">
      <style:text-properties fo:color="#2d232d" style:font-name="Ubuntu" fo:font-size="10pt" fo:language="en" fo:country="US" fo:font-weight="bold" officeooo:rsid="016902a7" style:letter-kerning="true" style:font-name-asian="Noto Sans Mono CJK SC" style:font-size-asian="12pt" style:language-asian="zh" style:country-asian="CN" style:font-weight-asian="bold" style:font-name-complex="Ubuntu" style:font-size-complex="12pt" style:language-complex="hi" style:country-complex="IN" style:font-weight-complex="bold"/>
    </style:style>
    <style:style style:name="T144" style:family="text">
      <style:text-properties fo:color="#2d232d" style:font-name="Ubuntu" fo:font-size="10pt" fo:language="en" fo:country="US" fo:font-weight="bold" officeooo:rsid="016951c9" style:letter-kerning="true" style:font-name-asian="Noto Sans Mono CJK SC" style:font-size-asian="12pt" style:language-asian="zh" style:country-asian="CN" style:font-weight-asian="bold" style:font-name-complex="Ubuntu" style:font-size-complex="12pt" style:language-complex="hi" style:country-complex="IN" style:font-weight-complex="bold"/>
    </style:style>
    <style:style style:name="T145" style:family="text">
      <style:text-properties fo:color="#2d232d" style:font-name="Ubuntu" fo:font-size="10pt" fo:language="en" fo:country="US" fo:font-weight="bold" officeooo:rsid="016b243c" style:letter-kerning="true" style:font-name-asian="Noto Sans Mono CJK SC" style:font-size-asian="12pt" style:language-asian="zh" style:country-asian="CN" style:font-weight-asian="bold" style:font-name-complex="Ubuntu" style:font-size-complex="12pt" style:language-complex="hi" style:country-complex="IN" style:font-weight-complex="bold"/>
    </style:style>
    <style:style style:name="T146" style:family="text">
      <style:text-properties fo:color="#2d232d" style:font-name="Ubuntu" fo:font-size="10pt" fo:language="en" fo:country="US" fo:font-weight="bold" officeooo:rsid="01136b9a" style:letter-kerning="true" style:font-name-asian="Noto Sans Mono CJK SC" style:font-size-asian="12pt" style:language-asian="zh" style:country-asian="CN" style:font-weight-asian="bold" style:font-name-complex="Ubuntu" style:font-size-complex="12pt" style:language-complex="hi" style:country-complex="IN" style:font-weight-complex="bold"/>
    </style:style>
    <style:style style:name="T147" style:family="text">
      <style:text-properties fo:color="#2d232d" style:font-name="Ubuntu" fo:font-size="10pt" fo:language="en" fo:country="US" fo:font-weight="bold" officeooo:rsid="016bf7d1" style:letter-kerning="true" style:font-name-asian="Noto Sans Mono CJK SC" style:font-size-asian="12pt" style:language-asian="zh" style:country-asian="CN" style:font-weight-asian="bold" style:font-name-complex="Ubuntu" style:font-size-complex="12pt" style:language-complex="hi" style:country-complex="IN" style:font-weight-complex="bold"/>
    </style:style>
    <style:style style:name="T148" style:family="text">
      <style:text-properties fo:color="#2d232d" style:font-name="Ubuntu" fo:font-size="10pt" fo:language="en" fo:country="US" fo:font-weight="bold" officeooo:rsid="0181a108" style:letter-kerning="true" style:font-name-asian="Noto Sans Mono CJK SC" style:font-size-asian="12pt" style:language-asian="zh" style:country-asian="CN" style:font-weight-asian="bold" style:font-name-complex="Ubuntu" style:font-size-complex="12pt" style:language-complex="hi" style:country-complex="IN" style:font-weight-complex="bold"/>
    </style:style>
    <style:style style:name="T149" style:family="text">
      <style:text-properties fo:color="#2d232d" style:font-name="Ubuntu" fo:font-size="10pt" fo:language="en" fo:country="US" fo:font-weight="bold" officeooo:rsid="0184301b" style:letter-kerning="true" style:font-name-asian="Noto Sans Mono CJK SC" style:font-size-asian="12pt" style:language-asian="zh" style:country-asian="CN" style:font-weight-asian="bold" style:font-name-complex="Ubuntu" style:font-size-complex="12pt" style:language-complex="hi" style:country-complex="IN" style:font-weight-complex="bold"/>
    </style:style>
    <style:style style:name="T150" style:family="text">
      <style:text-properties fo:color="#2d232d" style:font-name="Ubuntu" fo:font-size="10pt" fo:language="en" fo:country="US" fo:font-weight="bold" officeooo:rsid="012b5b46" style:letter-kerning="true" style:font-name-asian="Noto Sans Mono CJK SC" style:font-size-asian="12pt" style:language-asian="zh" style:country-asian="CN" style:font-weight-asian="bold" style:font-name-complex="Ubuntu" style:font-size-complex="12pt" style:language-complex="hi" style:country-complex="IN" style:font-weight-complex="bold"/>
    </style:style>
    <style:style style:name="T151" style:family="text">
      <style:text-properties fo:color="#2d232d" style:font-name="Ubuntu" fo:font-size="10pt" fo:language="en" fo:country="US" fo:font-weight="bold" officeooo:rsid="0184bf45" style:letter-kerning="true" style:font-name-asian="Noto Sans Mono CJK SC" style:font-size-asian="10pt" style:language-asian="zh" style:country-asian="CN" style:font-weight-asian="bold" style:font-name-complex="Ubuntu" style:font-size-complex="10pt" style:language-complex="hi" style:country-complex="IN" style:font-weight-complex="bold"/>
    </style:style>
    <style:style style:name="T152" style:family="text">
      <style:text-properties fo:color="#2d232d" style:font-name="Ubuntu" fo:font-size="10pt" fo:language="en" fo:country="US" fo:font-weight="bold" officeooo:rsid="0181a108" style:letter-kerning="true" style:font-name-asian="Noto Serif CJK SC1" style:font-size-asian="10pt" style:language-asian="zh" style:country-asian="CN" style:font-weight-asian="bold" style:font-name-complex="Lohit Devanagari1" style:font-size-complex="10pt" style:language-complex="hi" style:country-complex="IN" style:font-weight-complex="bold"/>
    </style:style>
    <style:style style:name="T153" style:family="text">
      <style:text-properties fo:color="#2d232d" style:font-name="Ubuntu" fo:font-size="10pt" fo:language="en" fo:country="US" fo:font-weight="bold" officeooo:rsid="0184301b" style:letter-kerning="true" style:font-size-asian="12pt" style:language-asian="zh" style:country-asian="CN" style:font-weight-asian="bold" style:font-size-complex="12pt" style:language-complex="hi" style:country-complex="IN" style:font-weight-complex="bold"/>
    </style:style>
    <style:style style:name="T154" style:family="text">
      <style:text-properties fo:color="#2d232d" style:font-name="Ubuntu" fo:font-size="10pt" fo:language="en" fo:country="US" fo:font-weight="bold" officeooo:rsid="012b5b46" style:letter-kerning="true" style:font-size-asian="12pt" style:language-asian="zh" style:country-asian="CN" style:font-weight-asian="bold" style:font-size-complex="12pt" style:language-complex="hi" style:country-complex="IN" style:font-weight-complex="bold"/>
    </style:style>
    <style:style style:name="T155" style:family="text">
      <style:text-properties fo:color="#2d232d" style:font-name="Ubuntu" fo:font-size="10pt" fo:language="en" fo:country="US" fo:font-style="normal" officeooo:rsid="0186dcbd" style:letter-kerning="true" style:font-name-asian="Noto Sans Mono CJK SC" style:font-size-asian="10pt" style:language-asian="zh" style:country-asian="CN" style:font-style-asian="normal" style:font-name-complex="Ubuntu" style:font-size-complex="10pt" style:language-complex="hi" style:country-complex="IN" style:font-style-complex="normal"/>
    </style:style>
    <style:style style:name="T156" style:family="text">
      <style:text-properties fo:color="#2d232d" style:font-name="Ubuntu" fo:font-size="10pt" fo:language="en" fo:country="US" fo:font-style="normal" officeooo:rsid="018d1f3c" style:letter-kerning="true" style:font-name-asian="Noto Sans Mono CJK SC" style:font-size-asian="10pt" style:language-asian="zh" style:country-asian="CN" style:font-style-asian="normal" style:font-name-complex="Ubuntu" style:font-size-complex="10pt" style:language-complex="hi" style:country-complex="IN" style:font-style-complex="normal"/>
    </style:style>
    <style:style style:name="T157" style:family="text">
      <style:text-properties fo:color="#2d232d" style:font-name="Ubuntu" fo:font-size="10pt" fo:language="en" fo:country="US" fo:font-style="normal" officeooo:rsid="017295ea" style:letter-kerning="true" style:font-name-asian="Noto Sans Mono CJK SC" style:font-size-asian="10pt" style:language-asian="zh" style:country-asian="CN" style:font-style-asian="normal" style:font-name-complex="Ubuntu" style:font-size-complex="10pt" style:language-complex="hi" style:country-complex="IN" style:font-style-complex="normal"/>
    </style:style>
    <style:style style:name="T158" style:family="text">
      <style:text-properties fo:color="#2d232d" style:font-name="Ubuntu" fo:font-size="10pt" fo:language="en" fo:country="US" fo:font-style="normal" officeooo:rsid="01936f57" style:letter-kerning="true" style:font-name-asian="Noto Sans Mono CJK SC" style:font-size-asian="10pt" style:language-asian="zh" style:country-asian="CN" style:font-style-asian="normal" style:font-name-complex="Ubuntu" style:font-size-complex="10pt" style:language-complex="hi" style:country-complex="IN" style:font-style-complex="normal"/>
    </style:style>
    <style:style style:name="T159" style:family="text">
      <style:text-properties fo:color="#2d232d" style:font-name="Ubuntu" fo:font-size="10pt" fo:language="en" fo:country="US" fo:font-style="normal" officeooo:rsid="01967696" style:letter-kerning="true" style:font-name-asian="Noto Sans Mono CJK SC" style:font-size-asian="10pt" style:language-asian="zh" style:country-asian="CN" style:font-style-asian="normal" style:font-name-complex="Ubuntu" style:font-size-complex="10pt" style:language-complex="hi" style:country-complex="IN" style:font-style-complex="normal"/>
    </style:style>
    <style:style style:name="T160" style:family="text">
      <style:text-properties fo:color="#2d232d" style:font-name="Ubuntu" fo:font-size="10pt" fo:language="en" fo:country="US" fo:font-style="normal" officeooo:rsid="0156ca6e" style:letter-kerning="true" style:font-name-asian="Noto Sans Mono CJK SC" style:font-size-asian="8.75pt" style:language-asian="zh" style:country-asian="CN" style:font-style-asian="normal" style:font-name-complex="Liberation Mono" style:font-size-complex="10pt" style:language-complex="hi" style:country-complex="IN" style:font-style-complex="normal"/>
    </style:style>
    <style:style style:name="T161" style:family="text">
      <style:text-properties fo:color="#2d232d" style:font-name="Ubuntu" fo:font-size="10pt" fo:language="en" fo:country="US" fo:font-style="normal" officeooo:rsid="018d1f3c" style:letter-kerning="true" style:font-name-asian="Noto Sans Mono CJK SC" style:font-size-asian="8.75pt" style:language-asian="zh" style:country-asian="CN" style:font-style-asian="normal" style:font-name-complex="Liberation Mono" style:font-size-complex="10pt" style:language-complex="hi" style:country-complex="IN" style:font-style-complex="normal"/>
    </style:style>
    <style:style style:name="T162" style:family="text">
      <style:text-properties fo:color="#2d232d" style:font-name="Ubuntu" fo:font-size="10pt" fo:language="en" fo:country="US" fo:font-style="normal" officeooo:rsid="00f3ba9a" style:letter-kerning="true" style:font-size-asian="10pt" style:language-asian="zh" style:country-asian="CN" style:font-style-asian="normal" style:font-name-complex="Ubuntu" style:font-size-complex="10pt" style:language-complex="hi" style:country-complex="IN" style:font-style-complex="normal"/>
    </style:style>
    <style:style style:name="T163" style:family="text">
      <style:text-properties fo:color="#2d232d" style:font-name="Ubuntu" fo:font-size="10pt" fo:language="en" fo:country="US" fo:font-style="normal" officeooo:rsid="012f3f78" style:letter-kerning="true" style:font-size-asian="10pt" style:language-asian="zh" style:country-asian="CN" style:font-style-asian="normal" style:font-name-complex="Ubuntu" style:font-size-complex="10pt" style:language-complex="hi" style:country-complex="IN" style:font-style-complex="normal"/>
    </style:style>
    <style:style style:name="T164" style:family="text">
      <style:text-properties fo:color="#2d232d" style:font-name="Ubuntu" fo:font-size="10pt" fo:language="en" fo:country="US" fo:font-style="normal" officeooo:rsid="0186dcbd" style:letter-kerning="true" style:font-size-asian="10pt" style:language-asian="zh" style:country-asian="CN" style:font-style-asian="normal" style:font-name-complex="Ubuntu" style:font-size-complex="10pt" style:language-complex="hi" style:country-complex="IN" style:font-style-complex="normal"/>
    </style:style>
    <style:style style:name="T165" style:family="text">
      <style:text-properties fo:color="#2d232d" style:font-name="Ubuntu" fo:font-size="10pt" fo:language="en" fo:country="US" fo:font-style="normal" officeooo:rsid="01879ef4" style:letter-kerning="true" style:font-size-asian="10pt" style:language-asian="zh" style:country-asian="CN" style:font-style-asian="normal" style:font-name-complex="Ubuntu" style:font-size-complex="10pt" style:language-complex="hi" style:country-complex="IN" style:font-style-complex="normal"/>
    </style:style>
    <style:style style:name="T166" style:family="text">
      <style:text-properties fo:color="#2d232d" style:font-name="Ubuntu" fo:font-size="10pt" fo:language="en" fo:country="US" fo:font-style="normal" officeooo:rsid="0193138c" style:letter-kerning="true" style:font-size-asian="10pt" style:language-asian="zh" style:country-asian="CN" style:font-style-asian="normal" style:font-name-complex="Ubuntu" style:font-size-complex="10pt" style:language-complex="hi" style:country-complex="IN" style:font-style-complex="normal"/>
    </style:style>
    <style:style style:name="T167" style:family="text">
      <style:text-properties fo:color="#2d232d" style:font-name="Ubuntu" fo:font-size="10pt" fo:language="en" fo:country="US" fo:font-style="normal" officeooo:rsid="017e3531" style:letter-kerning="true" style:font-size-asian="10pt" style:language-asian="zh" style:country-asian="CN" style:font-style-asian="normal" style:font-name-complex="Ubuntu" style:font-size-complex="10pt" style:language-complex="hi" style:country-complex="IN" style:font-style-complex="normal"/>
    </style:style>
    <style:style style:name="T168" style:family="text">
      <style:text-properties fo:color="#2d232d" style:font-name="Ubuntu" fo:font-size="10pt" fo:language="en" fo:country="US" fo:font-style="normal" fo:font-weight="normal" officeooo:rsid="0130f18d" style:letter-kerning="true" style:font-name-asian="Noto Sans Mono CJK SC" style:font-size-asian="10pt" style:language-asian="zh" style:country-asian="CN" style:font-style-asian="normal" style:font-weight-asian="normal" style:font-name-complex="Ubuntu" style:font-size-complex="10pt" style:language-complex="hi" style:country-complex="IN" style:font-style-complex="normal" style:font-weight-complex="normal"/>
    </style:style>
    <style:style style:name="T169" style:family="text">
      <style:text-properties fo:color="#2d232d" style:font-name="Ubuntu" fo:font-size="10pt" fo:language="en" fo:country="US" fo:font-style="normal" fo:font-weight="normal" officeooo:rsid="01879ef4" style:letter-kerning="true" style:font-name-asian="Noto Sans Mono CJK SC" style:font-size-asian="10pt" style:language-asian="zh" style:country-asian="CN" style:font-style-asian="normal" style:font-weight-asian="normal" style:font-name-complex="Ubuntu" style:font-size-complex="10pt" style:language-complex="hi" style:country-complex="IN" style:font-style-complex="normal" style:font-weight-complex="normal"/>
    </style:style>
    <style:style style:name="T170" style:family="text">
      <style:text-properties fo:color="#2d232d" style:font-name="Ubuntu" fo:font-size="10pt" fo:language="en" fo:country="US" fo:font-style="normal" fo:font-weight="normal" officeooo:rsid="017295ea" style:letter-kerning="true" style:font-name-asian="Noto Sans Mono CJK SC" style:font-size-asian="10pt" style:language-asian="zh" style:country-asian="CN" style:font-style-asian="normal" style:font-weight-asian="normal" style:font-name-complex="Ubuntu" style:font-size-complex="10pt" style:language-complex="hi" style:country-complex="IN" style:font-style-complex="normal" style:font-weight-complex="normal"/>
    </style:style>
    <style:style style:name="T171" style:family="text">
      <style:text-properties fo:color="#2d232d" style:font-name="Ubuntu" fo:font-size="10pt" fo:language="en" fo:country="US" fo:font-style="normal" fo:font-weight="normal" officeooo:rsid="019190d7" style:letter-kerning="true" style:font-name-asian="Noto Sans Mono CJK SC" style:font-size-asian="10pt" style:language-asian="zh" style:country-asian="CN" style:font-style-asian="normal" style:font-weight-asian="normal" style:font-name-complex="Ubuntu" style:font-size-complex="10pt" style:language-complex="hi" style:country-complex="IN" style:font-style-complex="normal" style:font-weight-complex="normal"/>
    </style:style>
    <style:style style:name="T172" style:family="text">
      <style:text-properties fo:color="#2d232d" style:font-name="Ubuntu" fo:font-size="10pt" fo:language="en" fo:country="US" fo:font-style="normal" fo:font-weight="normal" officeooo:rsid="0193138c" style:letter-kerning="true" style:font-name-asian="Noto Sans Mono CJK SC" style:font-size-asian="10pt" style:language-asian="zh" style:country-asian="CN" style:font-style-asian="normal" style:font-weight-asian="normal" style:font-name-complex="Ubuntu" style:font-size-complex="10pt" style:language-complex="hi" style:country-complex="IN" style:font-style-complex="normal" style:font-weight-complex="normal"/>
    </style:style>
    <style:style style:name="T173" style:family="text">
      <style:text-properties fo:color="#2d232d" style:font-name="Ubuntu" fo:font-size="10pt" style:font-size-asian="10pt" style:font-name-complex="Ubuntu" style:font-size-complex="10pt"/>
    </style:style>
    <style:style style:name="T174" style:family="text">
      <style:text-properties fo:color="#2d232d" style:font-name="Ubuntu" fo:font-size="10pt" officeooo:rsid="0067c4b3" style:font-size-asian="10pt" style:font-name-complex="Ubuntu" style:font-size-complex="10pt"/>
    </style:style>
    <style:style style:name="T175" style:family="text">
      <style:text-properties fo:color="#2d232d" style:font-name="Ubuntu" fo:font-size="10pt" officeooo:rsid="006aa214" style:font-size-asian="10pt" style:font-name-complex="Ubuntu" style:font-size-complex="10pt"/>
    </style:style>
    <style:style style:name="T176" style:family="text">
      <style:text-properties fo:color="#2d232d" style:font-name="Ubuntu" fo:font-size="10pt" officeooo:rsid="0038c317" style:font-size-asian="10pt" style:font-name-complex="Ubuntu" style:font-size-complex="10pt"/>
    </style:style>
    <style:style style:name="T177" style:family="text">
      <style:text-properties fo:color="#2d232d" style:font-name="Ubuntu" fo:font-size="10pt" officeooo:rsid="003aab16" style:font-size-asian="10pt" style:font-name-complex="Ubuntu" style:font-size-complex="10pt"/>
    </style:style>
    <style:style style:name="T178" style:family="text">
      <style:text-properties fo:color="#2d232d" style:font-name="Ubuntu" fo:font-size="10pt" officeooo:rsid="0119f6eb" style:font-size-asian="10pt" style:font-name-complex="Ubuntu" style:font-size-complex="10pt"/>
    </style:style>
    <style:style style:name="T179" style:family="text">
      <style:text-properties fo:color="#2d232d" style:font-name="Ubuntu" fo:font-size="10pt" officeooo:rsid="0111f9f0" style:font-size-asian="10pt" style:font-name-complex="Ubuntu" style:font-size-complex="10pt"/>
    </style:style>
    <style:style style:name="T180" style:family="text">
      <style:text-properties fo:color="#2d232d" style:font-name="Ubuntu" fo:font-size="10pt" officeooo:rsid="013f1b9d" style:font-size-asian="10pt" style:font-name-complex="Ubuntu" style:font-size-complex="10pt"/>
    </style:style>
    <style:style style:name="T181" style:family="text">
      <style:text-properties fo:color="#2d232d" style:font-name="Ubuntu" fo:font-size="10pt" officeooo:rsid="01136b9a" style:font-size-asian="10pt" style:font-name-complex="Ubuntu" style:font-size-complex="10pt"/>
    </style:style>
    <style:style style:name="T182" style:family="text">
      <style:text-properties fo:color="#2d232d" style:font-name="Ubuntu" fo:font-size="10pt" officeooo:rsid="01214f7e" style:font-size-asian="10pt" style:font-name-complex="Ubuntu" style:font-size-complex="10pt"/>
    </style:style>
    <style:style style:name="T183" style:family="text">
      <style:text-properties fo:color="#2d232d" style:font-name="Ubuntu" fo:font-size="10pt" officeooo:rsid="012abfc7" style:font-size-asian="10pt" style:font-name-complex="Ubuntu" style:font-size-complex="10pt"/>
    </style:style>
    <style:style style:name="T184" style:family="text">
      <style:text-properties fo:color="#2d232d" style:font-name="Ubuntu" fo:font-size="10pt" officeooo:rsid="01589425" style:font-size-asian="10pt" style:font-name-complex="Ubuntu" style:font-size-complex="10pt"/>
    </style:style>
    <style:style style:name="T185" style:family="text">
      <style:text-properties fo:color="#2d232d" style:font-name="Ubuntu" fo:font-size="10pt" officeooo:rsid="01592e73" style:font-size-asian="10pt" style:font-name-complex="Ubuntu" style:font-size-complex="10pt"/>
    </style:style>
    <style:style style:name="T186" style:family="text">
      <style:text-properties fo:color="#2d232d" style:font-name="Ubuntu" fo:font-size="10pt" officeooo:rsid="0169bfdd" style:font-size-asian="10pt" style:font-name-complex="Ubuntu" style:font-size-complex="10pt"/>
    </style:style>
    <style:style style:name="T187" style:family="text">
      <style:text-properties fo:color="#2d232d" style:font-name="Ubuntu" fo:font-size="10pt" officeooo:rsid="0170c999" style:font-size-asian="10pt" style:font-name-complex="Ubuntu" style:font-size-complex="10pt"/>
    </style:style>
    <style:style style:name="T188" style:family="text">
      <style:text-properties fo:color="#2d232d" style:font-name="Ubuntu" fo:font-size="10pt" officeooo:rsid="017295ea" style:font-size-asian="10pt" style:font-name-complex="Ubuntu" style:font-size-complex="10pt"/>
    </style:style>
    <style:style style:name="T189" style:family="text">
      <style:text-properties fo:color="#2d232d" style:font-name="Ubuntu" fo:font-size="10pt" officeooo:rsid="017bf41a" style:font-size-asian="10pt" style:font-name-complex="Ubuntu" style:font-size-complex="10pt"/>
    </style:style>
    <style:style style:name="T190" style:family="text">
      <style:text-properties fo:color="#2d232d" style:font-name="Ubuntu" fo:font-size="10pt" officeooo:rsid="017d5bae" style:font-size-asian="10pt" style:font-name-complex="Ubuntu" style:font-size-complex="10pt"/>
    </style:style>
    <style:style style:name="T191" style:family="text">
      <style:text-properties fo:color="#2d232d" style:font-name="Ubuntu" fo:font-size="10pt" officeooo:rsid="0181a108" style:font-size-asian="10pt" style:font-name-complex="Ubuntu" style:font-size-complex="10pt"/>
    </style:style>
    <style:style style:name="T192" style:family="text">
      <style:text-properties fo:color="#2d232d" style:font-name="Ubuntu" fo:font-size="10pt" officeooo:rsid="0182f8e5" style:font-size-asian="10pt" style:font-name-complex="Ubuntu" style:font-size-complex="10pt"/>
    </style:style>
    <style:style style:name="T193" style:family="text">
      <style:text-properties fo:color="#2d232d" style:font-name="Ubuntu" fo:font-size="10pt" fo:font-style="italic" officeooo:rsid="017d5bae" style:font-size-asian="10pt" style:font-style-asian="italic" style:font-name-complex="Ubuntu" style:font-size-complex="10pt" style:font-style-complex="italic"/>
    </style:style>
    <style:style style:name="T194" style:family="text">
      <style:text-properties fo:color="#2d232d" style:font-name="Ubuntu" fo:font-size="10pt" fo:font-weight="normal" officeooo:rsid="01153a2e" style:font-size-asian="8.75pt" style:font-weight-asian="normal" style:font-name-complex="Ubuntu" style:font-size-complex="10pt" style:font-weight-complex="normal"/>
    </style:style>
    <style:style style:name="T195" style:family="text">
      <style:text-properties fo:color="#2d232d" style:font-name="Ubuntu" fo:font-size="10pt" fo:font-weight="normal" officeooo:rsid="0175d5f0" style:font-size-asian="8.75pt" style:font-weight-asian="normal" style:font-name-complex="Ubuntu" style:font-size-complex="10pt" style:font-weight-complex="normal"/>
    </style:style>
    <style:style style:name="T196" style:family="text">
      <style:text-properties fo:color="#2d232d" style:font-name="Ubuntu" fo:font-size="10pt" fo:font-weight="normal" officeooo:rsid="012b5b46" style:font-size-asian="10pt" style:font-weight-asian="normal" style:font-name-complex="Ubuntu" style:font-size-complex="10pt" style:font-weight-complex="normal"/>
    </style:style>
    <style:style style:name="T197" style:family="text">
      <style:text-properties fo:color="#2d232d" style:font-name="Ubuntu" fo:font-size="10pt" fo:font-weight="normal" officeooo:rsid="012d0ead" style:font-size-asian="10pt" style:font-weight-asian="normal" style:font-name-complex="Ubuntu" style:font-size-complex="10pt" style:font-weight-complex="normal"/>
    </style:style>
    <style:style style:name="T198" style:family="text">
      <style:text-properties fo:color="#2d232d" style:font-name="Ubuntu" fo:font-size="10pt" fo:font-weight="normal" officeooo:rsid="01857b08" style:font-size-asian="10pt" style:font-weight-asian="normal" style:font-name-complex="Ubuntu" style:font-size-complex="10pt" style:font-weight-complex="normal"/>
    </style:style>
    <style:style style:name="T199" style:family="text">
      <style:text-properties fo:color="#2d232d" style:font-name="Ubuntu" fo:font-size="10pt" fo:font-weight="normal" officeooo:rsid="0184bf45" style:font-size-asian="10pt" style:font-weight-asian="normal" style:font-name-complex="Ubuntu" style:font-size-complex="10pt" style:font-weight-complex="normal"/>
    </style:style>
    <style:style style:name="T200" style:family="text">
      <style:text-properties fo:color="#2d232d" style:font-name="Ubuntu" fo:font-size="10pt" fo:font-style="normal" officeooo:rsid="017d5bae" style:font-size-asian="10pt" style:font-style-asian="normal" style:font-name-complex="Ubuntu" style:font-size-complex="10pt" style:font-style-complex="normal"/>
    </style:style>
    <style:style style:name="T201" style:family="text">
      <style:text-properties fo:color="#2d232d" style:font-name="Ubuntu" fo:font-size="10pt" fo:font-style="normal" officeooo:rsid="017e3531" style:font-size-asian="10pt" style:font-style-asian="normal" style:font-name-complex="Ubuntu" style:font-size-complex="10pt" style:font-style-complex="normal"/>
    </style:style>
    <style:style style:name="T202" style:family="text">
      <style:text-properties fo:color="#2d232d" style:font-name="Ubuntu" fo:font-size="10pt" fo:font-style="normal" officeooo:rsid="01936f57" style:font-size-asian="10pt" style:font-style-asian="normal" style:font-name-complex="Ubuntu" style:font-size-complex="10pt" style:font-style-complex="normal"/>
    </style:style>
    <style:style style:name="T203" style:family="text">
      <style:text-properties fo:color="#2d232d" style:font-name="Ubuntu" fo:font-size="10pt" fo:font-weight="bold" officeooo:rsid="0014aa53" style:font-size-asian="10pt" style:font-weight-asian="bold" style:font-size-complex="10pt" style:font-weight-complex="bold"/>
    </style:style>
    <style:style style:name="T204" style:family="text">
      <style:text-properties fo:color="#2d232d" style:font-name="Ubuntu" style:font-name-complex="Ubuntu"/>
    </style:style>
    <style:style style:name="T205" style:family="text">
      <style:text-properties fo:color="#2d232d" style:font-name="Ubuntu" officeooo:rsid="00636501" style:font-name-complex="Ubuntu"/>
    </style:style>
    <style:style style:name="T206" style:family="text">
      <style:text-properties fo:color="#2d232d" style:font-name="Ubuntu" officeooo:rsid="000848ba" style:font-name-complex="Ubuntu"/>
    </style:style>
    <style:style style:name="T207" style:family="text">
      <style:text-properties fo:color="#2d232d" style:font-name="Ubuntu" officeooo:rsid="0062f94e" style:font-name-complex="Ubuntu"/>
    </style:style>
    <style:style style:name="T208" style:family="text">
      <style:text-properties fo:color="#2d232d" style:font-name="Ubuntu" officeooo:rsid="00f3ba9a" style:font-name-complex="Ubuntu"/>
    </style:style>
    <style:style style:name="T209" style:family="text">
      <style:text-properties fo:color="#2d232d" style:font-name="Ubuntu" officeooo:rsid="01352c92" style:font-name-complex="Ubuntu"/>
    </style:style>
    <style:style style:name="T210" style:family="text">
      <style:text-properties fo:color="#2d232d" style:font-name="Ubuntu" officeooo:rsid="00649446" style:font-name-complex="Ubuntu"/>
    </style:style>
    <style:style style:name="T211" style:family="text">
      <style:text-properties fo:color="#2d232d" style:font-name="Ubuntu" officeooo:rsid="00f4ec8b" style:font-name-complex="Ubuntu"/>
    </style:style>
    <style:style style:name="T212" style:family="text">
      <style:text-properties fo:color="#2d232d" style:font-name="Ubuntu" officeooo:rsid="0069ba05" style:font-name-complex="Ubuntu"/>
    </style:style>
    <style:style style:name="T213" style:family="text">
      <style:text-properties fo:color="#2d232d" style:font-name="Ubuntu" officeooo:rsid="0065f3d2" style:font-name-complex="Ubuntu"/>
    </style:style>
    <style:style style:name="T214" style:family="text">
      <style:text-properties fo:color="#2d232d" style:font-name="Ubuntu" officeooo:rsid="00664526" style:font-name-complex="Ubuntu"/>
    </style:style>
    <style:style style:name="T215" style:family="text">
      <style:text-properties fo:color="#2d232d" style:font-name="Ubuntu" officeooo:rsid="00d6f9f9" style:font-name-complex="Ubuntu"/>
    </style:style>
    <style:style style:name="T216" style:family="text">
      <style:text-properties fo:color="#2d232d" style:font-name="Ubuntu" officeooo:rsid="0066db87" style:font-name-complex="Ubuntu"/>
    </style:style>
    <style:style style:name="T217" style:family="text">
      <style:text-properties fo:color="#2d232d" style:font-name="Ubuntu" officeooo:rsid="0067c4b3" style:font-name-complex="Ubuntu"/>
    </style:style>
    <style:style style:name="T218" style:family="text">
      <style:text-properties fo:color="#2d232d" style:font-name="Ubuntu" officeooo:rsid="00ba9016" style:font-name-complex="Ubuntu"/>
    </style:style>
    <style:style style:name="T219" style:family="text">
      <style:text-properties fo:color="#2d232d" style:font-name="Ubuntu" officeooo:rsid="009ae53e" style:font-name-complex="Ubuntu"/>
    </style:style>
    <style:style style:name="T220" style:family="text">
      <style:text-properties fo:color="#2d232d" style:font-name="Ubuntu" officeooo:rsid="0038c317" style:font-name-complex="Ubuntu"/>
    </style:style>
    <style:style style:name="T221" style:family="text">
      <style:text-properties fo:color="#2d232d" style:font-name="Ubuntu" officeooo:rsid="01025945" style:font-name-complex="Ubuntu"/>
    </style:style>
    <style:style style:name="T222" style:family="text">
      <style:text-properties fo:color="#2d232d" style:font-name="Ubuntu" officeooo:rsid="002926c9" style:font-name-complex="Ubuntu"/>
    </style:style>
    <style:style style:name="T223" style:family="text">
      <style:text-properties fo:color="#2d232d" style:font-name="Ubuntu" officeooo:rsid="002a48fc" style:font-name-complex="Ubuntu"/>
    </style:style>
    <style:style style:name="T224" style:family="text">
      <style:text-properties fo:color="#2d232d" style:font-name="Ubuntu" officeooo:rsid="0029bfca" style:font-name-complex="Ubuntu"/>
    </style:style>
    <style:style style:name="T225" style:family="text">
      <style:text-properties fo:color="#2d232d" style:font-name="Ubuntu" officeooo:rsid="00fd2871" style:font-name-complex="Ubuntu"/>
    </style:style>
    <style:style style:name="T226" style:family="text">
      <style:text-properties fo:color="#2d232d" style:font-name="Ubuntu" officeooo:rsid="01144b7d" style:font-name-complex="Ubuntu"/>
    </style:style>
    <style:style style:name="T227" style:family="text">
      <style:text-properties fo:color="#2d232d" style:font-name="Ubuntu" officeooo:rsid="012e63e2" style:font-name-complex="Ubuntu"/>
    </style:style>
    <style:style style:name="T228" style:family="text">
      <style:text-properties fo:color="#2d232d" style:font-name="Ubuntu" officeooo:rsid="0060e5a1" style:font-name-complex="Ubuntu"/>
    </style:style>
    <style:style style:name="T229" style:family="text">
      <style:text-properties fo:color="#2d232d" style:font-name="Ubuntu" officeooo:rsid="00c9ee8b" style:font-name-complex="Ubuntu"/>
    </style:style>
    <style:style style:name="T230" style:family="text">
      <style:text-properties fo:color="#2d232d" style:font-name="Ubuntu" officeooo:rsid="0036b0c6" style:font-name-complex="Ubuntu"/>
    </style:style>
    <style:style style:name="T231" style:family="text">
      <style:text-properties fo:color="#2d232d" style:font-name="Ubuntu" officeooo:rsid="014329f7" style:font-name-complex="Ubuntu"/>
    </style:style>
    <style:style style:name="T232" style:family="text">
      <style:text-properties fo:color="#2d232d" style:font-name="Ubuntu" officeooo:rsid="0127e722" style:font-name-complex="Ubuntu"/>
    </style:style>
    <style:style style:name="T233" style:family="text">
      <style:text-properties fo:color="#2d232d" style:font-name="Ubuntu" officeooo:rsid="00db102f" style:font-name-complex="Ubuntu"/>
    </style:style>
    <style:style style:name="T234" style:family="text">
      <style:text-properties fo:color="#2d232d" style:font-name="Ubuntu" officeooo:rsid="001794df" style:font-name-complex="Ubuntu"/>
    </style:style>
    <style:style style:name="T235" style:family="text">
      <style:text-properties fo:color="#2d232d" style:font-name="Ubuntu" officeooo:rsid="0148e7c1" style:font-name-complex="Ubuntu"/>
    </style:style>
    <style:style style:name="T236" style:family="text">
      <style:text-properties fo:color="#2d232d" style:font-name="Ubuntu" officeooo:rsid="0149de66" style:font-name-complex="Ubuntu"/>
    </style:style>
    <style:style style:name="T237" style:family="text">
      <style:text-properties fo:color="#2d232d" style:font-name="Ubuntu" officeooo:rsid="014a51c5" style:font-name-complex="Ubuntu"/>
    </style:style>
    <style:style style:name="T238" style:family="text">
      <style:text-properties fo:color="#2d232d" style:font-name="Ubuntu" officeooo:rsid="014add09" style:font-name-complex="Ubuntu"/>
    </style:style>
    <style:style style:name="T239" style:family="text">
      <style:text-properties fo:color="#2d232d" style:font-name="Ubuntu" officeooo:rsid="014af73a" style:font-name-complex="Ubuntu"/>
    </style:style>
    <style:style style:name="T240" style:family="text">
      <style:text-properties fo:color="#2d232d" style:font-name="Ubuntu" officeooo:rsid="014ba3d0" style:font-name-complex="Ubuntu"/>
    </style:style>
    <style:style style:name="T241" style:family="text">
      <style:text-properties fo:color="#2d232d" style:font-name="Ubuntu" officeooo:rsid="014d05e4" style:font-name-complex="Ubuntu"/>
    </style:style>
    <style:style style:name="T242" style:family="text">
      <style:text-properties fo:color="#2d232d" style:font-name="Ubuntu" officeooo:rsid="014eb6c1" style:font-name-complex="Ubuntu"/>
    </style:style>
    <style:style style:name="T243" style:family="text">
      <style:text-properties fo:color="#2d232d" style:font-name="Ubuntu" officeooo:rsid="014ed62a" style:font-name-complex="Ubuntu"/>
    </style:style>
    <style:style style:name="T244" style:family="text">
      <style:text-properties fo:color="#2d232d" style:font-name="Ubuntu" officeooo:rsid="014f3fcc" style:font-name-complex="Ubuntu"/>
    </style:style>
    <style:style style:name="T245" style:family="text">
      <style:text-properties fo:color="#2d232d" style:font-name="Ubuntu" officeooo:rsid="014fb4c2" style:font-name-complex="Ubuntu"/>
    </style:style>
    <style:style style:name="T246" style:family="text">
      <style:text-properties fo:color="#2d232d" style:font-name="Ubuntu" officeooo:rsid="01501779" style:font-name-complex="Ubuntu"/>
    </style:style>
    <style:style style:name="T247" style:family="text">
      <style:text-properties fo:color="#2d232d" style:font-name="Ubuntu" officeooo:rsid="0150f101" style:font-name-complex="Ubuntu"/>
    </style:style>
    <style:style style:name="T248" style:family="text">
      <style:text-properties fo:color="#2d232d" style:font-name="Ubuntu" officeooo:rsid="0152c347" style:font-name-complex="Ubuntu"/>
    </style:style>
    <style:style style:name="T249" style:family="text">
      <style:text-properties fo:color="#2d232d" style:font-name="Ubuntu" officeooo:rsid="0153ecf4" style:font-name-complex="Ubuntu"/>
    </style:style>
    <style:style style:name="T250" style:family="text">
      <style:text-properties fo:color="#2d232d" style:font-name="Ubuntu" officeooo:rsid="0154c35d" style:font-name-complex="Ubuntu"/>
    </style:style>
    <style:style style:name="T251" style:family="text">
      <style:text-properties fo:color="#2d232d" style:font-name="Ubuntu" officeooo:rsid="01550ab0" style:font-name-complex="Ubuntu"/>
    </style:style>
    <style:style style:name="T252" style:family="text">
      <style:text-properties fo:color="#2d232d" style:font-name="Ubuntu" officeooo:rsid="0156ca6e" style:font-name-complex="Ubuntu"/>
    </style:style>
    <style:style style:name="T253" style:family="text">
      <style:text-properties fo:color="#2d232d" style:font-name="Ubuntu" officeooo:rsid="01592e73" style:font-name-complex="Ubuntu"/>
    </style:style>
    <style:style style:name="T254" style:family="text">
      <style:text-properties fo:color="#2d232d" style:font-name="Ubuntu" officeooo:rsid="015964e7" style:font-name-complex="Ubuntu"/>
    </style:style>
    <style:style style:name="T255" style:family="text">
      <style:text-properties fo:color="#2d232d" style:font-name="Ubuntu" officeooo:rsid="0163a4f1" style:font-name-complex="Ubuntu"/>
    </style:style>
    <style:style style:name="T256" style:family="text">
      <style:text-properties fo:color="#2d232d" style:font-name="Ubuntu" officeooo:rsid="0164a3f3" style:font-name-complex="Ubuntu"/>
    </style:style>
    <style:style style:name="T257" style:family="text">
      <style:text-properties fo:color="#2d232d" style:font-name="Ubuntu" officeooo:rsid="01665fc8" style:font-name-complex="Ubuntu"/>
    </style:style>
    <style:style style:name="T258" style:family="text">
      <style:text-properties fo:color="#2d232d" style:font-name="Ubuntu" officeooo:rsid="0175e19f" style:font-name-complex="Ubuntu"/>
    </style:style>
    <style:style style:name="T259" style:family="text">
      <style:text-properties fo:color="#2d232d" style:font-name="Ubuntu" officeooo:rsid="0181a108" style:font-name-complex="Ubuntu"/>
    </style:style>
    <style:style style:name="T260" style:family="text">
      <style:text-properties fo:color="#2d232d" style:font-name="Ubuntu" officeooo:rsid="018402ef" style:font-name-complex="Ubuntu"/>
    </style:style>
    <style:style style:name="T261" style:family="text">
      <style:text-properties fo:color="#2d232d" style:font-name="Ubuntu" officeooo:rsid="0188bc85" style:font-name-complex="Ubuntu"/>
    </style:style>
    <style:style style:name="T262" style:family="text">
      <style:text-properties fo:color="#2d232d" style:font-name="Ubuntu" officeooo:rsid="018a5a5b" style:font-name-complex="Ubuntu"/>
    </style:style>
    <style:style style:name="T263" style:family="text">
      <style:text-properties fo:color="#2d232d" style:font-name="Ubuntu" officeooo:rsid="018b5b6c" style:font-name-complex="Ubuntu"/>
    </style:style>
    <style:style style:name="T264" style:family="text">
      <style:text-properties fo:color="#2d232d" style:font-name="Ubuntu" officeooo:rsid="018cd2c4" style:font-name-complex="Ubuntu"/>
    </style:style>
    <style:style style:name="T265" style:family="text">
      <style:text-properties fo:color="#2d232d" style:font-name="Ubuntu" officeooo:rsid="012d0ead" style:font-name-complex="Ubuntu"/>
    </style:style>
    <style:style style:name="T266" style:family="text">
      <style:text-properties fo:color="#2d232d" style:font-name="Ubuntu" officeooo:rsid="012b5b46" style:font-name-complex="Ubuntu"/>
    </style:style>
    <style:style style:name="T267" style:family="text">
      <style:text-properties fo:color="#2d232d" style:font-name="Ubuntu" officeooo:rsid="0184301b" style:font-name-complex="Ubuntu"/>
    </style:style>
    <style:style style:name="T268" style:family="text">
      <style:text-properties fo:color="#2d232d" style:font-name="Ubuntu" fo:font-weight="bold" style:font-weight-asian="bold" style:font-name-complex="Ubuntu" style:font-weight-complex="bold"/>
    </style:style>
    <style:style style:name="T269" style:family="text">
      <style:text-properties fo:color="#2d232d" style:font-name="Ubuntu" fo:font-weight="bold" officeooo:rsid="010ab0ac" style:font-weight-asian="bold" style:font-name-complex="Ubuntu" style:font-weight-complex="bold"/>
    </style:style>
    <style:style style:name="T270" style:family="text">
      <style:text-properties fo:color="#2d232d" style:font-name="Ubuntu" fo:font-weight="bold" officeooo:rsid="010ca6f4" style:font-weight-asian="bold" style:font-name-complex="Ubuntu" style:font-weight-complex="bold"/>
    </style:style>
    <style:style style:name="T271" style:family="text">
      <style:text-properties fo:color="#2d232d" style:font-name="Ubuntu" fo:font-weight="bold" officeooo:rsid="010ed85c" style:font-weight-asian="bold" style:font-name-complex="Ubuntu" style:font-weight-complex="bold"/>
    </style:style>
    <style:style style:name="T272" style:family="text">
      <style:text-properties fo:color="#2d232d" style:font-name="Ubuntu" fo:font-weight="bold" officeooo:rsid="0126a128" style:font-weight-asian="bold" style:font-name-complex="Ubuntu" style:font-weight-complex="bold"/>
    </style:style>
    <style:style style:name="T273" style:family="text">
      <style:text-properties fo:color="#2d232d" style:font-name="Ubuntu" fo:font-weight="bold" officeooo:rsid="0163a4f1" style:font-weight-asian="bold" style:font-name-complex="Ubuntu" style:font-weight-complex="bold"/>
    </style:style>
    <style:style style:name="T274" style:family="text">
      <style:text-properties fo:color="#2d232d" style:font-name="Ubuntu" fo:font-weight="bold" officeooo:rsid="01665fc8" style:font-weight-asian="bold" style:font-name-complex="Ubuntu" style:font-weight-complex="bold"/>
    </style:style>
    <style:style style:name="T275" style:family="text">
      <style:text-properties fo:color="#2d232d" style:font-name="Ubuntu" fo:font-weight="bold" officeooo:rsid="0181a108" style:font-weight-asian="bold" style:font-name-complex="Ubuntu" style:font-weight-complex="bold"/>
    </style:style>
    <style:style style:name="T276" style:family="text">
      <style:text-properties fo:color="#2d232d" style:font-name="Ubuntu" officeooo:rsid="014d05e4"/>
    </style:style>
    <style:style style:name="T277" style:family="text">
      <style:text-properties fo:color="#2d232d" style:font-name="Ubuntu" fo:font-weight="normal" officeooo:rsid="012b5b46" style:font-weight-asian="normal" style:font-name-complex="Ubuntu" style:font-weight-complex="normal"/>
    </style:style>
    <style:style style:name="T278" style:family="text">
      <style:text-properties fo:color="#2d232d" style:font-name="Liberation Sans1" fo:font-weight="bold" officeooo:rsid="0148e7c1" style:font-weight-asian="bold" style:font-name-complex="Ubuntu" style:font-weight-complex="bold"/>
    </style:style>
    <style:style style:name="T279" style:family="text">
      <style:text-properties fo:color="#2d232d" style:font-name="Liberation Sans1" fo:font-size="15pt" fo:language="en" fo:country="US" fo:font-weight="bold" officeooo:rsid="0156ca6e" style:letter-kerning="true" style:font-name-asian="Noto Sans Mono CJK SC" style:font-size-asian="15pt" style:language-asian="zh" style:country-asian="CN" style:font-weight-asian="bold" style:font-name-complex="Liberation Mono" style:font-size-complex="15pt" style:language-complex="hi" style:country-complex="IN" style:font-weight-complex="bold"/>
    </style:style>
    <style:style style:name="T280" style:family="text">
      <style:text-properties fo:color="#2d232d" style:font-name="Liberation Sans1" fo:font-size="15pt" fo:language="en" fo:country="US" fo:font-weight="bold" officeooo:rsid="0148e7c1" style:letter-kerning="true" style:font-name-asian="Noto Sans Mono CJK SC" style:font-size-asian="18pt" style:language-asian="zh" style:country-asian="CN" style:font-weight-asian="bold" style:font-name-complex="Ubuntu" style:font-size-complex="18pt" style:language-complex="hi" style:country-complex="IN" style:font-weight-complex="bold"/>
    </style:style>
    <style:style style:name="T281" style:family="text">
      <style:text-properties fo:color="#2d232d" style:font-name="Liberation Sans1" fo:font-size="13pt" fo:language="en" fo:country="US" fo:font-weight="bold" officeooo:rsid="0170c999" style:letter-kerning="true" style:font-name-asian="Noto Sans Mono CJK SC" style:font-size-asian="13pt" style:language-asian="zh" style:country-asian="CN" style:font-weight-asian="bold" style:font-name-complex="Ubuntu" style:font-size-complex="13pt" style:language-complex="hi" style:country-complex="IN" style:font-weight-complex="bold"/>
    </style:style>
    <style:style style:name="T282" style:family="text">
      <style:text-properties fo:color="#2d232d" style:font-name="Liberation Sans1" fo:font-size="13pt" fo:language="en" fo:country="US" fo:font-weight="bold" officeooo:rsid="0175d5f0" style:letter-kerning="true" style:font-name-asian="Noto Sans Mono CJK SC" style:font-size-asian="13pt" style:language-asian="zh" style:country-asian="CN" style:font-weight-asian="bold" style:font-name-complex="Ubuntu" style:font-size-complex="13pt" style:language-complex="hi" style:country-complex="IN" style:font-weight-complex="bold"/>
    </style:style>
    <style:style style:name="T283" style:family="text">
      <style:text-properties fo:color="#2d232d" style:font-name="Liberation Sans1" fo:font-size="13pt" fo:font-weight="bold" style:font-size-asian="13pt" style:font-weight-asian="bold" style:font-name-complex="Ubuntu" style:font-size-complex="13pt" style:font-weight-complex="bold"/>
    </style:style>
    <style:style style:name="T284" style:family="text">
      <style:text-properties fo:color="#2d232d" style:font-name="Liberation Sans1" fo:font-size="13pt" fo:font-weight="bold" officeooo:rsid="00200518" style:font-size-asian="13pt" style:font-weight-asian="bold" style:font-name-complex="Ubuntu" style:font-size-complex="13pt" style:font-weight-complex="bold"/>
    </style:style>
    <style:style style:name="T285" style:family="text">
      <style:text-properties fo:color="#2d232d" fo:font-size="15pt" fo:language="en" fo:country="US" officeooo:rsid="00fd78cc" style:letter-kerning="true" style:font-size-asian="18pt" style:language-asian="zh" style:country-asian="CN" style:font-size-complex="18pt" style:language-complex="hi" style:country-complex="IN"/>
    </style:style>
    <style:style style:name="T286" style:family="text">
      <style:text-properties fo:color="#2d232d" fo:font-size="10pt" fo:language="en" fo:country="US" officeooo:rsid="01589425" style:letter-kerning="true" style:font-size-asian="10pt" style:language-asian="zh" style:country-asian="CN" style:font-size-complex="10pt" style:language-complex="hi" style:country-complex="IN"/>
    </style:style>
    <style:style style:name="T287" style:family="text">
      <style:text-properties fo:color="#2d232d" fo:font-size="10pt" fo:language="en" fo:country="US" officeooo:rsid="0169bfdd" style:letter-kerning="true" style:font-size-asian="10pt" style:language-asian="zh" style:country-asian="CN" style:font-size-complex="10pt" style:language-complex="hi" style:country-complex="IN"/>
    </style:style>
    <style:style style:name="T288" style:family="text">
      <style:text-properties fo:color="#2d232d" fo:font-size="10pt" fo:language="en" fo:country="US" officeooo:rsid="0178a6c6" style:letter-kerning="true" style:font-size-asian="10pt" style:language-asian="zh" style:country-asian="CN" style:font-size-complex="10pt" style:language-complex="hi" style:country-complex="IN"/>
    </style:style>
    <style:style style:name="T289" style:family="text">
      <style:text-properties fo:color="#2d232d" fo:font-size="10pt" fo:language="en" fo:country="US" officeooo:rsid="0160d50f" style:letter-kerning="true" style:font-size-asian="8.75pt" style:language-asian="zh" style:country-asian="CN" style:font-size-complex="10pt" style:language-complex="hi" style:country-complex="IN"/>
    </style:style>
    <style:style style:name="T290" style:family="text">
      <style:text-properties fo:color="#2d232d" fo:font-size="10pt" fo:language="en" fo:country="US" fo:font-weight="normal" officeooo:rsid="01879ef4" style:letter-kerning="true" style:font-size-asian="8.75pt" style:language-asian="zh" style:country-asian="CN" style:font-weight-asian="normal" style:font-size-complex="10pt" style:language-complex="hi" style:country-complex="IN" style:font-weight-complex="normal"/>
    </style:style>
    <style:style style:name="T291" style:family="text">
      <style:text-properties fo:color="#2d232d" fo:font-size="10pt" fo:language="en" fo:country="US" fo:font-style="italic" fo:font-weight="normal" officeooo:rsid="017fdaaa" style:letter-kerning="true" style:font-size-asian="8.75pt" style:language-asian="zh" style:country-asian="CN" style:font-style-asian="italic" style:font-weight-asian="normal" style:font-size-complex="10pt" style:language-complex="hi" style:country-complex="IN" style:font-style-complex="italic" style:font-weight-complex="normal"/>
    </style:style>
    <style:style style:name="T292" style:family="text">
      <style:text-properties fo:color="#2d232d" fo:font-size="10pt" fo:language="en" fo:country="US" fo:font-style="italic" fo:font-weight="normal" officeooo:rsid="012729d3" style:letter-kerning="true" style:font-size-asian="8.75pt" style:language-asian="zh" style:country-asian="CN" style:font-style-asian="italic" style:font-weight-asian="normal" style:font-size-complex="10pt" style:language-complex="hi" style:country-complex="IN" style:font-style-complex="italic" style:font-weight-complex="normal"/>
    </style:style>
    <style:style style:name="T293" style:family="text">
      <style:text-properties fo:color="#2d232d" officeooo:rsid="014af73a"/>
    </style:style>
    <style:style style:name="T294" style:family="text">
      <style:text-properties fo:color="#2d232d" officeooo:rsid="014d05e4"/>
    </style:style>
    <style:style style:name="T295" style:family="text">
      <style:text-properties fo:color="#2d232d" fo:font-size="9.89999961853027pt" style:font-size-asian="9.89999961853027pt" style:font-size-complex="9.89999961853027pt"/>
    </style:style>
    <style:style style:name="T296" style:family="text">
      <style:text-properties fo:color="#2d232d" fo:font-size="9.89999961853027pt" officeooo:rsid="01974643" style:font-size-asian="9.89999961853027pt" style:font-size-complex="9.89999961853027pt"/>
    </style:style>
    <style:style style:name="T297" style:family="text">
      <style:text-properties fo:color="#2d232d" fo:font-size="9.89999961853027pt" officeooo:rsid="0078a3eb" style:font-size-asian="9.89999961853027pt" style:font-size-complex="9.89999961853027pt"/>
    </style:style>
    <style:style style:name="T298" style:family="text">
      <style:text-properties fo:color="#2d232d" fo:font-size="9.89999961853027pt" officeooo:rsid="01976408" style:font-size-asian="9.89999961853027pt" style:font-size-complex="9.89999961853027pt"/>
    </style:style>
    <style:style style:name="T299" style:family="text">
      <style:text-properties fo:color="#2d232d" fo:font-size="9.89999961853027pt" officeooo:rsid="0199650c" style:font-size-asian="9.89999961853027pt" style:font-size-complex="9.89999961853027pt"/>
    </style:style>
    <style:style style:name="T300" style:family="text">
      <style:text-properties fo:color="#2d232d" fo:font-size="9.89999961853027pt" officeooo:rsid="019ae6ed" style:font-size-asian="9.89999961853027pt" style:font-size-complex="9.89999961853027pt"/>
    </style:style>
    <style:style style:name="T301" style:family="text">
      <style:text-properties fo:color="#2d232d" fo:font-size="9.89999961853027pt" officeooo:rsid="019bb106" style:font-size-asian="9.89999961853027pt" style:font-size-complex="9.89999961853027pt"/>
    </style:style>
    <style:style style:name="T302" style:family="text">
      <style:text-properties fo:color="#2d232d" fo:font-size="9.89999961853027pt" officeooo:rsid="019d1b48" style:font-size-asian="9.89999961853027pt" style:font-size-complex="9.89999961853027pt"/>
    </style:style>
    <style:style style:name="T303" style:family="text">
      <style:text-properties fo:color="#2d232d" style:font-name="Liberation Serif1" fo:font-size="9.89999961853027pt" fo:language="en" fo:country="US" officeooo:rsid="01974643" style:letter-kerning="true" style:font-name-asian="Noto Serif CJK SC1" style:font-size-asian="9.89999961853027pt" style:language-asian="zh" style:country-asian="CN" style:font-name-complex="Lohit Devanagari1" style:font-size-complex="9.89999961853027pt" style:language-complex="hi" style:country-complex="IN"/>
    </style:style>
    <style:style style:name="T304" style:family="text">
      <style:text-properties fo:color="#2d232d" style:font-name="Liberation Serif1" fo:font-size="9.89999961853027pt" fo:language="en" fo:country="US" officeooo:rsid="01976408" style:letter-kerning="true" style:font-name-asian="Noto Serif CJK SC1" style:font-size-asian="9.89999961853027pt" style:language-asian="zh" style:country-asian="CN" style:font-name-complex="Lohit Devanagari1" style:font-size-complex="9.89999961853027pt" style:language-complex="hi" style:country-complex="IN"/>
    </style:style>
    <style:style style:name="T305" style:family="text">
      <style:text-properties fo:color="#2d232d" style:font-name="Liberation Serif1" fo:font-size="9.89999961853027pt" fo:language="en" fo:country="US" officeooo:rsid="01988ba4" style:letter-kerning="true" style:font-name-asian="Noto Serif CJK SC1" style:font-size-asian="9.89999961853027pt" style:language-asian="zh" style:country-asian="CN" style:font-name-complex="Lohit Devanagari1" style:font-size-complex="9.89999961853027pt" style:language-complex="hi" style:country-complex="IN"/>
    </style:style>
    <style:style style:name="T306" style:family="text">
      <style:text-properties fo:color="#2d232d" style:font-name="Liberation Serif1" fo:font-size="9.89999961853027pt" fo:language="en" fo:country="US" officeooo:rsid="0199650c" style:letter-kerning="true" style:font-name-asian="Noto Serif CJK SC1" style:font-size-asian="9.89999961853027pt" style:language-asian="zh" style:country-asian="CN" style:font-name-complex="Lohit Devanagari1" style:font-size-complex="9.89999961853027pt" style:language-complex="hi" style:country-complex="IN"/>
    </style:style>
    <style:style style:name="T307" style:family="text">
      <style:text-properties fo:color="#2d232d" style:font-name="Liberation Serif1" fo:font-size="9.89999961853027pt" fo:language="en" fo:country="US" officeooo:rsid="019ae6ed" style:letter-kerning="true" style:font-name-asian="Noto Serif CJK SC1" style:font-size-asian="9.89999961853027pt" style:language-asian="zh" style:country-asian="CN" style:font-name-complex="Lohit Devanagari1" style:font-size-complex="9.89999961853027pt" style:language-complex="hi" style:country-complex="IN"/>
    </style:style>
    <style:style style:name="T308" style:family="text">
      <style:text-properties fo:color="#2d232d" style:font-name="Liberation Serif1" fo:font-size="9.89999961853027pt" fo:language="en" fo:country="US" officeooo:rsid="019bb106" style:letter-kerning="true" style:font-name-asian="Noto Serif CJK SC1" style:font-size-asian="9.89999961853027pt" style:language-asian="zh" style:country-asian="CN" style:font-name-complex="Lohit Devanagari1" style:font-size-complex="9.89999961853027pt" style:language-complex="hi" style:country-complex="IN"/>
    </style:style>
    <style:style style:name="T309" style:family="text">
      <style:text-properties fo:font-variant="normal" fo:text-transform="none" fo:color="#2d232d" style:text-line-through-style="none" style:text-line-through-type="none" style:font-name="Ubuntu" fo:font-size="10pt" fo:letter-spacing="normal" fo:font-style="normal" style:text-underline-style="solid" style:text-underline-width="auto" style:text-underline-color="font-color" fo:font-weight="normal" officeooo:rsid="010ab0ac" style:text-blinking="false" style:font-size-asian="10pt" style:font-name-complex="Ubuntu" style:font-size-complex="10pt" loext:padding="0in" loext:border="none"/>
    </style:style>
    <style:style style:name="T310" style:family="text">
      <style:text-properties fo:font-variant="normal" fo:text-transform="none" fo:color="#2d232d" style:font-name="Ubuntu" fo:font-size="10pt" fo:letter-spacing="normal" fo:font-style="normal" fo:font-weight="normal" style:font-size-asian="10pt" style:font-size-complex="10pt"/>
    </style:style>
    <style:style style:name="T311" style:family="text">
      <style:text-properties fo:font-size="15pt" fo:language="en" fo:country="US" fo:font-weight="bold" officeooo:rsid="0152c347" style:letter-kerning="true" style:font-size-asian="18pt" style:language-asian="zh" style:country-asian="CN" style:font-weight-asian="bold" style:font-size-complex="18pt" style:language-complex="hi" style:country-complex="IN" style:font-weight-complex="bold"/>
    </style:style>
    <style:style style:name="T312" style:family="text">
      <style:text-properties officeooo:rsid="0156ca6e"/>
    </style:style>
    <style:style style:name="T313" style:family="text">
      <style:text-properties officeooo:rsid="01613a66"/>
    </style:style>
    <style:style style:name="T314" style:family="text">
      <style:text-properties officeooo:rsid="01740e49"/>
    </style:style>
    <style:style style:name="T315" style:family="text">
      <style:text-properties officeooo:rsid="0175e19f"/>
    </style:style>
    <style:style style:name="T316" style:family="text">
      <style:text-properties officeooo:rsid="0177c2b3"/>
    </style:style>
    <style:style style:name="T317" style:family="text">
      <style:text-properties officeooo:rsid="017fdaaa"/>
    </style:style>
    <style:style style:name="T318" style:family="text">
      <style:text-properties officeooo:rsid="0186dcbd"/>
    </style:style>
    <style:style style:name="T319" style:family="text">
      <style:text-properties officeooo:rsid="01879ef4"/>
    </style:style>
    <style:style style:name="T320" style:family="text">
      <style:text-properties officeooo:rsid="01974643"/>
    </style:style>
    <style:style style:name="T321" style:family="text">
      <style:text-properties officeooo:rsid="019f3609"/>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text:span text:style-name="Source_20_Text"><text:span text:style-name="T278">Децентрализованный рынок </text:span></text:span><text:span text:style-name="Source_20_Text"><text:span text:style-name="T280">рекламы “из уст в уста”</text:span></text:span></text:p>
      <text:p text:style-name="P6"><text:span text:style-name="Source_20_Text"><text:span text:style-name="T235">Рекламные ролики и продвижение засчёт интернет “инфлюенсеров” на сегодняшний день добиваются </text:span></text:span><text:span text:style-name="Source_20_Text"><text:span text:style-name="T240">не только </text:span></text:span><text:span text:style-name="Source_20_Text"><text:span text:style-name="T235">продаж, </text:span></text:span><text:span text:style-name="Source_20_Text"><text:span text:style-name="T240">но к тому же</text:span></text:span><text:span text:style-name="Source_20_Text"><text:span text:style-name="T235"> и дискуссии, ввиду того как работают алгоритмы социальных сетей. Сарафанное радио или реклама из уст в уста, </text:span></text:span><text:span text:style-name="Source_20_Text"><text:span text:style-name="T204"><text:s/>proof-of-discussion, - </text:span></text:span><text:span text:style-name="Source_20_Text"><text:span text:style-name="T235">это то, что продвигает продукт сегодня</text:span></text:span><text:span text:style-name="Source_20_Text"><text:span text:style-name="T204">. </text:span></text:span><text:span text:style-name="Source_20_Text"><text:span text:style-name="T14">С точки зрения технологии</text:span></text:span><text:span text:style-name="Source_20_Text"><text:span text:style-name="T235"> блокчейна, инфлюенсеры и рекламные ролики – это третья </text:span></text:span><text:span text:style-name="Source_20_Text"><text:span text:style-name="T16">сторона</text:span></text:span><text:span text:style-name="Source_20_Text"><text:span text:style-name="T235"> в отрасли, которую можно исключить, засчёт основанной на блокчейне платформы, через которую можно будет напрямую платить за дискуссию, комменты, упоминания и ревью, в любых выбранных масштабах, любом выбранном качестве, и соответственно, с наиболее эффективным ценообразованием, поскольку работодатель сможет работать напрямую с </text:span></text:span><text:span text:style-name="Source_20_Text"><text:span text:style-name="T15">постерами и инфлюенсерами</text:span></text:span><text:span text:style-name="Source_20_Text"><text:span text:style-name="T235">, о которых ему не</text:span></text:span><text:span text:style-name="Source_20_Text"><text:span text:style-name="T241">т необходимости</text:span></text:span><text:span text:style-name="Source_20_Text"><text:span text:style-name="T235"> ничего знать в частности, даже </text:span></text:span><text:span text:style-name="Source_20_Text"><text:span text:style-name="T261">об </text:span></text:span><text:span text:style-name="Source_20_Text"><text:span text:style-name="T235">их язык</text:span></text:span><text:span text:style-name="Source_20_Text"><text:span text:style-name="T261">е</text:span></text:span><text:span text:style-name="Source_20_Text"><text:span text:style-name="T235">, </text:span></text:span><text:span text:style-name="Source_20_Text"><text:span text:style-name="T241">и </text:span></text:span><text:span text:style-name="Source_20_Text"><text:span text:style-name="T235">ничего, кроме </text:span></text:span><text:span text:style-name="Source_20_Text"><text:span text:style-name="T241">разве что</text:span></text:span><text:span text:style-name="Source_20_Text"><text:span text:style-name="T235"> </text:span></text:span><text:span text:style-name="Source_20_Text"><text:span text:style-name="T14">некоторых</text:span></text:span><text:span text:style-name="Source_20_Text"><text:span text:style-name="T235"> метрик, определяющих эффективность постеров</text:span></text:span><text:span text:style-name="Source_20_Text"><text:span text:style-name="T240">, </text:span></text:span><text:span text:style-name="Source_20_Text"><text:span text:style-name="T241">при </text:span></text:span><text:span text:style-name="Source_20_Text"><text:span text:style-name="T240">необходимост</text:span></text:span><text:span text:style-name="Source_20_Text"><text:span text:style-name="T241">и</text:span></text:span><text:span text:style-name="Source_20_Text"><text:span text:style-name="T240"> в более точной постановке задачи</text:span></text:span><text:span text:style-name="Source_20_Text"><text:span text:style-name="T235">. </text:span></text:span><text:span text:style-name="Source_20_Text"><text:span text:style-name="T241">В свою очередь, постерам никогда нет необходимости знать лично своего босса, и даже иметь какого-либо босса вообще, постер сам выбирает, что ему интереснее продвигать.</text:span></text:span></text:p>
      <text:p text:style-name="P28"><text:span text:style-name="Source_20_Text"><text:span text:style-name="T235">Основная утилит</text:span></text:span><text:span text:style-name="Source_20_Text"><text:span text:style-name="T241">а </text:span></text:span><text:span text:style-name="Source_20_Text"><text:span text:style-name="T235">токена – это </text:span></text:span><text:span text:style-name="Source_20_Text"><text:span text:style-name="T16">независимая крипто-валюта, средство обмена </text:span></text:span><text:span text:style-name="Source_20_Text"><text:span text:style-name="T241">между</text:span></text:span><text:span text:style-name="Source_20_Text"><text:span text:style-name="T235"> работодателями и постерами.</text:span></text:span><text:span text:style-name="Source_20_Text"><text:span text:style-name="T205"> </text:span></text:span><text:span text:style-name="Source_20_Text"><text:span text:style-name="T236">Работодатели создают рекламные кампании, постеры выбирают кампании по вкусу и включаются в работу: обсуждают посты с опредёнными тэгами, определёнными заголовками, </text:span></text:span><text:span text:style-name="Source_20_Text"><text:span text:style-name="T241">определённые видео, </text:span></text:span><text:span text:style-name="Source_20_Text"><text:span text:style-name="T236">на тех сайтах, на которых требуется, всё, что удовлетворяет запросам кампании, </text:span></text:span><text:span text:style-name="Source_20_Text"><text:span text:style-name="T241">и при этом удовлетворяет интересам постера</text:span></text:span><text:span text:style-name="Source_20_Text"><text:span text:style-name="T236">.</text:span></text:span><text:span text:style-name="Source_20_Text"><text:span text:style-name="T204"> </text:span></text:span><text:span text:style-name="Source_20_Text"><text:span text:style-name="T236">По умолчанию, постеры могут выражать абсолютно любое мнение по отношению к продвигаемому продукту, свободно создавать дискуссию. Это может быть изменено работодателем с помощью введения чётких правил, или выбора набора правил из предложенных вариантов, или работодатель может ограничиться просто рекомендациями.</text:span></text:span></text:p>
      <text:p text:style-name="P28"><text:span text:style-name="Source_20_Text"><text:span text:style-name="T241">Опять же п</text:span></text:span><text:span text:style-name="Source_20_Text"><text:span text:style-name="T236">о умолчанию</text:span></text:span><text:span text:style-name="Source_20_Text"><text:span text:style-name="T241">:</text:span></text:span><text:span text:style-name="Source_20_Text"><text:span text:style-name="T236"> если ресурс позволяет, постеры могут скатить дискуссию во что угодно, </text:span></text:span><text:span text:style-name="Source_20_Text"><text:span text:style-name="T241">обсуждать всё, что угодно,</text:span></text:span><text:span text:style-name="Source_20_Text"><text:span text:style-name="T236"> пока это, например, бампает тред – это оплачивается.</text:span></text:span><text:span text:style-name="Source_20_Text"><text:span text:style-name="T204"> </text:span></text:span><text:span text:style-name="Source_20_Text"><text:span text:style-name="T237">Изначальная парадигма Алетео</text:span></text:span><text:span text:style-name="Source_20_Text"><text:span text:style-name="T206"> </text:span></text:span><text:span text:style-name="Source_20_Text"><text:span text:style-name="T237">маркетинга</text:span></text:span><text:span text:style-name="Source_20_Text"><text:span text:style-name="T208"> </text:span></text:span><text:span text:style-name="Source_20_Text"><text:span text:style-name="T237">продвигает критическую оценку продукта, но как известно, это </text:span></text:span><text:span text:style-name="Source_20_Text"><text:span text:style-name="T16">редко</text:span></text:span><text:span text:style-name="Source_20_Text"><text:span text:style-name="T237"> идеальный вариант, и в первую очередь зависит от законов данной страны или стран данного языка, что будет рассмотренно в конце документа.</text:span></text:span><text:span text:style-name="Source_20_Text"><text:span text:style-name="T207"> </text:span></text:span><text:span text:style-name="Source_20_Text"><text:span text:style-name="T238">Возможные варианты поведения опять же могут завис</text:span></text:span><text:span text:style-name="Source_20_Text"><text:span text:style-name="T241">е</text:span></text:span><text:span text:style-name="Source_20_Text"><text:span text:style-name="T238">ть и от конкретного ресурса, где-то возможно и желаемо наиболее неформальное и даже странное для аутсайдеров общение, тогда как на других ресурсах всё должно быть очень строго. Постеры должны удовлетворять правила ресурсов, на которых постят не только по самым очевидным причинам, но и потому что оракулы не отмечают посты моментально, и посты должны оставаться на месте пока не будут отмечены</text:span></text:span><text:span text:style-name="Source_20_Text"><text:span text:style-name="T241">, иначе эти посты не будут оплачены</text:span></text:span><text:span text:style-name="Source_20_Text"><text:span text:style-name="T238">.</text:span></text:span><text:span text:style-name="Source_20_Text"><text:span text:style-name="T207"> </text:span></text:span></text:p>
      <text:p text:style-name="P42"><text:span text:style-name="Source_20_Text"><text:span text:style-name="T209">Существует два вида </text:span></text:span><text:span text:style-name="Source_20_Text"><text:span text:style-name="T238">рекламных кампаний: покупаемые и кампании с</text:span></text:span><text:span text:style-name="Source_20_Text"><text:span text:style-name="T241">тэйкеров</text:span></text:span><text:span text:style-name="Source_20_Text"><text:span text:style-name="T238">. Покупаемые </text:span></text:span><text:soft-page-break/><text:span text:style-name="Source_20_Text"><text:span text:style-name="T238">кампании могут быть пополнены засчёт токена LET, либо засчёт любого </text:span></text:span><text:span text:style-name="Source_20_Text"><text:span text:style-name="T239">консервативн</text:span></text:span><text:span text:style-name="Source_20_Text"><text:span text:style-name="T241">о </text:span></text:span><text:span text:style-name="Source_20_Text"><text:span text:style-name="T239">одобренного системой токена. С каждой кампании, </text:span></text:span><text:span text:style-name="Source_20_Text"><text:span text:style-name="T17">стэйкер</text:span></text:span><text:span text:style-name="Source_20_Text"><text:span text:style-name="T42">ы</text:span></text:span><text:span text:style-name="Source_20_Text"><text:span text:style-name="T239"> токена LET получают небольшой процент. Кампании </text:span></text:span><text:span text:style-name="Source_20_Text"><text:span text:style-name="T17">стэйкер</text:span></text:span><text:span text:style-name="Source_20_Text"><text:span text:style-name="T42">ов</text:span></text:span><text:span text:style-name="Source_20_Text"><text:span text:style-name="T239"> – это кампании созд</text:span></text:span><text:span text:style-name="Source_20_Text"><text:span text:style-name="T293">а</text:span></text:span><text:span text:style-name="Source_20_Text"><text:span text:style-name="T239">нные </text:span></text:span><text:span text:style-name="Source_20_Text"><text:span text:style-name="T42">стэйкерами</text:span></text:span><text:span text:style-name="Source_20_Text"><text:span text:style-name="T239"> как часть постоянной кампании Алетео, такие кампании обеспечиваются казной проекта, а именно соответствующей частью казны, который данный </text:span></text:span><text:span text:style-name="Source_20_Text"><text:span text:style-name="T42">стэйкер</text:span></text:span><text:span text:style-name="Source_20_Text"><text:span text:style-name="T239"> может управлять, что напрямую зависит от величины </text:span></text:span><text:span text:style-name="Source_20_Text"><text:span text:style-name="T17">активов стэ</text:span></text:span><text:span text:style-name="Source_20_Text"><text:span text:style-name="T42">йкера</text:span></text:span><text:span text:style-name="Source_20_Text"><text:span text:style-name="T17"> относительно общей величины активов всех </text:span></text:span><text:span text:style-name="Source_20_Text"><text:span text:style-name="T42">стэйкеров</text:span></text:span><text:span text:style-name="Source_20_Text"><text:span text:style-name="T239">. Другими словами, если </text:span></text:span><text:span text:style-name="Source_20_Text"><text:span text:style-name="T42">стэйкер</text:span></text:span><text:span text:style-name="Source_20_Text"><text:span text:style-name="T239"> созда</text:span></text:span><text:span text:style-name="Source_20_Text"><text:span text:style-name="T294">ё</text:span></text:span><text:span text:style-name="Source_20_Text"><text:span text:style-name="T241">т сво</text:span></text:span><text:span text:style-name="Source_20_Text"><text:span text:style-name="T294">ю</text:span></text:span><text:span text:style-name="Source_20_Text"><text:span text:style-name="T241"> кампанию, он </text:span></text:span><text:span text:style-name="Source_20_Text"><text:span text:style-name="T276">задействует часть эмиссии, предназначенной для продвижения самой платформы Алетео в своих целях.</text:span></text:span><text:span text:style-name="Source_20_Text"><text:span text:style-name="T209"> </text:span></text:span><text:span text:style-name="Source_20_Text"><text:span text:style-name="T242">Теория игры </text:span></text:span><text:span text:style-name="Source_20_Text"><text:span text:style-name="T42">стэйкер</text:span></text:span><text:span text:style-name="Source_20_Text"><text:span text:style-name="T242">ов требует ценить продвижение Алетео, поскольку от этого напрямую зависит ценность активов. Покупаемые же кампании требуются как простейшая альтернатива для заказа сервиса продвижения без дополнительных вложений времени в изучение платформы и при нежелании получить от </text:span></text:span><text:span text:style-name="Source_20_Text"><text:span text:style-name="T18">Алетео</text:span></text:span><text:span text:style-name="Source_20_Text"><text:span text:style-name="T242"> ничего кроме самого сервиса.</text:span></text:span></text:p>
      <text:p text:style-name="P26"><text:span text:style-name="Source_20_Text"><text:span text:style-name="T242">В распоряжении работодателей очень гибкие настройки кампаний</text:span></text:span><text:span text:style-name="Source_20_Text"><text:span text:style-name="T210">:</text:span></text:span></text:p>
      <text:p text:style-name="P6"><text:span text:style-name="Source_20_Text"><text:span text:style-name="T210">1.</text:span></text:span><text:span text:style-name="Source_20_Text"><text:span text:style-name="T204">Ppp – pay-per-pos</text:span></text:span><text:span text:style-name="Source_20_Text"><text:span text:style-name="T212">t.</text:span></text:span><text:span text:style-name="Source_20_Text"><text:span text:style-name="T204"> </text:span></text:span><text:span text:style-name="Source_20_Text"><text:span text:style-name="T19">Определяет базовую ставку за пост и деноминацию(в каком токене оплата)</text:span></text:span><text:span text:style-name="Source_20_Text"><text:span text:style-name="T211">.</text:span></text:span></text:p>
      <text:p text:style-name="P8"><text:span text:style-name="Source_20_Text"><text:span text:style-name="T210">2.Array of key strings. </text:span></text:span><text:span text:style-name="Source_20_Text"><text:span text:style-name="T243">Очередь ключевых </text:span></text:span><text:span text:style-name="Source_20_Text"><text:span text:style-name="T19">текстовых фраз</text:span></text:span><text:span text:style-name="Source_20_Text"><text:span text:style-name="T243">, </text:span></text:span><text:span text:style-name="Source_20_Text"><text:span text:style-name="T19">фраза</text:span></text:span><text:span text:style-name="Source_20_Text"><text:span text:style-name="T243"> в данном случае может быть просто словом, фразой, предложением или текстом</text:span></text:span><text:span text:style-name="Source_20_Text"><text:span text:style-name="T210">. </text:span></text:span><text:span text:style-name="Source_20_Text"><text:span text:style-name="T19">Если указано больше одной ключевой фразы, тогда эти фраз</text:span></text:span><text:span text:style-name="Source_20_Text"><text:span text:style-name="T43">ы</text:span></text:span><text:span text:style-name="Source_20_Text"><text:span text:style-name="T19"> становятся вариантами для постеров, которые можно включать в посты для получения оплаты, что может привести к более естественному разнообразному продвижению.</text:span></text:span></text:p>
      <text:p text:style-name="P8"><text:span text:style-name="Source_20_Text"><text:span text:style-name="T210">3.</text:span></text:span><text:span text:style-name="Source_20_Text"><text:span text:style-name="T207">Mandatory key string</text:span></text:span><text:span text:style-name="Source_20_Text"><text:span text:style-name="T243">.</text:span></text:span><text:span text:style-name="Source_20_Text"><text:span text:style-name="T207"> </text:span></text:span><text:span text:style-name="Source_20_Text"><text:span text:style-name="T243">Обязательная </text:span></text:span><text:span text:style-name="Source_20_Text"><text:span text:style-name="T19">фраза</text:span></text:span><text:span text:style-name="Source_20_Text"><text:span text:style-name="T243"> может быть оставлена пустой.</text:span></text:span><text:span text:style-name="Source_20_Text"><text:span text:style-name="T207"> </text:span></text:span><text:span text:style-name="Source_20_Text"><text:span text:style-name="T243">Буквально требует от постеров оставлять обязательной фразу в каждом посте, даже если они комментируют пост с этой фразой.</text:span></text:span></text:p>
      <text:p text:style-name="P8"><text:span text:style-name="Source_20_Text"><text:span text:style-name="T210">4.Array of target urls. </text:span></text:span><text:span text:style-name="Source_20_Text"><text:span text:style-name="T243">Вебсайты и платформы (например, некоторые видеоигры), на которых кампания будет работать</text:span></text:span><text:span text:style-name="Source_20_Text"><text:span text:style-name="T210">. </text:span></text:span><text:span text:style-name="Source_20_Text"><text:span text:style-name="T19">Если оставлено пустым – ,</text:span></text:span><text:span text:style-name="Source_20_Text"><text:span text:style-name="T44">без ограничений</text:span></text:span><text:span text:style-name="Source_20_Text"><text:span text:style-name="T19">.</text:span></text:span></text:p>
      <text:p text:style-name="P43"><text:span text:style-name="Source_20_Text"><text:span text:style-name="T213">5.minStaked. </text:span></text:span><text:span text:style-name="Source_20_Text"><text:span text:style-name="T244">Минимальное необходим</text:span></text:span><text:span text:style-name="Source_20_Text"><text:span text:style-name="T43">ый </text:span></text:span><text:span text:style-name="Source_20_Text"><text:span text:style-name="T42">стэй</text:span></text:span><text:span text:style-name="Source_20_Text"><text:span text:style-name="T43">к</text:span></text:span><text:span text:style-name="Source_20_Text"><text:span text:style-name="T244"> LET токенов</text:span></text:span><text:span text:style-name="Source_20_Text"><text:span text:style-name="T106"> </text:span></text:span><text:span text:style-name="Source_20_Text"><text:span text:style-name="T107">постера.</text:span></text:span></text:p>
      <text:p text:style-name="P9"><text:span text:style-name="Source_20_Text"><text:span text:style-name="T213">6.nonEditable. </text:span></text:span><text:span text:style-name="Source_20_Text"><text:span text:style-name="T244">Если указано true, то настройки кампании больше будет менять нельзя, </text:span></text:span><text:span text:style-name="Source_20_Text"><text:span text:style-name="T20">что открывает возможность для децентрализованного спонсорства кампании. Любое заинтересованное лицо может выступить в качестве спонсора этой кампании и пополнить её фонд, даже не зная ничего о создателе, поскольку эта кампания уже никогда не изменится.</text:span></text:span></text:p>
      <text:p text:style-name="P9"><text:span text:style-name="Source_20_Text"><text:span text:style-name="T213">7.noFiring. </text:span></text:span><text:span text:style-name="Source_20_Text"><text:span text:style-name="T20">Если установлено верно</text:span></text:span><text:span text:style-name="Source_20_Text"><text:span text:style-name="T213">, </text:span></text:span><text:span text:style-name="Source_20_Text"><text:span text:style-name="T245">в таком случае работодатель </text:span></text:span><text:span text:style-name="Source_20_Text"><text:span text:style-name="T20">не намерен</text:span></text:span><text:span text:style-name="Source_20_Text"><text:span text:style-name="T245"> исключ</text:span></text:span><text:span text:style-name="Source_20_Text"><text:span text:style-name="T20">ать</text:span></text:span><text:span text:style-name="Source_20_Text"><text:span text:style-name="T245"> недостат</text:span></text:span><text:span text:style-name="Source_20_Text"><text:span text:style-name="T262">о</text:span></text:span><text:span text:style-name="Source_20_Text"><text:span text:style-name="T245">чно </text:span></text:span><text:span text:style-name="Source_20_Text"><text:span text:style-name="T20">хорошо</text:span></text:span><text:span text:style-name="Source_20_Text"><text:span text:style-name="T245"> выполняющих</text:span></text:span><text:span text:style-name="Source_20_Text"><text:span text:style-name="T213"> </text:span></text:span><text:span text:style-name="Source_20_Text"><text:span text:style-name="T245">свою работу постеров. Постерам теперь нет необходимости доверять работодателю, и это может привлечь больше постеров к кампании в определённых случаях.</text:span></text:span></text:p>
      <text:p text:style-name="P9"><text:span text:style-name="Source_20_Text"><text:span text:style-name="T213">8.onlyManualApproval. </text:span></text:span><text:span text:style-name="Source_20_Text"><text:span text:style-name="T245">Если установлено верно, постеры не смогут включиться в данную кампанию без одобрения</text:span></text:span><text:span text:style-name="Source_20_Text"><text:span text:style-name="T213"> </text:span></text:span><text:span text:style-name="Source_20_Text"><text:span text:style-name="T245">работодателя.</text:span></text:span></text:p>
      <text:p text:style-name="P44"><text:span text:style-name="Source_20_Text"><text:span text:style-name="T213">9.</text:span></text:span><text:span text:style-name="Source_20_Text"><text:span text:style-name="T215">k</text:span></text:span><text:span text:style-name="Source_20_Text"><text:span text:style-name="T214">eyStringPerWord</text:span></text:span><text:span text:style-name="Source_20_Text"><text:span text:style-name="T212">s</text:span></text:span><text:span text:style-name="Source_20_Text"><text:span text:style-name="T214">. </text:span></text:span><text:span text:style-name="Source_20_Text"><text:span text:style-name="T245">Через сколько слов необходимо упоминать ключевую фразу. По умолчанию, когда значение этой переменной равно нулю, каждый пост постера оплачивается, даже если он просто комментирует другой пост или видео с ключевым словом. Если эта опция задействована, то меняется принцип оплаты</text:span></text:span><text:span text:style-name="Source_20_Text"><text:span text:style-name="T263">, </text:span></text:span><text:span text:style-name="Source_20_Text"><text:span text:style-name="T245">как пример, в кампании, которая требует упоминать ключевую фразу один раз в тысячу слов, если постер напишет 4 поста по 250 слов каждый, ему достаточно упомянуть ключевую фразу только один раз в этих четырех постах, чтобы все 4 поста были оплачены.</text:span></text:span></text:p>
      <text:p text:style-name="P10"><text:span text:style-name="Source_20_Text"><text:span text:style-name="T214">10.</text:span></text:span><text:span text:style-name="Source_20_Text"><text:span text:style-name="T215">m</text:span></text:span><text:span text:style-name="Source_20_Text"><text:span text:style-name="T214">inPostLength. </text:span></text:span><text:span text:style-name="Source_20_Text"><text:span text:style-name="T245">Минимальная </text:span></text:span><text:span text:style-name="Source_20_Text"><text:span text:style-name="T246">требуемое </text:span></text:span><text:span text:style-name="Source_20_Text"><text:span text:style-name="T245">количество символов в посте, чтобы этот пост считался оплачеваемым.</text:span></text:span></text:p>
      <text:p text:style-name="P10"><text:span text:style-name="Source_20_Text"><text:span text:style-name="T214">11.</text:span></text:span><text:span text:style-name="Source_20_Text"><text:span text:style-name="T215">m</text:span></text:span><text:span text:style-name="Source_20_Text"><text:span text:style-name="T214">odsPay. </text:span></text:span><text:span text:style-name="Source_20_Text"><text:span text:style-name="T246">Если не ноль, то к дополнительной модерации этой </text:span></text:span><text:span text:style-name="Source_20_Text"><text:span text:style-name="T21">кампании в частности вероятно подключатся стэйкеры</text:span></text:span><text:span text:style-name="Source_20_Text"><text:span text:style-name="T45">(сами </text:span></text:span><text:span text:style-name="Source_20_Text"><text:span text:style-name="T21">постеры могут быть в их числе). В полностью децентрализованной системе, они не обязаны тратить время на модерацию кампании, хотя теория игры </text:span></text:span><text:span text:style-name="Source_20_Text"><text:span text:style-name="T45">стэйкера</text:span></text:span><text:span text:style-name="Source_20_Text"><text:span text:style-name="T21"> требует, чтобы и работодатели, и постеры были довольны насколько это возможно, если позволяет время. Всё сообщество Алетео только </text:span></text:span><text:soft-page-break/><text:span text:style-name="Source_20_Text"><text:span text:style-name="T21">выигрывает, если система действует максимально эффективно, поэтому реалистично ожидать, что подобные условия кампании окажутся выполнеными. Более того, возможны механизмы стимуляции модерации(микрооплаты за модераци</text:span></text:span><text:span text:style-name="Source_20_Text"><text:span text:style-name="T45">ю</text:span></text:span><text:span text:style-name="Source_20_Text"><text:span text:style-name="T21">), которыми практически невозможно злоупотреблять.</text:span></text:span></text:p>
      <text:p text:style-name="P29"><text:span text:style-name="Source_20_Text"><text:span text:style-name="T214">12.rulesLink. </text:span></text:span><text:span text:style-name="Source_20_Text"><text:span text:style-name="T246">Веб-линк с изложенными правилами и пожеланиями о том, что постерам лучше всего делать, стратегией, и за что постеры могут быть исключены из кампании либо самим работодателем, либо засчёт децентрализованной модерации. Может быть оставлено пуст</text:span></text:span><text:span text:style-name="Source_20_Text"><text:span text:style-name="T264">ым</text:span></text:span><text:span text:style-name="Source_20_Text"><text:span text:style-name="T246">.</text:span></text:span></text:p>
      <text:p text:style-name="P11"><text:span text:style-name="Source_20_Text"><text:span text:style-name="T216">13.expirationDate. </text:span></text:span><text:span text:style-name="Source_20_Text"><text:span text:style-name="T246">Дата окончания кампании. </text:span></text:span><text:span text:style-name="Source_20_Text"><text:span text:style-name="T247">Когда срок выходит, работодатель может вывести остатки неизрасходованных средств. Работодатель не может вывести их до истечения срока действия.</text:span></text:span></text:p>
      <text:p text:style-name="P11"><text:span text:style-name="Source_20_Text"><text:span text:style-name="T217">14.min</text:span></text:span><text:span text:style-name="Source_20_Text"><text:span text:style-name="T22">ShillPower</text:span></text:span><text:span text:style-name="Source_20_Text"><text:span text:style-name="T217">. </text:span></text:span><text:span text:style-name="Source_20_Text"><text:span text:style-name="T247">Минимальный уровень </text:span></text:span><text:span text:style-name="Source_20_Text"><text:span text:style-name="T264">эффективности продвижения постеров</text:span></text:span><text:span text:style-name="Source_20_Text"><text:span text:style-name="T247">(</text:span></text:span><text:span text:style-name="Source_20_Text"><text:span text:style-name="T46">см. </text:span></text:span><text:span text:style-name="Source_20_Text"><text:span text:style-name="T247"><text:s/>децентрализованн</text:span></text:span><text:span text:style-name="Source_20_Text"><text:span text:style-name="T46">ая</text:span></text:span><text:span text:style-name="Source_20_Text"><text:span text:style-name="T247"> модераци</text:span></text:span><text:span text:style-name="Source_20_Text"><text:span text:style-name="T46">я</text:span></text:span><text:span text:style-name="Source_20_Text"><text:span text:style-name="T247">), способных принять участие в этой кампании.</text:span></text:span></text:p>
      <text:p text:style-name="P11"><text:span text:style-name="Source_20_Text"><text:span text:style-name="T217">15.postRate. </text:span></text:span><text:span text:style-name="Source_20_Text"><text:span text:style-name="T247">Минимальная частота оплачиваемого постинга. Если постер постит чаще, лишние посты не оплачиваются.</text:span></text:span></text:p>
      <text:p text:style-name="P11"><text:span text:style-name="Source_20_Text"><text:span text:style-name="T217">16.maxPosters. </text:span></text:span><text:span text:style-name="Source_20_Text"><text:span text:style-name="T248">Максимальное количество постеров, участвующих в кампании, может сделать маленькие бюджеты более эффективными </text:span></text:span><text:span text:style-name="Source_20_Text"><text:span text:style-name="T264">в зависимости от задачи</text:span></text:span><text:span text:style-name="Source_20_Text"><text:span text:style-name="T248">. </text:span></text:span><text:span text:style-name="Source_20_Text"><text:span text:style-name="T264">М</text:span></text:span><text:span text:style-name="Source_20_Text"><text:span text:style-name="T23">ожет рассчитываться автоматически с учётом того, что постеры должны получить какой-либо минимальный уровень прибыли.</text:span></text:span></text:p>
      <text:p text:style-name="P11"><text:span text:style-name="Source_20_Text"><text:span text:style-name="T174">1</text:span></text:span><text:span text:style-name="Source_20_Text"><text:span text:style-name="T175">7</text:span></text:span><text:span text:style-name="Source_20_Text"><text:span text:style-name="T53">.startTime-endTime. </text:span></text:span><text:span text:style-name="Source_20_Text"><text:span text:style-name="T60">Время дня по Гринвичу, в которое кампания активна, то есть посты оплачиваются</text:span></text:span><text:span text:style-name="Source_20_Text"><text:span text:style-name="T54">. </text:span></text:span><text:span text:style-name="Source_20_Text"><text:span text:style-name="T60">По умолчанию это от 0 до 0, что значит 24 часа в сутки.</text:span></text:span></text:p>
      <text:p text:style-name="P30"><text:span text:style-name="Source_20_Text"><text:span text:style-name="T87">18.An array of campaign languages. </text:span></text:span><text:span text:style-name="Source_20_Text"><text:span text:style-name="T88">Языки кампании, если оставлено пустым – значит любой язык. Если указаны специфические языки, то только постеры, указавшие язык могут присоединиться к кампании. Постеры могут указывать язык только единожды, воизбежание троллинга, недобросовестного отношения.</text:span></text:span></text:p>
      <text:p text:style-name="P30"><text:span text:style-name="Source_20_Text"><text:span text:style-name="T88"/></text:span></text:p>
      <text:p text:style-name="P66"><text:span text:style-name="Source_20_Text"><text:span text:style-name="T311">Основная философия. Тезисы</text:span></text:span></text:p>
      <text:p text:style-name="P12"><text:span text:style-name="Source_20_Text"><text:span text:style-name="T218">-</text:span></text:span><text:span text:style-name="Source_20_Text"><text:span text:style-name="T248">Политики также наивны перед лицом инноваций, как и мы. Весь их опыт значит не так уж и много, когда инновации переворачивают вверх дном всё, о чём они знали.</text:span></text:span></text:p>
      <text:p text:style-name="P12"><text:span text:style-name="Source_20_Text"><text:span text:style-name="T204">-</text:span></text:span><text:span text:style-name="Source_20_Text"><text:span text:style-name="T248">Современная наука крайне неэффектина. Мировой научный прогресс движется намного медленнее, чем мог бы</text:span></text:span><text:span text:style-name="Source_20_Text"><text:span text:style-name="T204">.</text:span></text:span></text:p>
      <text:p text:style-name="P31"><text:span text:style-name="Source_20_Text"><text:span text:style-name="T219">-</text:span></text:span><text:span text:style-name="Source_20_Text"><text:span text:style-name="T248">Вероятность появления новой инновационной технологии увеличивается по экспоненте с каждым годом. Вероятность появления новой </text:span></text:span><text:span text:style-name="Source_20_Text"><text:span text:style-name="T23">экзистенциальной угрозы</text:span></text:span><text:span text:style-name="Source_20_Text"><text:span text:style-name="T248"> увеличивается по экспоненте с каждым годом. Человечество или эволюционирует, или вымрет.</text:span></text:span></text:p>
      <text:p text:style-name="P12"><text:span text:style-name="Source_20_Text"><text:span text:style-name="T204">-</text:span></text:span><text:span text:style-name="Source_20_Text"><text:span text:style-name="T248">Богатейшие правительства выделяют миллиарды на медицинские исследования, оплачивая полные зарплаты в их неэффективных раздутых юрисдикциях.</text:span></text:span></text:p>
      <text:p text:style-name="P12"><text:span text:style-name="Source_20_Text"><text:span text:style-name="T204">-</text:span></text:span><text:span text:style-name="Source_20_Text"><text:span text:style-name="T248">Мир имеет намного больше коллективного интеллекта, чем когда-либо, и большая часть из них слишком бедны, чтобы внести свой вклад в науку. Слишком бедны, чтобы иметь время на поступление в вузы даже бесплатно.</text:span></text:span></text:p>
      <text:p text:style-name="P12"><text:span text:style-name="Source_20_Text"><text:span text:style-name="T204">-</text:span></text:span><text:span text:style-name="Source_20_Text"><text:span text:style-name="T249">Исторически </text:span></text:span><text:span text:style-name="Source_20_Text"><text:span text:style-name="T24">ученые умы</text:span></text:span><text:span text:style-name="Source_20_Text"><text:span text:style-name="T249"> не были способны прийти к власти, поскольку были слишком увлечены концепциями, которые мало кому понятны, в следствие чего, не были способны вести за собой людей.</text:span></text:span></text:p>
      <text:p text:style-name="P12"><text:span text:style-name="Source_20_Text"><text:span text:style-name="T204">-</text:span></text:span><text:span text:style-name="Source_20_Text"><text:span text:style-name="T249">Интернет выступает в качестве дозора. Простые люди в первые за всю историю теперь не только могут наблюдать за политиками со стороны и делать собственные выводы, не опираясь на пропаганды разнообразных повесток, но также интернет спасает огромное количество жизней людей. Пока интернет открыт, то независимо от вакуума силы, вероятность кровопролитной горячей войны </text:span></text:span><text:span text:style-name="Source_20_Text"><text:span text:style-name="T24">значительно ниже</text:span></text:span><text:span text:style-name="Source_20_Text"><text:span text:style-name="T249">, и даже если война случается, количество жертв также значительно ниже, чем могло бы быть при железном занавесе.</text:span></text:span></text:p>
      <text:p text:style-name="P32"><text:span text:style-name="Source_20_Text"><text:span text:style-name="T204">-</text:span></text:span><text:span text:style-name="Source_20_Text"><text:span text:style-name="T249">Современные люди потенциально бессмертны. </text:span></text:span><text:span text:style-name="Source_20_Text"><text:span text:style-name="T204"><text:s/></text:span></text:span><text:span text:style-name="Source_20_Text"><text:span text:style-name="T249">Нам не нужен плевок в лицо в виде дома </text:span></text:span><text:soft-page-break/><text:span text:style-name="Source_20_Text"><text:span text:style-name="T249">престарелых в старости. Мы могли бы </text:span></text:span><text:span text:style-name="Source_20_Text"><text:span text:style-name="T24">оплачивать криопрезервацию</text:span></text:span><text:span text:style-name="Source_20_Text"><text:span text:style-name="T249"> нашими пенсиями и сбережениями. </text:span></text:span></text:p>
      <text:p text:style-name="P32"><text:span text:style-name="Source_20_Text"><text:span text:style-name="T204">-</text:span></text:span><text:span text:style-name="Source_20_Text"><text:span text:style-name="T249">Человечество всегда будет оставаться экзестенциальной угрозой для самого себя. </text:span></text:span><text:span text:style-name="Source_20_Text"><text:span text:style-name="T252">Именно поэтому в</text:span></text:span><text:span text:style-name="Source_20_Text"><text:span text:style-name="T249"> будущем абсолютно невероятные технологии будут разработаны для предотвращения вымирания человека как вида. </text:span></text:span><text:span text:style-name="Source_20_Text"><text:span text:style-name="T251">В том числе и восстановлени</text:span></text:span><text:span text:style-name="Source_20_Text"><text:span text:style-name="T252">е</text:span></text:span><text:span text:style-name="Source_20_Text"><text:span text:style-name="T251"> замороженных тел, даже если это не окажется полезным в космических полётах на дальние расстояния.</text:span></text:span></text:p>
      <text:p text:style-name="P12"><text:span text:style-name="Source_20_Text"><text:span text:style-name="T204">-</text:span></text:span><text:span text:style-name="Source_20_Text"><text:span text:style-name="T249">Умирающие люди просто перестают желать жить, им становится тяжело, скучно и бесперспективно даже двигаться. Поэтому </text:span></text:span><text:span text:style-name="Source_20_Text"><text:span text:style-name="T46">обычно не</text:span></text:span><text:span text:style-name="Source_20_Text"><text:span text:style-name="T249"> услышать сожаления от умирающих людей, их мозг и реакции замедляются, они как будто очень медленно засыпают</text:span></text:span><text:span text:style-name="Source_20_Text"><text:span text:style-name="T250"> и мало что их волнует</text:span></text:span><text:span text:style-name="Source_20_Text"><text:span text:style-name="T249">. Именно поэтому в них не вызывает отклика идея о криопрезервации. </text:span></text:span><text:span text:style-name="Source_20_Text"><text:span text:style-name="T250">Р</text:span></text:span><text:span text:style-name="Source_20_Text"><text:span text:style-name="T249">ешение </text:span></text:span><text:span text:style-name="Source_20_Text"><text:span text:style-name="T250">о криопрезервации</text:span></text:span><text:span text:style-name="Source_20_Text"><text:span text:style-name="T249"> должно быть принято нами до того, как подобное состояние наступит.</text:span></text:span></text:p>
      <text:p text:style-name="P33"><text:span text:style-name="Source_20_Text"><text:span text:style-name="T55">-</text:span></text:span><text:span text:style-name="Source_20_Text"><text:span text:style-name="T61">Цена производства самых дорогих рекламных роликов может достигать 30 миллионов долларов. Кампания Алетео с таким бюджетом может поднять до этого неслыханный интерес публики к продукту, выстроить сообщество вокруг бренда, вывести в топы другие рекламные ролики </text:span></text:span><text:span text:style-name="Source_20_Text"><text:span text:style-name="T73">этого </text:span></text:span><text:span text:style-name="Source_20_Text"><text:span text:style-name="T61">бренда и в целом кратно усилить предыдущие маркетинговые решения бренда.</text:span></text:span></text:p>
      <text:p text:style-name="P58"><text:span text:style-name="Source_20_Text"><text:span text:style-name="T285"><text:line-break/></text:span></text:span><text:span text:style-name="Source_20_Text"><text:span text:style-name="T279">Архитектура</text:span></text:span></text:p>
      <text:p text:style-name="Text_20_body"><text:span text:style-name="Source_20_Text"><text:span text:style-name="T79">Основа Але</text:span></text:span><text:span text:style-name="Source_20_Text"><text:span text:style-name="T81">тео</text:span></text:span><text:span text:style-name="Source_20_Text"><text:span text:style-name="T79"> – </text:span></text:span><text:span text:style-name="Source_20_Text"><text:span text:style-name="T81">это оракулы и</text:span></text:span><text:span text:style-name="Source_20_Text"><text:span text:style-name="T79"> </text:span></text:span><text:span text:style-name="Source_20_Text"><text:span text:style-name="T81">ДАО</text:span></text:span><text:span text:style-name="Source_20_Text"><text:span text:style-name="T79">. </text:span></text:span><text:span text:style-name="Source_20_Text"><text:span text:style-name="T81">Оракулы подразумеваются как анонимная децентрализованная сеть</text:span></text:span><text:span text:style-name="Source_20_Text"><text:span text:style-name="T83">.</text:span></text:span></text:p>
      <text:p text:style-name="P63"><text:span text:style-name="Source_20_Text"><text:span text:style-name="T312">Псевдо-анонимная децентрализованная сеть оракулов</text:span></text:span></text:p>
      <text:p text:style-name="Text_20_body"><text:span text:style-name="Source_20_Text"><text:span text:style-name="T81">Псевдо-, поскольку опирается на некоторые факты идентичности.</text:span></text:span><text:span text:style-name="Source_20_Text"><text:span text:style-name="T80"> </text:span></text:span><text:span text:style-name="Source_20_Text"><text:span text:style-name="T81">Оракулы </text:span></text:span><text:span text:style-name="Source_20_Text"><text:span text:style-name="T82">выступают свидетелями активности постеров на всех охватываемых платформах, ведут расчёты оплаты и публикуют результаты оплаты в контракте аггрегаторе оракулов.</text:span></text:span></text:p>
      <text:p text:style-name="P4"><text:span text:style-name="Source_20_Text"><text:span text:style-name="T64">Предполагается, что </text:span></text:span><text:span text:style-name="Source_20_Text">существенная част</text:span><text:span text:style-name="Source_20_Text"><text:span text:style-name="T64">ь</text:span></text:span><text:span text:style-name="Source_20_Text"> </text:span><text:span text:style-name="Source_20_Text"><text:span text:style-name="T74">стэйкеров</text:span></text:span><text:span text:style-name="Source_20_Text"> будут ораку</text:span><text:span text:style-name="Source_20_Text"><text:span text:style-name="T64">лами. </text:span></text:span><text:span text:style-name="Source_20_Text">Су</text:span><text:span text:style-name="Source_20_Text"><text:span text:style-name="T62">ществует возможность заставить анонимную сеть оракулов доставлять истинные результаты. В</text:span></text:span><text:span text:style-name="Source_20_Text"><text:span text:style-name="T63"> первую очередь, оракулы должны быть подтверждёнными носителями разных языков.</text:span></text:span><text:span text:style-name="Source_20_Text"><text:span text:style-name="T62"> Оракулы не должны знать, как</text:span></text:span><text:span text:style-name="Source_20_Text"><text:span text:style-name="T286">у</text:span></text:span><text:span text:style-name="Source_20_Text"><text:span text:style-name="T62">ю роль они выполняют при публикации ре</text:span></text:span><text:span text:style-name="Source_20_Text"><text:span text:style-name="T286">з</text:span></text:span><text:span text:style-name="Source_20_Text"><text:span text:style-name="T62">ультатов. Роли должно быть д</text:span></text:span><text:span text:style-name="Source_20_Text"><text:span text:style-name="T286">в</text:span></text:span><text:span text:style-name="Source_20_Text"><text:span text:style-name="T62">е: роль свидетеля и роль супервизора. </text:span></text:span><text:span text:style-name="Source_20_Text"><text:span text:style-name="T89">Случайно выбранных супервизоров должно быть небольшое нечетное количество, и все они должны быть уникальными носителями разных я</text:span></text:span><text:span text:style-name="Source_20_Text">зыков</text:span><text:span text:style-name="Source_20_Text"><text:span text:style-name="T89">. </text:span></text:span><text:span text:style-name="Source_20_Text"><text:span text:style-name="T62">Результаты супервизоров считаются истинными, и результаты свидетелей должны им соответствовать.</text:span></text:span><text:span text:style-name="Source_20_Text"><text:span text:style-name="T176"> </text:span></text:span><text:span text:style-name="Source_20_Text"><text:span text:style-name="T184">Если результаты супервизоров не сходятся, предпринимается ещё одна попытка выбора супервизоров, хотя опубликованные результаты каждого оракула остаются на месте. Супервизоры перевыбираются, пока результаты супервизоров не совпадут. </text:span></text:span><text:span text:style-name="Source_20_Text"><text:span text:style-name="T185">Если количество совпадающих результатов слишком мало, то результаты отвергаются полностью. При случае установленной лжи, часть активов оракула изымается аггрегатором.</text:span></text:span><text:span text:style-name="Source_20_Text"><text:span text:style-name="T177"> </text:span></text:span><text:span text:style-name="Source_20_Text"><text:span text:style-name="T185">У этой системы всё равно есть та же уязвимость, из-за которой сети оракулов обычно не являются анонимными: сибил-атака(Sybil-attack). Чтобы этого избежать, существуют некоторые значимые характеристики анонимного крипто-адреса</text:span></text:span><text:span text:style-name="Source_20_Text"><text:span text:style-name="T173">:</text:span></text:span></text:p>
      <text:p text:style-name="P13"><text:span text:style-name="Source_20_Text"><text:span text:style-name="T220">1.</text:span></text:span><text:span text:style-name="Source_20_Text"><text:span text:style-name="T25">Баланс</text:span></text:span><text:span text:style-name="Source_20_Text"><text:span text:style-name="T220">. </text:span></text:span><text:span text:style-name="Source_20_Text"><text:span text:style-name="T253">Чем больше баланс, тем больше вероятность, что это адрес уникального человека. К тому же, оракулам необходимо замораживать свои LET активы, и чем больше заморожено, тем меньше вероятности лжи в любых масштабах.</text:span></text:span></text:p>
      <text:p text:style-name="P13"><text:span text:style-name="Source_20_Text"><text:span text:style-name="T220">2.</text:span></text:span><text:span text:style-name="Source_20_Text"><text:span text:style-name="T254">История транзакций</text:span></text:span><text:span text:style-name="Source_20_Text"><text:span text:style-name="T220">. </text:span></text:span><text:span text:style-name="Source_20_Text"><text:span text:style-name="T254">Всё больше проектов разрабатывает системы подтверждения уникальности человека по историй транзакций, например, по участию в голосовании разнообразных ДАО.</text:span></text:span></text:p>
      <text:p text:style-name="P13"><text:span text:style-name="Source_20_Text"><text:span text:style-name="T221">3.</text:span></text:span><text:span text:style-name="Source_20_Text"><text:span text:style-name="T26">Также есть комплексные капчи, по типу решения уникальных паззлов в определённое время дня</text:span></text:span><text:span text:style-name="Source_20_Text"><text:span text:style-name="T221">.</text:span></text:span></text:p>
      <text:p text:style-name="P13"><text:soft-page-break/><text:span text:style-name="Source_20_Text"><text:span text:style-name="T254">Но что важнее, </text:span></text:span><text:span text:style-name="Source_20_Text"><text:span text:style-name="T26">Алетео в частности может использовать такую информацию об оракулах:</text:span></text:span></text:p>
      <text:p text:style-name="P13"><text:span text:style-name="Source_20_Text"><text:span text:style-name="T26">4</text:span></text:span><text:span text:style-name="Source_20_Text"><text:span text:style-name="T220">.</text:span></text:span><text:span text:style-name="Source_20_Text"><text:span text:style-name="T26">Язык</text:span></text:span><text:span text:style-name="Source_20_Text"><text:span text:style-name="T220">. </text:span></text:span><text:span text:style-name="Source_20_Text"><text:span text:style-name="T254">Языковые сообщества Алетео могут выбирать на должность оракула самых активных постеров, учитывая и</text:span></text:span><text:span text:style-name="Source_20_Text"><text:span text:style-name="T26">сторию и уникальность активности постера.</text:span></text:span></text:p>
      <text:p text:style-name="P13"><text:span text:style-name="Source_20_Text"><text:span text:style-name="T99">ДАО всегда должно проверять финальные результаты аггрегатора перед их публикацией в контракт казны Алетео</text:span></text:span><text:span text:style-name="Source_20_Text"><text:span text:style-name="T97">. </text:span></text:span><text:span text:style-name="Source_20_Text"><text:span text:style-name="T99">Оракулы не получат токены за свою работу, пока результаты аггрегатора не будут одобрены. Ни одна из сторон не заинтересована в остановке процесса, поскольку это вероятно приведёт к девальвации замороженных активов. Как постеры, так и оракулы не получают оплату мгновенно по факту, вместо этого они получают постепенно высвобождающуюся оплату со скоростью установленной эмиссии, то есть невозможно солгать и резко выйти из системы ни в коем виде. Результаты возможн</text:span></text:span><text:span text:style-name="Source_20_Text"><text:span text:style-name="T86">ой</text:span></text:span><text:span text:style-name="Source_20_Text"><text:span text:style-name="T99"> лжи проявят себя в полной мере прежде, чем лжец сможет покинуть систему. Из-за </text:span></text:span><text:span text:style-name="Source_20_Text"><text:span text:style-name="T102">этого </text:span></text:span><text:span text:style-name="Source_20_Text"><text:span text:style-name="T99">л</text:span></text:span><text:span text:style-name="Source_20_Text"><text:span text:style-name="T102">ожь</text:span></text:span><text:span text:style-name="Source_20_Text"><text:span text:style-name="T99"> по-крупному практически нев</text:span></text:span><text:span text:style-name="Source_20_Text"><text:span text:style-name="T102">ероятна</text:span></text:span><text:span text:style-name="Source_20_Text"><text:span text:style-name="T99"> даже среди анонимных оракулов и ДАО, если конечно целью общего коллектива оракулов и ДАО не стоит нанесение ущерба Алетео в не самой эффективной форме и за счёт потери части своих активов. Ложь малых масштабов однако может в той или иной степени работать.</text:span></text:span><text:span text:style-name="Source_20_Text"><text:span text:style-name="T98"> </text:span></text:span><text:span text:style-name="Source_20_Text"><text:span text:style-name="T99">Это до сих пор не до конца разрешенный вопрос</text:span></text:span><text:span text:style-name="Source_20_Text"><text:span text:style-name="T85">:</text:span></text:span><text:span text:style-name="Source_20_Text"><text:span text:style-name="T99"> Могут ли анонимные оракулы не лгать даже в небольших масштабах, </text:span></text:span><text:span text:style-name="Source_20_Text"><text:span text:style-name="T102">что </text:span></text:span><text:span text:style-name="Source_20_Text"><text:span text:style-name="T99">не </text:span></text:span><text:span text:style-name="Source_20_Text"><text:span text:style-name="T102">придётся </text:span></text:span><text:span text:style-name="Source_20_Text"><text:span text:style-name="T99">прибега</text:span></text:span><text:span text:style-name="Source_20_Text"><text:span text:style-name="T102">ть</text:span></text:span><text:span text:style-name="Source_20_Text"><text:span text:style-name="T99"> к дополнительным </text:span></text:span><text:span text:style-name="Source_20_Text"><text:span text:style-name="T100">мерам как</text:span></text:span><text:span text:style-name="Source_20_Text"><text:span text:style-name="T99"> </text:span></text:span><text:span text:style-name="Source_20_Text"><text:span text:style-name="T84">optimistic rollups</text:span></text:span><text:span text:style-name="Source_20_Text"><text:span text:style-name="T99">.</text:span></text:span></text:p>
      <text:p text:style-name="P46"><text:span text:style-name="Source_20_Text"><text:span text:style-name="T101">Анонимные оракулы вероятн</text:span></text:span><text:span text:style-name="Source_20_Text">о </text:span><text:span text:style-name="Source_20_Text"><text:span text:style-name="T101">не являются утопичной идеей, и в цело</text:span></text:span><text:span text:style-name="Source_20_Text"><text:span text:style-name="T289">м</text:span></text:span><text:span text:style-name="Source_20_Text"><text:span text:style-name="T101"> все их возможные попытки лжи могут быть исключены грамотным построением </text:span></text:span><text:span text:style-name="Source_20_Text"><text:span text:style-name="T85">архитектуры и теории игр</text:span></text:span><text:span text:style-name="Source_20_Text"><text:span text:style-name="T86">ы</text:span></text:span><text:span text:style-name="Source_20_Text"><text:span text:style-name="T101">. В крайнем случае, можно прибегнуть к более консерватиной архитектуре и требовать персональные данные оракулов, </text:span></text:span><text:span text:style-name="Source_20_Text"><text:span text:style-name="T289">и</text:span></text:span><text:span text:style-name="Source_20_Text"><text:span text:style-name="T85">наче </text:span></text:span><text:span text:style-name="Source_20_Text"><text:span text:style-name="T102">разработчик </text:span></text:span><text:span text:style-name="Source_20_Text"><text:span text:style-name="T85">будет вынужден заниматьс</text:span></text:span><text:span text:style-name="Source_20_Text"><text:span text:style-name="T86">я </text:span></text:span><text:span text:style-name="Source_20_Text"><text:span text:style-name="T102">ревизией действий системы</text:span></text:span><text:span text:style-name="Source_20_Text"><text:span text:style-name="T101">.</text:span></text:span></text:p>
      <text:p text:style-name="P60"><text:span text:style-name="Source_20_Text"><text:span text:style-name="T313">Обзор умных контрактов</text:span></text:span></text:p>
      <text:p text:style-name="P34"><text:span text:style-name="Source_20_Text"><text:span text:style-name="T137">1. Контракт LET токена –</text:span></text:span><text:span text:style-name="Source_20_Text"><text:span text:style-name="T116"> это модифицированный контракт ERC-20 с небольшими изменениями: <text:s/></text:span></text:span><text:span text:style-name="Source_20_Text"><text:span text:style-name="T127">allowances </text:span></text:span><text:span text:style-name="Source_20_Text"><text:span text:style-name="T128">представленными логическими переменными вместо числовых для снижения затрат газа при транзакциях токена. 10% налога за продажу токена отходит в казну для поддерживания экономики Алетео.</text:span></text:span></text:p>
      <text:p text:style-name="P14"><text:span text:style-name="Source_20_Text"><text:span text:style-name="T138">2</text:span></text:span><text:span text:style-name="Source_20_Text"><text:span text:style-name="T269">.</text:span></text:span><text:span text:style-name="Source_20_Text"><text:span text:style-name="T273">Прокси минимального доверия</text:span></text:span><text:span text:style-name="Source_20_Text"><text:span text:style-name="T222"><text:line-break/></text:span></text:span><text:a xlink:type="simple" xlink:href="https://github.com/ethereum/EIPs/blob/master/EIPS/eip-3561.md" office:name="trust-minimized proxy" office:target-frame-name="_blank" xlink:show="new" text:style-name="Internet_20_link" text:visited-style-name="Visited_20_Internet_20_Link"><text:span text:style-name="Source_20_Text"><text:span text:style-name="T309">https://github.com/ethereum/EIPs/blob/master/EIPS/eip-3561.md</text:span></text:span></text:a></text:p>
      <text:p text:style-name="P35"><text:span text:style-name="Source_20_Text"><text:span text:style-name="T255">Все контракты Алетео находятся за этим прокси. Это измененны</text:span></text:span><text:span text:style-name="Source_20_Text"><text:span text:style-name="T31">й</text:span></text:span><text:span text:style-name="Source_20_Text"><text:span text:style-name="T255"> контракт прокси </text:span></text:span><text:span text:style-name="Source_20_Text"><text:span text:style-name="T7">EIP-1967 </text:span></text:span><text:span text:style-name="Source_20_Text"><text:span text:style-name="T27">с некоторыми изменениями, позволяющими отказаться от необходимости доверия к админу </text:span></text:span><text:span text:style-name="Source_20_Text"><text:span text:style-name="T29">прокси</text:span></text:span><text:span text:style-name="Source_20_Text"><text:span text:style-name="T27">. Новый апгрейд логики не становится активен сразу же после того, как админ указывает его, вместо этого, адрес новой логики контракта сохраняется в прокси контракте и удерживается там в течение месяца, только после этого новый апгрейд может вступить в силу. Этот период задержки позволяет инвесторам убедиться или разубедиться в благонадежности контракта и разработчика. </text:span></text:span><text:span text:style-name="Source_20_Text"><text:span text:style-name="T28">Инвесторы смогут покинуть проект до того, как злонамеренный контракт вступит в силу.</text:span></text:span><text:span text:style-name="Source_20_Text"><text:span text:style-name="T224"> </text:span></text:span><text:span text:style-name="Source_20_Text"><text:span text:style-name="T256">В течение этого месяца, вступление в силу новой логики контракта может быть отменено. </text:span></text:span><text:span text:style-name="Source_20_Text"><text:span text:style-name="T29">Для удобства инвесторов, после отмены неверной логики невозможно тут же предложить новую, предложение новой логики может происходить не чаще чем раз в месяц. Невозможность апгрейда может быть всегда продлена </text:span></text:span><text:span text:style-name="Source_20_Text"><text:span text:style-name="T30">до любого блока, включая бесконечность-1</text:span></text:span><text:span text:style-name="Source_20_Text"><text:span text:style-name="T29">. Для примера, если нет планов для апгрейдов контракта в ближайшее время, можно установить возможность апгрейда только через несколько месяцев. Это также позволяет инвесторам планировать ревиз</text:span></text:span><text:span text:style-name="Source_20_Text"><text:span text:style-name="T30">ию</text:span></text:span><text:span text:style-name="Source_20_Text"><text:span text:style-name="T29"> контрактов.</text:span></text:span><text:span text:style-name="Source_20_Text"><text:span text:style-name="T223"> </text:span></text:span><text:span text:style-name="Source_20_Text"><text:span text:style-name="T257">Пока </text:span></text:span><text:span text:style-name="Source_20_Text"><text:span text:style-name="T225">removeTrust() </text:span></text:span><text:span text:style-name="Source_20_Text"><text:span text:style-name="T257">не будет применён, контракт будет вести себя как обычный EIP-1967 прокси, но после того как </text:span></text:span><text:span text:style-name="Source_20_Text"><text:span text:style-name="T225">removeTrust() </text:span></text:span><text:span text:style-name="Source_20_Text"><text:span text:style-name="T257">был установлен, прокси навсегда останется</text:span></text:span><text:span text:style-name="Source_20_Text"><text:span text:style-name="T225"> EIP-3561.</text:span></text:span></text:p>
      <text:p text:style-name="P15"><text:span text:style-name="Source_20_Text"><text:span text:style-name="T138">3</text:span></text:span><text:span text:style-name="Source_20_Text"><text:span text:style-name="T270">. </text:span></text:span><text:span text:style-name="Source_20_Text"><text:span text:style-name="T274">Контракт управления ликвидностью</text:span></text:span><text:span text:style-name="Source_20_Text"><text:span text:style-name="T8">.</text:span></text:span><text:span text:style-name="Source_20_Text"><text:span text:style-name="T103"> </text:span></text:span><text:span text:style-name="Source_20_Text"><text:span text:style-name="T104">Ликвидность Алетео будет закрыта в контракте и управляться для предотвращения утраты ценности LET токена в нисходящих трендах, другими словами, вся ликвидность Алетео к примеру из пула ETH или BSC будет переходить в пул с USDC </text:span></text:span><text:soft-page-break/><text:span text:style-name="Source_20_Text"><text:span text:style-name="T104">или DAI. </text:span></text:span><text:span text:style-name="Source_20_Text"><text:span text:style-name="T105">Контракт будет управляться ДАО или трэйдером.</text:span></text:span></text:p>
      <text:p text:style-name="P36"><text:span text:style-name="Source_20_Text"><text:span text:style-name="T271">4. </text:span></text:span><text:span text:style-name="Source_20_Text"><text:span text:style-name="T142">Казна</text:span></text:span><text:span text:style-name="Source_20_Text"><text:span text:style-name="T8">. </text:span></text:span><text:span text:style-name="Source_20_Text"><text:span text:style-name="T32">Казна будет распределять токены депонентам, оракулам, постерам, получателям аирдропов и команде. </text:span></text:span><text:span text:style-name="Source_20_Text"><text:span text:style-name="T33">ДАО в финальном варианте также сможет распоряжаться казной и назначать разнообразные гранты разработки вокруг эко-системы Алетео</text:span></text:span><text:span text:style-name="Source_20_Text"><text:span text:style-name="T10">.</text:span></text:span></text:p>
      <text:p text:style-name="P36"><text:span text:style-name="Source_20_Text"><text:span text:style-name="T138">5. </text:span></text:span><text:span text:style-name="Source_20_Text"><text:span text:style-name="T143">Контракт рынка компаний</text:span></text:span><text:span text:style-name="Source_20_Text"><text:span text:style-name="T8">. </text:span></text:span><text:span text:style-name="Source_20_Text"><text:span text:style-name="T33">Контракт, с помощью которого будут создаваться кампании, и где будут храниться </text:span></text:span><text:span text:style-name="Source_20_Text"><text:span text:style-name="T34">бюджеты этих кампаний</text:span></text:span><text:span text:style-name="Source_20_Text"><text:span text:style-name="T33">.</text:span></text:span></text:p>
      <text:p text:style-name="P20"><text:span text:style-name="Source_20_Text"><text:span text:style-name="T138">6. </text:span></text:span><text:span text:style-name="Source_20_Text"><text:span text:style-name="T144">ДАО контракт</text:span></text:span><text:span text:style-name="Source_20_Text"><text:span text:style-name="T8">. </text:span></text:span><text:span text:style-name="Source_20_Text"><text:span text:style-name="T35">Этот контракт в финальной стадии разработки станет </text:span></text:span><text:span text:style-name="Source_20_Text"><text:span text:style-name="T36">руководить всеми остальными контрактами, когда их прокси будут закрыты для апгрейда навсегда, либо апгрейды будут управляться доверенными лицами.</text:span></text:span></text:p>
      <text:p text:style-name="P20"><text:span text:style-name="Source_20_Text"><text:span text:style-name="T186">Система голосования будет многоуровневой. </text:span></text:span><text:span text:style-name="Source_20_Text"><text:span text:style-name="T65">В первом раунде будут голосовать постер</text:span></text:span><text:span text:style-name="Source_20_Text"><text:span text:style-name="T287">ы</text:span></text:span><text:span text:style-name="Source_20_Text"><text:span text:style-name="T65"> по уровню “человечности”</text:span></text:span><text:span text:style-name="Source_20_Text"><text:span text:style-name="T178">(</text:span></text:span><text:span text:style-name="Source_20_Text"><text:span text:style-name="T65">см.</text:span></text:span><text:span text:style-name="Source_20_Text"><text:span text:style-name="T178"> </text:span></text:span><text:span text:style-name="Source_20_Text"><text:span text:style-name="T186">“децентрализованная модерация</text:span></text:span><text:span text:style-name="Source_20_Text"><text:span text:style-name="T178">”), </text:span></text:span><text:span text:style-name="Source_20_Text"><text:span text:style-name="T186">чтобы </text:span></text:span><text:span text:style-name="Source_20_Text"><text:span text:style-name="T65">устранить</text:span></text:span><text:span text:style-name="Source_20_Text"><text:span text:style-name="T186"> вероятность злонамеренного господства меньшинства, если большинство одобряет, тогда проходит раунд голосования активами депонентов. В конце концов, последний уровень голосования требует голосования депонентов особо длительных вкладов, как минимум замороженных на год после конца голосования</text:span></text:span><text:span text:style-name="Source_20_Text"><text:span text:style-name="T178">. </text:span></text:span><text:span text:style-name="Source_20_Text"><text:span text:style-name="T186">Благодаря этому ДАО не будет совершать злонамеренных по отношению к себе поступков.</text:span></text:span><text:span text:style-name="Source_20_Text"><text:span text:style-name="T178"> </text:span></text:span><text:span text:style-name="Source_20_Text"><text:span text:style-name="T186">Также гранты не могут быть переданы целиком одной транзакцией из казны и разблокируются постепенно, и ДАО будет способно отменять гранты. Проблема участия будет решена небольшими наградами за участие в голосовании.</text:span></text:span></text:p>
      <text:p text:style-name="P16"><text:span text:style-name="Source_20_Text"><text:span text:style-name="T139">7. </text:span></text:span><text:span text:style-name="Source_20_Text"><text:span text:style-name="T145">Стэйкинг контракт</text:span></text:span><text:span text:style-name="Source_20_Text"><text:span text:style-name="T9">. </text:span></text:span><text:span text:style-name="Source_20_Text"><text:span text:style-name="T37">Этот контракт позволяет постерам, оракулам и другим </text:span></text:span><text:span text:style-name="Source_20_Text"><text:span text:style-name="T47">стэйкерам</text:span></text:span><text:span text:style-name="Source_20_Text"><text:span text:style-name="T37"> </text:span></text:span><text:span text:style-name="Source_20_Text"><text:span text:style-name="T47">вкладывать</text:span></text:span><text:span text:style-name="Source_20_Text"><text:span text:style-name="T37"> свои средства для подтверждения намерений добросовестного отношения к Алетео, на </text:span></text:span><text:span text:style-name="Source_20_Text"><text:span text:style-name="T47">25 дней, то есть </text:span></text:span><text:span text:style-name="Source_20_Text"><text:span text:style-name="T37">срок меньший, чем требуется для апгрейда EIP-3</text:span></text:span><text:span text:style-name="Source_20_Text"><text:span text:style-name="T52">56</text:span></text:span><text:span text:style-name="Source_20_Text"><text:span text:style-name="T37">1 прокси</text:span></text:span><text:span text:style-name="Source_20_Text"><text:span text:style-name="T11">. </text:span></text:span><text:span text:style-name="Source_20_Text"><text:span text:style-name="T37">Стэйкинг изначально имеет относительно невысокий для DeFi процент по вкладу, эмиссию наград в LET токенах высвобождающихся постепенно из казны. В финальной версии разработки, казна не будет давать </text:span></text:span><text:span text:style-name="Source_20_Text"><text:span text:style-name="T47">пассивных </text:span></text:span><text:span text:style-name="Source_20_Text"><text:span text:style-name="T37">наград </text:span></text:span><text:span text:style-name="Source_20_Text"><text:span text:style-name="T47">LET </text:span></text:span><text:span text:style-name="Source_20_Text"><text:span text:style-name="T37">за стэйкинг, и проценты по вкладу будут выплачиваться от небольшого процента бюджетов созданных рекламных кампаний.</text:span></text:span></text:p>
      <text:p text:style-name="P18"><text:span text:style-name="Source_20_Text"><text:span text:style-name="T146">8. </text:span></text:span><text:span text:style-name="Source_20_Text"><text:span text:style-name="T145">Аггрегатор Оракулов</text:span></text:span><text:span text:style-name="Source_20_Text"><text:span text:style-name="T12">. </text:span></text:span><text:span text:style-name="Source_20_Text"><text:span text:style-name="T37">Этот контракт будет случайно выдавать роли супервизоров с помощью Chainlink и штрафовать ложь.</text:span></text:span></text:p>
      <text:p text:style-name="P19"><text:span text:style-name="Source_20_Text"><text:span text:style-name="T140">9. </text:span></text:span><text:span text:style-name="Source_20_Text"><text:span text:style-name="T147">Мост минимального доверия для перехода между блокчеинами</text:span></text:span><text:span text:style-name="Source_20_Text"><text:span text:style-name="T13">. </text:span></text:span><text:span text:style-name="Source_20_Text"><text:span text:style-name="T47">Мост экономически крайне эффективен, поскольку может работать с одним централизованным оракулом, и в случае взлома, работа моста может быть только задержана, но не изменена.</text:span></text:span><text:span text:style-name="Source_20_Text"><text:span text:style-name="T13"> </text:span></text:span><text:span text:style-name="Source_20_Text"><text:span text:style-name="T38">Схема скрытия-раскрытия(c</text:span></text:span><text:span text:style-name="T56">ommit-reveal scheme</text:span><text:span text:style-name="T66">)</text:span><text:span text:style-name="T56"> </text:span><text:span text:style-name="T66">не позволит оракул</text:span><text:span text:style-name="T75">у моста</text:span><text:span text:style-name="T66"> изменять транзакции</text:span><text:span text:style-name="T56">.</text:span><text:span text:style-name="T57"> </text:span><text:span text:style-name="T66">Первое, что должен сделать пользователь(</text:span><text:span text:style-name="T75">или</text:span><text:span text:style-name="T66"> сеть оракулов </text:span><text:span text:style-name="T75">(клиентов)</text:span><text:span text:style-name="T66">, или бот автоматизирующий весь процесс для пользователя)</text:span><text:span text:style-name="T58"> –</text:span><text:span text:style-name="T66"> это анонсировать хэш (</text:span><text:span text:style-name="T57">announceHash()</text:span><text:span text:style-name="T66">)</text:span><text:span text:style-name="T57">, </text:span><text:span text:style-name="T66">хэш должен быть создан вне блокчейна и должен соответствовать</text:span><text:span text:style-name="T310">:</text:span></text:p>
      <text:p text:style-name="P59">keccak256(abi.encodePacked(userAddress,arg1,arg2,arg3,arg4,anyDisposableKey))</text:p>
      <text:p text:style-name="P19"><text:span text:style-name="T66">Пользователь оставляет все аргументы и одноразовый ключ при себе, пока оракулы отправлют хэш в контракт другого блокчеина</text:span><text:span text:style-name="T57">, </text:span><text:span text:style-name="T66">затем пользователь должен убедиться, что это действительно его хэш, и тогда уже он отправляет реальную транзакцию, со всеми аргументами и одноразовым ключом</text:span><text:span text:style-name="T57">. </text:span><text:span text:style-name="T66">Контракт на другом чеине может только принять верные аргументы для проверки предыдущего хэша.</text:span><text:span text:style-name="T67"> Как только контракт на другом блокчеине получает верные аргументы, переход через мост одобрен для юзера. Этот мост позволяет не только перевести средства через него, но также позволяет обеспечить сообщение между смарт-контрактами на разных блокчеинах.</text:span></text:p>
      <text:p text:style-name="P61"><text:span text:style-name="Source_20_Text"><text:span text:style-name="T283">LET </text:span></text:span><text:span text:style-name="Source_20_Text"><text:span text:style-name="T281">кошелёк</text:span></text:span></text:p>
      <text:p text:style-name="P17"><text:span text:style-name="Source_20_Text"><text:span text:style-name="T204">L</text:span></text:span><text:span text:style-name="Source_20_Text"><text:span text:style-name="T173">ET </text:span></text:span><text:span text:style-name="Source_20_Text"><text:span text:style-name="T68">кошелёк – это адд-он для веб-браузеров</text:span></text:span><text:span text:style-name="Source_20_Text"><text:span text:style-name="T173">. </text:span></text:span><text:span text:style-name="Source_20_Text"><text:span text:style-name="T187">Его необходимость заключается в том, чтобы постеры могли получать оплату с постов на ресурсах, у которых отсутствуют имя пользователя. Если имя пользователя существует как опция, как, например, в телеграме, твиттере, дискорде – </text:span></text:span><text:soft-page-break/><text:span text:style-name="Source_20_Text"><text:span text:style-name="T187">дополнительный софт не нужен, однако, на некоторых очень популярных ресурсах, как анонимные имаджборды, имя пользователя отсутствует. В таком случае дополнительный софт необходим, и наименьший путь сопротивления по преодолению этой проблемы – это адд-он для браузера.</text:span></text:span></text:p>
      <text:p text:style-name="P27"><text:span text:style-name="Source_20_Text"><text:span text:style-name="T69">Схема скрытия-раскрытия(с</text:span></text:span><text:span text:style-name="Source_20_Text"><text:span text:style-name="T173">ommit-reveal scheme</text:span></text:span><text:span text:style-name="Source_20_Text"><text:span text:style-name="T188">) с задержкой может быть использована, чтобы устранить попытки</text:span></text:span><text:span text:style-name="Source_20_Text"><text:span text:style-name="T173"> </text:span></text:span><text:span text:style-name="Source_20_Text"><text:span text:style-name="T69">фронт-раннинга, если посты публикуются в качестве автоматических транзакций на легковеносых optimistic rollups</text:span></text:span><text:span text:style-name="Source_20_Text"><text:span text:style-name="T179">. </text:span></text:span><text:span text:style-name="Source_20_Text"><text:span text:style-name="T188">Другой вариант: если два идентичных сообщения исходит от разных постеров, и только один из них в действительно написал пост, тогда только постер с большим размером стэйка получит </text:span></text:span><text:span text:style-name="Source_20_Text"><text:span text:style-name="T69">оплату за пост</text:span></text:span><text:span text:style-name="Source_20_Text"><text:span text:style-name="T90">, поскольку</text:span></text:span><text:span text:style-name="Source_20_Text"><text:span text:style-name="T180"> </text:span></text:span><text:span text:style-name="Source_20_Text"><text:span text:style-name="T188">попытки </text:span></text:span><text:span text:style-name="Source_20_Text"><text:span text:style-name="T180">front-running </text:span></text:span><text:span text:style-name="Source_20_Text"><text:span text:style-name="T188">будут в основном предприняты постерами с нулевым стэйком, так как они не дорожат своей репутацией.</text:span></text:span></text:p>
      <text:p text:style-name="P65"><text:span text:style-name="Source_20_Text"><text:span text:style-name="T314">Зеркала</text:span></text:span></text:p>
      <text:p text:style-name="P37"><text:span text:style-name="Source_20_Text"><text:span text:style-name="T195">Зеркала – это копии </text:span></text:span><text:span text:style-name="Source_20_Text"><text:span text:style-name="T121">умных</text:span></text:span><text:span text:style-name="Source_20_Text"><text:span text:style-name="T195"> котрактов Алетео на разных блокчеинах, необходимые для того, чтобы иметь адекватную причину для охвата сообществ и чатов вокруг этих блокчеинов. На момент написания этой версии белой бумаги, поддерживается два зеркала:</text:span></text:span><text:span text:style-name="Source_20_Text"><text:span text:style-name="T194"> avalanche </text:span></text:span><text:span text:style-name="Source_20_Text"><text:span text:style-name="T122">и </text:span></text:span><text:span text:style-name="Source_20_Text"><text:span text:style-name="T194">fantom. </text:span></text:span></text:p>
      <text:p text:style-name="P71"><text:span text:style-name="Source_20_Text"><text:span text:style-name="T284">LET </text:span></text:span><text:span text:style-name="Source_20_Text"><text:span text:style-name="T282">блокчеин</text:span></text:span></text:p>
      <text:p text:style-name="P19"><text:span text:style-name="Source_20_Text"><text:span text:style-name="T226">Let </text:span></text:span><text:span text:style-name="Source_20_Text"><text:span text:style-name="T258">блокчеин может оказаться форком</text:span></text:span><text:span text:style-name="Source_20_Text"><text:span text:style-name="T230"> Oxen. Oxen <text:s/>- </text:span></text:span><text:span text:style-name="Source_20_Text"><text:span text:style-name="T258">это</text:span></text:span><text:span text:style-name="Source_20_Text"><text:span text:style-name="T230"> </text:span></text:span><text:span text:style-name="Source_20_Text"><text:span text:style-name="T258">форк </text:span></text:span><text:span text:style-name="Source_20_Text"><text:span text:style-name="T230">XMR </text:span></text:span><text:span text:style-name="Source_20_Text"><text:span text:style-name="T258">с консенсусом</text:span></text:span><text:span text:style-name="Source_20_Text"><text:span text:style-name="T230"> POS</text:span></text:span><text:span text:style-name="Source_20_Text"><text:span text:style-name="T258">.</text:span></text:span><text:span text:style-name="Source_20_Text"><text:span text:style-name="T228"> </text:span></text:span><text:span text:style-name="Source_20_Text"><text:span text:style-name="T230">LET </text:span></text:span><text:span text:style-name="Source_20_Text"><text:span text:style-name="T258">блокчеин будет приватным из-за этого, и если будет необходимость в некоторых публичных транзакциях, некоторые блоки могут быть сделаны публичными, и все приватные транзакции в таком случае будут задержаны до первого приватного блока. Язык у</text:span></text:span><text:span text:style-name="Source_20_Text"><text:span text:style-name="T227">м</text:span></text:span><text:span text:style-name="Source_20_Text"><text:span text:style-name="T258">ны</text:span></text:span><text:span text:style-name="Source_20_Text"><text:span text:style-name="T227">х ко</text:span></text:span><text:span text:style-name="Source_20_Text"><text:span text:style-name="T258">нтрактов –</text:span></text:span><text:span text:style-name="Source_20_Text"><text:span text:style-name="T227"> </text:span></text:span><text:span text:style-name="Source_20_Text"><text:span text:style-name="T229">HolyC.</text:span></text:span></text:p>
      <text:p text:style-name="P64"><text:span text:style-name="Source_20_Text"><text:span text:style-name="T315">Дополнительные утилиты</text:span></text:span></text:p>
      <text:p text:style-name="P38"><text:span text:style-name="Source_20_Text"><text:span text:style-name="T117">Дополнительная утилита токена</text:span></text:span><text:span text:style-name="Source_20_Text"><text:span text:style-name="T129"> – </text:span></text:span><text:span text:style-name="Source_20_Text"><text:span text:style-name="T131">это такая утилита, которая сама по себе не может создать вокруг себя достаточную ценность для выполнения задач протокола, хотя при поддержке основной утилиты, в данном случае продвижении через платный постинг, синтез дополнительной и основной утилит могут привести к взаимовыгодному результату.</text:span></text:span></text:p>
      <text:p text:style-name="P39"><text:span text:style-name="Source_20_Text"><text:span text:style-name="T131">Простейший пример дополнительной утилиты – это благотворительность, </text:span></text:span><text:span text:style-name="Source_20_Text"><text:span text:style-name="T132">на данный момент благотворительность как основная утилита проекта </text:span></text:span><text:span text:style-name="Source_20_Text"><text:span text:style-name="T131">в </text:span></text:span><text:span text:style-name="Source_20_Text"><text:span text:style-name="T118">De-Fi</text:span></text:span><text:span text:style-name="Source_20_Text"><text:span text:style-name="T131"> – </text:span></text:span><text:span text:style-name="Source_20_Text"><text:span text:style-name="T136">это </text:span></text:span><text:span text:style-name="Source_20_Text"><text:span text:style-name="T132">доказательство концепции(proof-of-concept) и на деле </text:span></text:span><text:span text:style-name="Source_20_Text"><text:span text:style-name="T131">не более, чем понзи, пирамида, почти не привлекающая ценность сама по себе, </text:span></text:span><text:span text:style-name="Source_20_Text"><text:span text:style-name="T132">и также почти никак не генерирующая ценность</text:span></text:span><text:span text:style-name="Source_20_Text"><text:span text:style-name="T131">. </text:span></text:span><text:span text:style-name="Source_20_Text"><text:span text:style-name="T129"><text:line-break/></text:span></text:span><text:span text:style-name="Source_20_Text"><text:span text:style-name="T133">Другие варианты дополнительной утилиты по сути являются логическим продолжением основной утилиты: рынок мемов для кампаний, на любую тему, Алетео в том числе, и монетизация всех видов активности в интернете, которые могут помочь продвижению онлайн. Например, монетизация имён пользователя в онлайн играх.</text:span></text:span></text:p>
      <text:p text:style-name="P67"><text:span text:style-name="Source_20_Text"><text:span text:style-name="T316">Децентрализованная модерация</text:span></text:span></text:p>
      <text:p text:style-name="P40"><text:span text:style-name="Source_20_Text"><text:span text:style-name="T59">В </text:span></text:span><text:span text:style-name="Source_20_Text"><text:span text:style-name="T70">Алетео есть необходимость определять “человечность” постера, то, насколько высока вероятность, что это не чат-б</text:span></text:span><text:span text:style-name="Source_20_Text"><text:span text:style-name="T288">о</text:span></text:span><text:span text:style-name="Source_20_Text"><text:span text:style-name="T70">т.</text:span></text:span><text:span text:style-name="Source_20_Text"><text:span text:style-name="T181"> </text:span></text:span><text:span text:style-name="Source_20_Text"><text:span text:style-name="T189">Существующие решения для определения уникальности пользователя того или иного адреса в данном случае не работают, поскольку пользователь может решить пазлы любой сложности, доказать свою уникальность и включить чат-бот</text:span></text:span><text:span text:style-name="Source_20_Text"><text:span text:style-name="T182">.</text:span></text:span><text:span text:style-name="Source_20_Text"><text:span text:style-name="T181"> </text:span></text:span><text:span text:style-name="Source_20_Text"><text:span text:style-name="T189">Несколько другая, субъективная оценка, определяемая в децентрализованном порядке, требуется в данном случае.</text:span></text:span><text:span text:style-name="Source_20_Text"><text:span text:style-name="T182"> </text:span></text:span><text:span text:style-name="Source_20_Text"><text:span text:style-name="T190">Поскольку “человечность” – это ограничивающий и токсичный термин, лучше применить более охватывающий: эффективность продвижения(shill power)</text:span></text:span><text:span text:style-name="Source_20_Text"><text:span text:style-name="T193">. </text:span></text:span><text:span text:style-name="Source_20_Text"><text:span text:style-name="T200">Чем выше эта характеристика у данного постера, тем выше его оплата за пост, к тому же для работодателей может быть порой важно выбирать постеров лично, и эффективность продвижения поможет определиться быстрее. </text:span></text:span><text:span text:style-name="Source_20_Text"><text:span text:style-name="T201">Возможно также, что некоторые специфичные сообщества будут иметь отдельную эффективность продвижения связанную именно с этими сообществами </text:span></text:span><text:span text:style-name="Source_20_Text"><text:span text:style-name="T202">и манерой общения в них</text:span></text:span><text:span text:style-name="Source_20_Text"><text:span text:style-name="T201">.<text:line-break/>Эффективность продвижения будет включать себя как и чувство юмора, нечто на что боты пока ещё не способны без надзора, </text:span></text:span><text:span text:style-name="Source_20_Text"><text:span text:style-name="T158">так и</text:span></text:span><text:span text:style-name="Source_20_Text"><text:span text:style-name="T201"> креативность и убедительность, </text:span></text:span><text:span text:style-name="Source_20_Text"><text:span text:style-name="T202">и охват аудитории</text:span></text:span><text:span text:style-name="Source_20_Text"><text:span text:style-name="T201">.</text:span></text:span></text:p>
      <text:p text:style-name="P21"><text:soft-page-break/><text:span text:style-name="Source_20_Text"><text:span text:style-name="T71">Голосование стэйком постепенно </text:span></text:span><text:span text:style-name="Source_20_Text"><text:span text:style-name="T76">выстроит</text:span></text:span><text:span text:style-name="Source_20_Text"><text:span text:style-name="T71"> эффективность продвижения разных постеров по ходу их участия в рекламных кампаниях.</text:span></text:span></text:p>
      <text:p text:style-name="P68"><text:span text:style-name="Source_20_Text"><text:span text:style-name="T317">Токеномика</text:span></text:span></text:p>
      <text:p text:style-name="P22"><text:span text:style-name="Source_20_Text"><text:span text:style-name="T108">Ц</text:span></text:span><text:span text:style-name="Source_20_Text"><text:span text:style-name="T292">и</text:span></text:span><text:span text:style-name="Source_20_Text"><text:span text:style-name="T110">фры указанные здес</text:span></text:span><text:span text:style-name="Source_20_Text"><text:span text:style-name="T291">ь</text:span></text:span><text:span text:style-name="Source_20_Text"><text:span text:style-name="T110"> верны для самых важных зеркал вроде (ETH, BSC, например)</text:span></text:span><text:span text:style-name="Source_20_Text"><text:span text:style-name="T108">. </text:span></text:span><text:span text:style-name="Source_20_Text"><text:span text:style-name="T112">На данный момент существует только два:</text:span></text:span><text:span text:style-name="Source_20_Text"><text:span text:style-name="T109"> </text:span></text:span><text:span text:style-name="Source_20_Text"><text:span text:style-name="T108">AVAX </text:span></text:span><text:span text:style-name="Source_20_Text"><text:span text:style-name="T110">и</text:span></text:span><text:span text:style-name="Source_20_Text"><text:span text:style-name="T108"> FTM </text:span></text:span><text:span text:style-name="Source_20_Text"><text:span text:style-name="T112">зеркала</text:span></text:span><text:span text:style-name="Source_20_Text"><text:span text:style-name="T109">, </text:span></text:span><text:span text:style-name="Source_20_Text"><text:span text:style-name="T112">у которых значения </text:span></text:span><text:span text:style-name="Source_20_Text"><text:span text:style-name="T113">денежной массы </text:span></text:span><text:span text:style-name="Source_20_Text"><text:span text:style-name="T112">меньше</text:span></text:span><text:span text:style-name="Source_20_Text"><text:span text:style-name="T109">:</text:span></text:span><text:span text:style-name="Source_20_Text"><text:span text:style-name="T108"> </text:span></text:span><text:span text:style-name="Source_20_Text"><text:span text:style-name="T115">4</text:span></text:span><text:span text:style-name="Source_20_Text"><text:span text:style-name="T108">0</text:span></text:span><text:span text:style-name="Source_20_Text"><text:span text:style-name="T111"> тыс.</text:span></text:span><text:span text:style-name="Source_20_Text"><text:span text:style-name="T108"> </text:span></text:span><text:span text:style-name="Source_20_Text"><text:span text:style-name="T111">и</text:span></text:span><text:span text:style-name="Source_20_Text"><text:span text:style-name="T108"> </text:span></text:span><text:span text:style-name="Source_20_Text"><text:span text:style-name="T114">3</text:span></text:span><text:span text:style-name="Source_20_Text"><text:span text:style-name="T108">0</text:span></text:span><text:span text:style-name="Source_20_Text"><text:span text:style-name="T111"> тыс</text:span></text:span><text:span text:style-name="Source_20_Text"><text:span text:style-name="T108">.</text:span></text:span></text:p>
      <text:p text:style-name="P6"><text:span text:style-name="Source_20_Text"><text:span text:style-name="T275">Начальная денежная масса</text:span></text:span><text:span text:style-name="Source_20_Text"><text:span text:style-name="T268">: 1</text:span></text:span><text:span text:style-name="Source_20_Text"><text:span text:style-name="T272">00000</text:span></text:span><text:span text:style-name="Source_20_Text"><text:span text:style-name="T268"> </text:span></text:span><text:span text:style-name="Source_20_Text"><text:span text:style-name="T141">LET </text:span></text:span><text:span text:style-name="Source_20_Text"><text:span text:style-name="T148">токенов</text:span></text:span><text:span text:style-name="Source_20_Text"><text:span text:style-name="T204">.</text:span></text:span></text:p>
      <text:p text:style-name="P54"><text:span text:style-name="Source_20_Text"><text:span text:style-name="T148">Максимальна денежная масса</text:span></text:span><text:span text:style-name="Source_20_Text"><text:span text:style-name="T268">: </text:span></text:span><text:span text:style-name="Source_20_Text"><text:span text:style-name="T141">3</text:span></text:span><text:span text:style-name="Source_20_Text"><text:span text:style-name="T272">00000</text:span></text:span><text:span text:style-name="Source_20_Text"><text:span text:style-name="T268"> </text:span></text:span><text:span text:style-name="Source_20_Text"><text:span text:style-name="T141">LET </text:span></text:span><text:span text:style-name="Source_20_Text"><text:span text:style-name="T148">токенов</text:span></text:span><text:span text:style-name="Source_20_Text"><text:span text:style-name="T204">. </text:span></text:span><text:span text:style-name="Source_20_Text"><text:span text:style-name="T259">Максимальная денежная масса была установлена с очень большим запасом, и вероятно, что существенная часть токенов будет сожжена за ненадобностью.</text:span></text:span></text:p>
      <text:p text:style-name="P49"><text:span text:style-name="Source_20_Text"><text:span text:style-name="T148">Эмиссия</text:span></text:span><text:span text:style-name="Source_20_Text"><text:span text:style-name="T268">: </text:span></text:span><text:span text:style-name="Source_20_Text"><text:span text:style-name="T275">эмиссия примерно составляет </text:span></text:span><text:span text:style-name="Source_20_Text"><text:span text:style-name="T268">1</text:span></text:span><text:span text:style-name="Source_20_Text"><text:span text:style-name="T272">0000-20000 LET </text:span></text:span><text:span text:style-name="Source_20_Text"><text:span text:style-name="T275">токенов ежегодно</text:span></text:span><text:span text:style-name="Source_20_Text"><text:span text:style-name="T204">. </text:span></text:span><text:span text:style-name="Source_20_Text"><text:span text:style-name="T259">Эмиссия зависит от того, все ли токены из казны востребованы, например, сейчас нет оплаты работы оракулов, поскольку один централизованный оракул выполняет работу. Програмируемое снижение эмиссии как в биткоине рассматривается как устаревшее для условий рынка, и только подходило для немногих ранних валют, но не для быстро изменяющегося и насыщенного рынка. </text:span></text:span><text:span text:style-name="Source_20_Text"><text:span text:style-name="T231"><text:s/></text:span></text:span><text:span text:style-name="Source_20_Text"><text:span text:style-name="T39">Снижение эмиссии будет зависеть от ДАО или разработчиков как в Эфириуме.</text:span></text:span></text:p>
      <text:p text:style-name="P49"><text:span text:style-name="Source_20_Text"><text:span text:style-name="T72">При запуске контрактов впервые на том или ином зеркале</text:span></text:span><text:span text:style-name="Source_20_Text"><text:span text:style-name="T183">, </text:span></text:span><text:span text:style-name="Source_20_Text"><text:span text:style-name="T76">как минимум 200000 LET</text:span></text:span><text:span text:style-name="Source_20_Text"><text:span text:style-name="T191"> токенов</text:span></text:span><text:span text:style-name="Source_20_Text"><text:span text:style-name="T183"> </text:span></text:span><text:span text:style-name="Source_20_Text"><text:span text:style-name="T191">заблокированны в казне</text:span></text:span><text:span text:style-name="Source_20_Text"><text:span text:style-name="T183">. </text:span></text:span><text:span text:style-name="T152">Казна будет содержать</text:span><text:span text:style-name="T203">:</text:span></text:p>
      <text:p text:style-name="P50"><text:span text:style-name="Source_20_Text"><text:span text:style-name="T173">1. </text:span></text:span><text:span text:style-name="Source_20_Text"><text:span text:style-name="T77">Базовые</text:span></text:span><text:span text:style-name="Source_20_Text"><text:span text:style-name="T192"> кампании Алетео. Это кампании связанные с продвижением самого Алетео или кампании организованные депонентами. Постеры будут получать оплату </text:span></text:span><text:span text:style-name="Source_20_Text"><text:span text:style-name="T77">за эти кампании </text:span></text:span><text:span text:style-name="Source_20_Text"><text:span text:style-name="T192">из казны.</text:span></text:span></text:p>
      <text:p text:style-name="P51"><text:span text:style-name="Source_20_Text"><text:span text:style-name="T91">2. </text:span></text:span><text:span text:style-name="Source_20_Text"><text:span text:style-name="T78">Аирдропы</text:span></text:span><text:span text:style-name="Source_20_Text"><text:span text:style-name="T91">. </text:span></text:span><text:span text:style-name="Source_20_Text"><text:span text:style-name="T94">Аирдропы как и всё, что выдаёт казна не могут быть доступны сразу в полном объёме и высвобождаются постепенно. Аирдропы существующие сейчас в системе несколько изменены ввиду поведения рынка</text:span></text:span><text:span text:style-name="Source_20_Text"><text:span text:style-name="T93">.</text:span></text:span><text:span text:style-name="Source_20_Text"><text:span text:style-name="T92"> </text:span></text:span><text:span text:style-name="Source_20_Text"><text:span text:style-name="T94">Эти аирдропы имеют нулевую эмиссию, и только высвобождаются вместе с наградами постера. Поэтому любому, кто ожидает аирдропа </text:span></text:span><text:span text:style-name="Source_20_Text"><text:span text:style-name="T95">на данный момент</text:span></text:span><text:span text:style-name="Source_20_Text"><text:span text:style-name="T94">, необходимо стать постером.</text:span></text:span><text:span text:style-name="Source_20_Text"><text:span text:style-name="T92"> </text:span></text:span><text:span text:style-name="Source_20_Text"><text:span text:style-name="T95">Те постеры, у которых есть на данный момент аирдроп, фактически получают в два раза большую оплату, пока их аирдроп не иссякнет. Эти аирдропы включают в себя заблокированные балансы после миграции от snowflake к Алетео на AVAX, а также Фаундеры </text:span></text:span><text:span text:style-name="Source_20_Text"><text:span text:style-name="T96">первых </text:span></text:span><text:span text:style-name="Source_20_Text"><text:span text:style-name="T95">провальных запусков на Эфириуме и Фантоме.</text:span></text:span></text:p>
      <text:p text:style-name="P52"><text:span text:style-name="Source_20_Text"><text:span text:style-name="T232">3</text:span></text:span><text:span text:style-name="Source_20_Text"><text:span text:style-name="T204">. </text:span></text:span><text:span text:style-name="Source_20_Text"><text:span text:style-name="T40">Оракулы</text:span></text:span><text:span text:style-name="Source_20_Text"><text:span text:style-name="T233">.</text:span></text:span></text:p>
      <text:p text:style-name="P53"><text:span text:style-name="Source_20_Text"><text:span text:style-name="T48">4</text:span></text:span><text:span text:style-name="Source_20_Text"><text:span text:style-name="T204">. </text:span></text:span><text:span text:style-name="Source_20_Text"><text:span text:style-name="T40">Команда разработчиков</text:span></text:span><text:span text:style-name="Source_20_Text"><text:span text:style-name="T204">. </text:span></text:span><text:span text:style-name="Source_20_Text"><text:span text:style-name="T41">Баг баунти и аудиты</text:span></text:span><text:span text:style-name="Source_20_Text"><text:span text:style-name="T233">.</text:span></text:span></text:p>
      <text:p text:style-name="P6"><text:span text:style-name="Source_20_Text"><text:span text:style-name="T48">5</text:span></text:span><text:span text:style-name="Source_20_Text"><text:span text:style-name="T204">. </text:span></text:span><text:span text:style-name="Source_20_Text"><text:span text:style-name="T260">Всё, что ДАО пожелает поддержать грантом</text:span></text:span><text:span text:style-name="Source_20_Text"><text:span text:style-name="T234">.</text:span></text:span></text:p>
      <text:p text:style-name="P23"><text:span text:style-name="Source_20_Text"><text:span text:style-name="T149">Деп</text:span></text:span><text:span text:style-name="Source_20_Text"><text:span text:style-name="T150">ози</text:span></text:span><text:span text:style-name="Source_20_Text"><text:span text:style-name="T149">т(Stak</text:span></text:span><text:span text:style-name="Source_20_Text"><text:span text:style-name="T150">e</text:span></text:span><text:span text:style-name="Source_20_Text"><text:span text:style-name="T149">)</text:span></text:span><text:span text:style-name="Source_20_Text"><text:span text:style-name="T150"> </text:span></text:span><text:span text:style-name="Source_20_Text"><text:span text:style-name="T153">в</text:span></text:span><text:span text:style-name="Source_20_Text"><text:span text:style-name="T154">овл</text:span></text:span><text:span text:style-name="Source_20_Text"><text:span text:style-name="T153">ече</text:span></text:span><text:span text:style-name="Source_20_Text">н</text:span><text:span text:style-name="Source_20_Text"><text:span text:style-name="T154">но</text:span></text:span><text:span text:style-name="Source_20_Text"><text:span text:style-name="T153">сти</text:span></text:span><text:span text:style-name="Source_20_Text"><text:span text:style-name="T277">. </text:span></text:span><text:span text:style-name="Source_20_Text"><text:span text:style-name="T125"><text:s/>При желании постера увеличить оплату за посты, ему необходимо внести и заблокировать на 25 дней(период меньший, чем период апгрейда EIP-3</text:span></text:span><text:span text:style-name="Source_20_Text"><text:span text:style-name="T126">56</text:span></text:span><text:span text:style-name="Source_20_Text"><text:span text:style-name="T125">1) депозит в качестве доказательства заинтересованности в продвижении проекта.</text:span></text:span><text:span text:style-name="Source_20_Text"><text:span text:style-name="T266"> </text:span></text:span><text:span text:style-name="Source_20_Text"><text:span text:style-name="T267">Постеры могут увеличить оплату своих постов в 50 раз(модификатор может меняться с развитием протокола)</text:span></text:span><text:span text:style-name="Source_20_Text"><text:span text:style-name="T266">, </text:span></text:span><text:span text:style-name="Source_20_Text"><text:span text:style-name="T267">с помощью внесения максимального депозита для постера в 1000 LET токенов. Если постер вносит больше 1000 LET, бонус не увеличивается. Постер, как и любой другой </text:span></text:span><text:span text:style-name="Source_20_Text"><text:span text:style-name="T50">стэйкер</text:span></text:span><text:span text:style-name="Source_20_Text"><text:span text:style-name="T267"> может делегировать свой бонус вовлеченности тем постерам, которые как он считает, этого заслуживают.</text:span></text:span></text:p>
      <text:p text:style-name="P55"><text:span text:style-name="Source_20_Text">Налог с продажи токена</text:span><text:span text:style-name="Source_20_Text"><text:span text:style-name="T265">. </text:span></text:span><text:span text:style-name="Source_20_Text"><text:span text:style-name="T49">Фиксированный</text:span></text:span><text:span text:style-name="Source_20_Text"><text:span text:style-name="T265"> 10% </text:span></text:span><text:span text:style-name="Source_20_Text"><text:span text:style-name="T49">налог с транзакции токена в любой зарегистрированный в системе пул </text:span></text:span><text:span text:style-name="Source_20_Text"><text:span text:style-name="T51">ликвидности </text:span></text:span><text:span text:style-name="Source_20_Text"><text:span text:style-name="T49">предназначен для поддержки казны.</text:span></text:span></text:p>
      <text:p text:style-name="P23"><text:span text:style-name="Source_20_Text">Управление ликвидност</text:span><text:span text:style-name="Source_20_Text"><text:span text:style-name="T151">ью</text:span></text:span><text:span text:style-name="Source_20_Text"><text:span text:style-name="T196">. </text:span></text:span><text:span text:style-name="Source_20_Text"><text:span text:style-name="T199">Ликвидность пула закрыта в контракте управления ликвидностью. Этот контракт может менять ликвидность с волатильного токена, как ETH или </text:span></text:span><text:span text:style-name="Source_20_Text"><text:span text:style-name="T124">BNB</text:span></text:span><text:span text:style-name="Source_20_Text"><text:span text:style-name="T199"> на неволатильный как USDC или DAI во время нисходящих трендов и обратно во время восходящих трендов. Список доступных контракту токенов должен быть одобрен ДАО, и </text:span></text:span><text:span text:style-name="Source_20_Text"><text:span text:style-name="T198">быть консервативным, чтобы избежать потери ликвидности из-за багов другого проекта</text:span></text:span><text:span text:style-name="Source_20_Text"><text:span text:style-name="T199">.</text:span></text:span><text:span text:style-name="Source_20_Text"><text:span text:style-name="T196"> </text:span></text:span><text:span text:style-name="Source_20_Text"><text:span text:style-name="T123">Управление ликвидностью таким образом открывает новые возможности стэйкинга ликвидности</text:span></text:span><text:span text:style-name="Source_20_Text"><text:span text:style-name="T197">:<text:line-break/></text:span></text:span><text:soft-page-break/><text:span text:style-name="Source_20_Text"><text:span text:style-name="T197">1. </text:span></text:span><text:span text:style-name="Source_20_Text"><text:span text:style-name="T198">Типичное обеспечение ликвидности через данный форк юнисвапа может </text:span></text:span><text:span text:style-name="Source_20_Text"><text:span text:style-name="T123">очень значительно</text:span></text:span><text:span text:style-name="Source_20_Text"><text:span text:style-name="T198"> снизить </text:span></text:span><text:span text:style-name="Source_20_Text"><text:span text:style-name="T197">impermanent loss </text:span></text:span><text:span text:style-name="Source_20_Text"><text:span text:style-name="T198">в зависимости от ситуации</text:span></text:span><text:span text:style-name="Source_20_Text"><text:span text:style-name="T197">.<text:line-break/>2. </text:span></text:span><text:span text:style-name="Source_20_Text"><text:span text:style-name="T198">Стэйкинг ликвидности в контракте управления ликвидностью позволит более эффективно сохранить ценность активов и при этом всё равно накапливать сборы с торгов в пулах.</text:span></text:span></text:p>
      <text:p text:style-name="P62"><text:span text:style-name="Source_20_Text"><text:span text:style-name="T318">Бета-тест</text:span></text:span></text:p>
      <text:p text:style-name="P41"><text:span text:style-name="Source_20_Text"><text:span text:style-name="T164">Бета-тест сильно отличается от возможной архитектуры, представленной в этом черновике:</text:span></text:span></text:p>
      <text:p text:style-name="P45"><text:span text:style-name="Source_20_Text"><text:span text:style-name="T163">1.</text:span></text:span><text:span text:style-name="Source_20_Text"><text:span text:style-name="T162"> </text:span></text:span><text:span text:style-name="Source_20_Text"><text:span text:style-name="T160">поскольку код оракула – это вполне возможно мегабайты кода, </text:span></text:span><text:span text:style-name="Source_20_Text"><text:span text:style-name="T161">то выкладывать этот код в открытый доступ раньше срока будет неразумно, поэтому сейчас используется </text:span></text:span><text:span text:style-name="Source_20_Text"><text:span text:style-name="T155">только </text:span></text:span><text:span text:style-name="Source_20_Text"><text:span text:style-name="T156">один</text:span></text:span><text:span text:style-name="Source_20_Text"><text:span text:style-name="T155"> централизованный оракул-сервер по принципу минимального доверия </text:span></text:span><text:span text:style-name="Source_20_Text"><text:span text:style-name="T159">моста</text:span></text:span><text:span text:style-name="Source_20_Text"><text:span text:style-name="T155">: если сервер будет взломан, он не причинит никакого вреда системе, поскольку результаты требуют одобрения разработчика, если разработчик окажется злонамеренным, то любые злонамеренные результаты сильно ограничены эмиссией казны, в такой степени, что неадекватные оплаты некоторым постерам сыграют крайне незначительную роль.</text:span></text:span></text:p>
      <text:p text:style-name="P48"><text:span text:style-name="Source_20_Text"><text:span text:style-name="T163">2. </text:span></text:span><text:span text:style-name="Source_20_Text"><text:span text:style-name="T155">никакой децентрализованной модерации</text:span></text:span><text:span text:style-name="Source_20_Text"><text:span text:style-name="T158">.</text:span></text:span><text:span text:style-name="Source_20_Text"><text:span text:style-name="T163"> </text:span></text:span><text:span text:style-name="Source_20_Text"><text:span text:style-name="T158">Э</text:span></text:span><text:span text:style-name="Source_20_Text"><text:span text:style-name="T167">ффективность продвижения отключена, поскольку нет механизма голосования, и централизованное определение показало себя не слишком эффективным как с точки зрения затрат времени, так и справедливости оценки. </text:span></text:span><text:span text:style-name="Source_20_Text"><text:span text:style-name="T164">Спаммеры, а также нарушающие правила сообществ постеры будут просто баниться в системе. </text:span></text:span></text:p>
      <text:p text:style-name="P47"><text:span text:style-name="Source_20_Text"><text:span text:style-name="T155">3</text:span></text:span><text:span text:style-name="Source_20_Text"><text:span text:style-name="T163">.</text:span></text:span><text:span text:style-name="Source_20_Text"><text:span text:style-name="T165">Алетео кошелёк подписывает сообщение </text:span></text:span><text:span text:style-name="Source_20_Text"><text:span text:style-name="T157">публичным ключом </text:span></text:span><text:span text:style-name="Source_20_Text"><text:span text:style-name="T170">и отправляет через http/https </text:span></text:span><text:span text:style-name="Source_20_Text"><text:span text:style-name="T171">оракулу</text:span></text:span><text:span text:style-name="Source_20_Text"><text:span text:style-name="T165">, а не отправляет транзакцию на какой-либо </text:span></text:span><text:span text:style-name="Source_20_Text"><text:span text:style-name="T166">блок</text:span></text:span><text:span text:style-name="Source_20_Text"><text:span text:style-name="T165">чеин </text:span></text:span><text:span text:style-name="Source_20_Text"><text:span text:style-name="T166">или подобие блокчеина</text:span></text:span><text:span text:style-name="Source_20_Text"><text:span text:style-name="T163">.</text:span></text:span></text:p>
      <text:p text:style-name="P25"><text:span text:style-name="Source_20_Text"><text:span text:style-name="T172">4.</text:span></text:span><text:span text:style-name="Source_20_Text"><text:span text:style-name="T168"> </text:span></text:span><text:span text:style-name="Source_20_Text"><text:span text:style-name="T169">Постеры могут пока что зарабатывать только на одной кампании: Алетео.</text:span></text:span></text:p>
      <text:p text:style-name="P69"><text:span text:style-name="Source_20_Text"><text:span text:style-name="T320">Вопросы права</text:span></text:span></text:p>
      <text:p text:style-name="P24"><text:span text:style-name="Source_20_Text"><text:span text:style-name="T130">В некоторых странах платно</text:span></text:span><text:span text:style-name="Source_20_Text"><text:span text:style-name="T134">е </text:span></text:span><text:span text:style-name="Source_20_Text"><text:span text:style-name="T130">продвижени</text:span></text:span><text:span text:style-name="Source_20_Text"><text:span text:style-name="T134">е</text:span></text:span><text:span text:style-name="Source_20_Text"><text:span text:style-name="T130"> без у</text:span></text:span><text:span text:style-name="Source_20_Text"><text:span text:style-name="T134">ведомления о том, что оно платное, запрещено. Поэтому, в зависимости от платформы и языка, постерам может быть необходимо добавлять некоторую информацию в профиль. </text:span></text:span><text:span text:style-name="Source_20_Text"><text:span text:style-name="T290">В</text:span></text:span><text:span text:style-name="Source_20_Text"><text:span text:style-name="T119">ажно отметить, что это касается одобряющего продвижения</text:span></text:span><text:span text:style-name="Source_20_Text"><text:span text:style-name="T290">.</text:span></text:span><text:span text:style-name="Source_20_Text"><text:span text:style-name="T119"> Однако </text:span></text:span><text:span text:style-name="Source_20_Text">п</text:span><text:span text:style-name="Source_20_Text"><text:span text:style-name="T119">латное распрост</text:span></text:span><text:span text:style-name="Source_20_Text"><text:span text:style-name="T290">р</text:span></text:span><text:span text:style-name="Source_20_Text"><text:span text:style-name="T119">анение негативной информации </text:span></text:span><text:span text:style-name="Source_20_Text"><text:span text:style-name="T134">легально</text:span></text:span><text:span text:style-name="Source_20_Text"><text:span text:style-name="T119"> во всем развитом мире, и вероятно легально также и в третьем мире</text:span></text:span><text:span text:style-name="Source_20_Text"><text:span text:style-name="T134">. </text:span></text:span></text:p>
      <text:p text:style-name="P24"><text:span text:style-name="Source_20_Text"><text:span text:style-name="T134">Другая </text:span></text:span><text:span text:style-name="Source_20_Text"><text:span text:style-name="T135">возможная </text:span></text:span><text:span text:style-name="Source_20_Text"><text:span text:style-name="T134">проблема – </text:span></text:span><text:span text:style-name="Source_20_Text"><text:span text:style-name="T135">у больших социальных сетей и платформ реклама зачастую приносит наибольшую часть доходов. В качестве п</text:span></text:span><text:span text:style-name="Source_20_Text"><text:span text:style-name="T120">опытки</text:span></text:span><text:span text:style-name="Source_20_Text"><text:span text:style-name="T135"> мирного сосуществования</text:span></text:span><text:span text:style-name="Source_20_Text"><text:span text:style-name="T130">, </text:span></text:span><text:span text:style-name="Source_20_Text"><text:span text:style-name="T135">идеально для Алетео платить постерам больше, если они пользуются платными сервисами платформ. Почти во всех случаях это может быть продемонстрировано в той или иной степени: например обладатели 4chan pass могут просто </text:span></text:span><text:span text:style-name="Source_20_Text"><text:span text:style-name="T120">раз в несколько месяцев доказывать</text:span></text:span><text:span text:style-name="Source_20_Text"><text:span text:style-name="T135">, что они могут постить без задержки.</text:span></text:span></text:p>
      <text:p text:style-name="P70"><text:span text:style-name="Source_20_Text"><text:span text:style-name="T319">Риски</text:span></text:span></text:p>
      <text:p text:style-name="P6"><text:span text:style-name="T296">Вы признаёте и соглашаетесь, что </text:span><text:span text:style-name="T302">участие в проекте Aletheo, включая, но не исключая, </text:span><text:span text:style-name="T296">покупк</text:span><text:span text:style-name="T302">у</text:span><text:span text:style-name="T296"> LET токенов, хранение LET токенов и использование LET токенов связано с многочисленными рисками</text:span><text:span text:style-name="T295">. </text:span><text:span text:style-name="T296">При наихудшем развитии событий это может привести к потерям всех или части LET токенов, которыми вы владеете. </text:span><text:span text:style-name="T303">ЕСЛИ ВЫ РЕШАЕТЕ КУПИТЬ</text:span><text:span text:style-name="T296"> LET </text:span><text:span text:style-name="T303">ТОКЕНЫ</text:span><text:span text:style-name="T296">, </text:span><text:span text:style-name="T303">ВЫ ПОДТВЕРЖДАЕТЕ</text:span><text:span text:style-name="T296">, </text:span><text:span text:style-name="T303">ПРИНИМАЕТЕ</text:span><text:span text:style-name="T296"> </text:span><text:span text:style-name="T303">И ПОДРАЗУМЕВАЕТЕ СЛЕДУЮЩИЕ РИСКИ</text:span><text:span text:style-name="T295">:</text:span></text:p>
      <text:p text:style-name="P56"><text:span text:style-name="T296">Неопределённость правового статуса и законов в отношении</text:span><text:span text:style-name="T295"> </text:span><text:span text:style-name="T297">LET</text:span><text:span text:style-name="T295"> </text:span><text:span text:style-name="T303">токенов и технологии блокчеин в целом в разнообразных юрисдикциях</text:span><text:span text:style-name="T295">. </text:span><text:span text:style-name="T296">Невозможно предугадать когда и каким образом регуляция криптовалют, LET токена в частности, и сопуствующих технологий изменится</text:span><text:span text:style-name="T295">. </text:span><text:span text:style-name="T304">Регуляторные меры могли бы негативно повлиять на LET токен самым разнообразным образом.</text:span></text:p>
      <text:p text:style-name="P6"><text:span text:style-name="T304">Недостаточная информация от разработчиков</text:span><text:span text:style-name="T295">: </text:span><text:span text:style-name="T298">На момент написания документа, Aletheo до сих пор находится в активной разработке, концепции дизайна и архитектуры, алгоритмы, код, и любые другие технические детали могут меняться очень быстро. Хотя этот документ представляет собой наиболее полную информацию об Aletheo на сегодня, эта информация не абсолютно исчерпывающа, и может изменяться время от времени. </text:span><text:soft-page-break/><text:span text:style-name="T304">Разработчики не имеют возможности и обязательства информировать кого-либо о всех изменениях, </text:span><text:span text:style-name="T305">включая изменения планов разработки, и о прогрессе разработки.</text:span><text:span text:style-name="T304"> </text:span><text:span text:style-name="T305">Недостаточное раскрытие информации неизбежно и оправдано.</text:span></text:p>
      <text:p text:style-name="P6"><text:span text:style-name="T306">Конкуренты</text:span><text:span text:style-name="T295">: </text:span><text:span text:style-name="T306">похожие на Aletheo</text:span><text:span text:style-name="T299"> проекты и всевозможные другие типы децентрализованных и централизованных приложений, програм, систем и прочего могут создать конкуренцию Aletheo, что может негативно отразиться на LET токенах и Aletheo как проекте.</text:span></text:p>
      <text:p text:style-name="P6"><text:span text:style-name="T306">Невозможность</text:span><text:span text:style-name="T299"> дальнейшей разработки: </text:span><text:span text:style-name="T306">есть риск того, что разработка Aletheo пойдёт не по плану или прекратится вовсе по самым разнообразным причинам, включая но ограничиваясь снижением цены LET токена, непредвиденными техническими трудностями и недостатком капитала для разработки.</text:span></text:p>
      <text:p text:style-name="P6"><text:span text:style-name="T306">Слабые места в системе обеспечения безопасности</text:span><text:span text:style-name="T295">: </text:span><text:span text:style-name="T299">хакеры и другие злонамеренные группы и организации могут попытаться нарушить работу Aletheo и/или LET токен</text:span><text:span text:style-name="T300">ов</text:span><text:span text:style-name="T299"> разнообразными способами, включая, но не ограничиваясь, вредоносными атаками, </text:span><text:span text:style-name="T300">сетевыми атаками, консенсус атаками, атаками Сибиллы, что может коснуться не только Aletheo и LET токенов напрямую, но и проектов косвенно влияющих на Aletheo и LET</text:span><text:span text:style-name="T295"> </text:span><text:span text:style-name="T300">токены. Более того, есть риск того, что один из разработчиков Aletheo окажется злонамеренным и внедрит вредоносный код в инфраструктуру Aletheo. Более того, будущее криптографии и безопасности технологии блокчеина может оказаться очень непредсказуемым, и разнообразные инновации(включая, но не ограничиваясь, квантовые компьютеры) могут создавать риски для технологии блокчеина и Aletheo, а также LET</text:span><text:span text:style-name="T295"> </text:span><text:span text:style-name="T300">токенов.</text:span></text:p>
      <text:p text:style-name="P57"><text:span text:style-name="T307">Другие риски</text:span><text:span text:style-name="T295">: </text:span><text:span text:style-name="T300">В дополнение, потенциальные риски озвученные здесь не являются абсолютно исчерпывающим списком всех рисков, и существует также множество других рисков, связанных с участием в проекте Aletheo, покупкой, хранением и использованием LET токенов, включая такие риски, которые разработчики не могут на данный момент предугадать. Подобные риски могут проявить себя как непредвиденные комбинации и вариации уже упомянуть рисков, а также могут оказаться рисками, совершенно неизвестными на момент написания этого документа. Перед покупкой LET токена, в</text:span><text:span text:style-name="T301">ам необходимо внимательно изучить всю имеющуюся </text:span><text:span text:style-name="T308">документацию</text:span><text:span text:style-name="T301"> Aletheo и LET токенов.</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 Mono" svg:font-family="'Liberation Mono', 'Courier New'" style:font-family-generic="modern"/>
    <style:font-face style:name="Noto Sans Mono CJK SC" svg:font-family="'Noto Sans Mono CJK SC'" style:font-family-generic="modern"/>
    <style:font-face style:name="Lohit Devanagari1" svg:font-family="'Lohit Devanagari'" style:font-pitch="variable"/>
    <style:font-face style:name="Noto Sans CJK SC" svg:font-family="'Noto Sans CJK SC'" style:font-pitch="variable"/>
    <style:font-face style:name="Noto Serif CJK SC1" svg:font-family="'Noto Serif CJK SC'"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erif CJK SC1" style:font-family-asian="'Noto Serif CJK SC'" style:font-pitch-asian="variable" style:font-size-asian="12pt" style:language-asian="zh" style:country-asian="CN" style:font-name-complex="Lohit Devanagari1" style:font-family-complex="'Lohit Devanagar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0pt"/>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Liberation Serif1" fo:font-family="'Liberation Serif', 'Times New Roman'" style:font-family-generic="roman" style:font-pitch="variable" fo:font-size="24pt" fo:font-weight="bold" style:font-name-asian="Noto Serif CJK SC1" style:font-family-asian="'Noto Serif CJK SC'" style:font-pitch-asian="variable" style:font-size-asian="24pt" style:font-weight-asian="bold" style:font-name-complex="Lohit Devanagari1" style:font-family-complex="'Lohit Devanagari'"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333333" style:font-name="Ubuntu" fo:font-family="Ubuntu" style:font-pitch="variable" fo:font-size="15pt" style:font-size-asian="18pt" style:font-name-complex="Ubuntu" style:font-family-complex="Ubuntu" style:font-pitch-complex="variable"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ext-properties style:font-name="Ubuntu" fo:font-family="Ubuntu" style:font-pitch="variable" fo:background-color="#000080" style:font-name-complex="Ubuntu" style:font-family-complex="Ubuntu" style:font-pitch-complex="variable"/>
    </style:style>
    <style:style style:name="Header" style:family="paragraph" style:parent-style-name="Header_20_and_20_Footer" style:class="extra">
      <style:paragraph-properties text:number-lines="false" text:line-number="0">
        <style:tab-stops>
          <style:tab-stop style:position="3.4598in" style:type="center"/>
          <style:tab-stop style:position="6.9252in" style:type="right"/>
        </style:tab-stops>
      </style:paragraph-properties>
      <style:text-properties style:font-name="Ubuntu" fo:font-family="Ubuntu" style:font-pitch="variable" fo:background-color="#ffffff" style:font-name-complex="Ubuntu" style:font-family-complex="Ubuntu" style:font-pitch-complex="variable"/>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loext:graphic-properties draw:fill="solid" draw:fill-color="#729fcf"/>
      <style:paragraph-properties fo:margin-top="0in" fo:margin-bottom="0in" loext:contextual-spacing="false" fo:text-align="end" style:justify-single-word="false" fo:background-color="#729fcf"/>
      <style:text-properties style:font-name="Liberation Mono" fo:font-family="'Liberation Mono', 'Courier New'" style:font-family-generic="modern" fo:font-size="10pt" fo:background-color="#ffffff"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background-color="#ffffff"/>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Courier New'" style:font-family-generic="modern" style:font-name-asian="Noto Sans Mono CJK SC" style:font-family-asian="'Noto Sans Mono CJK SC'" style:font-family-generic-asian="modern"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text:number-lines="false" text:line-number="0" style:writing-mode="lr-tb"/>
    </style:style>
    <style:style style:name="MP2" style:family="paragraph" style:parent-style-name="Text_20_body">
      <style:text-properties style:font-name="Ubuntu" officeooo:paragraph-rsid="0178c7c6"/>
    </style:style>
    <style:style style:name="MP3" style:family="paragraph" style:parent-style-name="Title">
      <style:text-properties officeooo:paragraph-rsid="0178c7c6"/>
    </style:style>
    <style:style style:name="MP4" style:family="paragraph" style:parent-style-name="Text_20_body">
      <style:text-properties officeooo:paragraph-rsid="0178c7c6"/>
    </style:style>
    <style:style style:name="MP5" style:family="paragraph" style:parent-style-name="Text_20_body">
      <style:paragraph-properties fo:text-align="start" style:justify-single-word="false" style:writing-mode="lr-tb"/>
      <style:text-properties officeooo:paragraph-rsid="00b155c2"/>
    </style:style>
    <style:style style:name="MT1" style:family="text">
      <style:text-properties style:font-name="Ubuntu" officeooo:rsid="0178c7c6"/>
    </style:style>
    <style:style style:name="MT2" style:family="text">
      <style:text-properties style:font-name="Ubuntu" officeooo:rsid="0178d533"/>
    </style:style>
    <style:style style:name="MT3" style:family="text">
      <style:text-properties style:use-window-font-color="true" style:font-name="Ubuntu" fo:font-size="10pt" fo:language="en" fo:country="US" officeooo:rsid="0178d533" style:letter-kerning="true" style:font-name-asian="Noto Serif CJK SC1" style:font-size-asian="12pt" style:language-asian="zh" style:country-asian="CN" style:font-name-complex="Lohit Devanagari1" style:font-size-complex="12pt" style:language-complex="hi" style:country-complex="IN"/>
    </style:style>
    <style:style style:name="MT4" style:family="text">
      <style:text-properties style:use-window-font-color="true" style:font-name="Ubuntu" fo:font-size="10pt" fo:language="en" fo:country="US" officeooo:rsid="0178c7c6" style:letter-kerning="true" style:font-name-asian="Noto Serif CJK SC1" style:font-size-asian="12pt" style:language-asian="zh" style:country-asian="CN" style:font-name-complex="Lohit Devanagari1" style:font-size-complex="12pt" style:language-complex="hi" style:country-complex="IN"/>
    </style:style>
    <style:style style:name="MT5" style:family="text">
      <style:text-properties style:use-window-font-color="true" style:font-name="Ubuntu" fo:font-size="10pt" fo:language="en" fo:country="US" officeooo:rsid="018a5a5b" style:letter-kerning="true" style:font-name-asian="Noto Serif CJK SC1" style:font-size-asian="12pt" style:language-asian="zh" style:country-asian="CN" style:font-name-complex="Lohit Devanagari1" style:font-size-complex="12pt" style:language-complex="hi" style:country-complex="IN"/>
    </style:style>
    <style:style style:name="MT6" style:family="text">
      <style:text-properties fo:color="#333333" style:font-name="Ubuntu" fo:font-size="12pt" fo:language="en" fo:country="US" officeooo:rsid="00a22170" style:letter-kerning="true" style:font-name-asian="Noto Sans Mono CJK SC" style:font-size-asian="12pt" style:language-asian="zh" style:country-asian="CN" style:font-name-complex="Ubuntu" style:font-size-complex="12pt" style:language-complex="hi" style:country-complex="IN"/>
    </style:style>
    <style:page-layout style:name="Mpm1">
      <style:page-layout-properties fo:page-width="8.5in" fo:page-height="11in" style:num-format="1" style:print-orientation="portrait" fo:margin-top="0.7874in" fo:margin-bottom="0.7874in" fo:margin-left="0.7874in" fo:margin-right="0.7874in" fo:background-color="#fff1dc"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draw:fill="solid" draw:fill-color="#fff1dc" draw:opacity="100%" style:footnote-max-height="0in">
        <style:columns fo:column-count="2" fo:column-gap="0.0791in">
          <style:column style:rel-width="32767*" fo:start-indent="0in" fo:end-indent="0.0398in"/>
          <style:column style:rel-width="32768*" fo:start-indent="0.0398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7799in" fo:margin-left="1in" fo:margin-right="1in" fo:margin-bottom="0.3201in" fo:background-color="transparent" style:dynamic-spacing="true"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MP5"><text:span text:style-name="Source_20_Text"><text:span text:style-name="MT6"/></text:span></text:p>
      </style:header-left>
      <loext:header-first>
        <text:p text:style-name="MP2">Проектный документ 0.6(укороченный черновик) <text:s text:c="26"/>Сэм Портер</text:p>
        <text:p text:style-name="MP3">ALETHEO</text:p>
        <text:p text:style-name="MP4"/>
        <text:p text:style-name="MP4"><text:span text:style-name="MT1">Aletheo(гр. Бог Правды) – это фрэймворк <text:s/>и площадка монетизации деятельности </text:span><text:span text:style-name="MT2">в интернете людей и искусственного интеллекта</text:span><text:span text:style-name="MT1"> с целью рекламы </text:span><text:span text:style-name="MT3">разнообразных продуктов</text:span><text:span text:style-name="MT1"> с дополнительными утилитами. Как было сказано: “В начале было Слово.” Алетео – это логическое продолжение Биткоина и Эфир</text:span><text:span text:style-name="MT4">иума</text:span><text:span text:style-name="MT1"> </text:span><text:span text:style-name="MT4">и является </text:span><text:span text:style-name="MT5">переосмыслением и следующим поколением</text:span><text:span text:style-name="MT1"> “божественных протоколов”, как их описал Ник Сзабо.</text:span></text:p>
        <text:p text:style-name="MP4"/>
      </loext:header-firs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9T23:00:27.968111000</meta:creation-date>
    <dc:date>2022-08-09T13:47:26.297970784</dc:date>
    <meta:editing-cycles>333</meta:editing-cycles>
    <meta:editing-duration>P8DT4H24M21S</meta:editing-duration>
    <meta:print-date>1995-11-21T17:41:00</meta:print-date>
    <meta:generator>LibreOffice/6.4.7.2$Linux_X86_64 LibreOffice_project/40$Build-2</meta:generator>
    <meta:document-statistic meta:table-count="0" meta:image-count="0" meta:object-count="0" meta:page-count="10" meta:paragraph-count="109" meta:word-count="4464" meta:character-count="33738" meta:non-whitespace-character-count="29319"/>
  </office:meta>
</office:document-meta>
</file>